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ortDate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cripts/javascript/" manifest:media-type="application/binary"/>
  <manifest:file-entry manifest:full-path="Scripts/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4cm"/>
    </style:style>
    <style:style style:name="co2" style:family="table-column">
      <style:table-column-properties fo:break-before="auto" style:column-width="0.482cm"/>
    </style:style>
    <style:style style:name="co3" style:family="table-column">
      <style:table-column-properties fo:break-before="auto" style:column-width="1.63cm"/>
    </style:style>
    <style:style style:name="co4" style:family="table-column">
      <style:table-column-properties fo:break-before="auto" style:column-width="1.528cm"/>
    </style:style>
    <style:style style:name="co5" style:family="table-column">
      <style:table-column-properties fo:break-before="auto" style:column-width="1.381cm"/>
    </style:style>
    <style:style style:name="co6" style:family="table-column">
      <style:table-column-properties fo:break-before="auto" style:column-width="0.321cm"/>
    </style:style>
    <style:style style:name="co7" style:family="table-column">
      <style:table-column-properties fo:break-before="auto" style:column-width="1.526cm"/>
    </style:style>
    <style:style style:name="co8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0.385cm"/>
    </style:style>
    <style:style style:name="co10" style:family="table-column">
      <style:table-column-properties fo:break-before="auto" style:column-width="1.815cm"/>
    </style:style>
    <style:style style:name="co11" style:family="table-column">
      <style:table-column-properties fo:break-before="auto" style:column-width="0.513cm"/>
    </style:style>
    <style:style style:name="co12" style:family="table-column">
      <style:table-column-properties fo:break-before="auto" style:column-width="1.595cm"/>
    </style:style>
    <style:style style:name="co13" style:family="table-column">
      <style:table-column-properties fo:break-before="auto" style:column-width="1.617cm"/>
    </style:style>
    <style:style style:name="co14" style:family="table-column">
      <style:table-column-properties fo:break-before="auto" style:column-width="0.328cm"/>
    </style:style>
    <style:style style:name="co15" style:family="table-column">
      <style:table-column-properties fo:break-before="auto" style:column-width="1.288cm"/>
    </style:style>
    <style:style style:name="co16" style:family="table-column">
      <style:table-column-properties fo:break-before="auto" style:column-width="0.815cm"/>
    </style:style>
    <style:style style:name="co17" style:family="table-column">
      <style:table-column-properties fo:break-before="auto" style:column-width="0.661cm"/>
    </style:style>
    <style:style style:name="co18" style:family="table-column">
      <style:table-column-properties fo:break-before="auto" style:column-width="0.903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91cm" fo:break-before="auto" style:use-optimal-row-height="fals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5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2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cc33"/>
    </style:style>
    <style:style style:name="ce121" style:family="table-cell" style:parent-style-name="Default">
      <style:table-cell-properties fo:border-bottom="none" fo:border-left="none" fo:padding="0.071cm" fo:border-right="0.99pt solid #000000" fo:border-top="none"/>
    </style:style>
    <style:style style:name="ce122" style:family="table-cell" style:parent-style-name="Default">
      <style:table-cell-properties fo:border-bottom="none" fo:border-left="0.99pt solid #000000" fo:padding="0.071cm" fo:border-right="none" fo:border-top="none"/>
    </style:style>
    <style:style style:name="ce1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5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2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6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0" style:family="table-cell" style:parent-style-name="Default" style:data-style-name="N2">
      <style:table-cell-properties style:glyph-orientation-vertical="0" fo:background-color="#e8f2a1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2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34" style:family="table-cell" style:parent-style-name="Default">
      <style:text-properties fo:color="#666666" fo:font-style="italic" style:font-style-asian="italic" style:font-style-complex="italic"/>
    </style:style>
    <style:style style:name="ce16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3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6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0080"/>
    </style:style>
    <style:style style:name="ce1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cc9900" fo:font-style="italic" style:font-style-asian="italic" style:font-style-complex="italic"/>
    </style:style>
    <style:style style:name="ce13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25" style:family="table-cell" style:parent-style-name="Default" style:data-style-name="N157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fo:font-weight="bold" style:font-style-asian="italic" style:font-weight-asian="bold" style:font-style-complex="italic" style:font-weight-complex="bold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43" style:family="table-cell" style:parent-style-name="Default">
      <style:text-properties fo:color="#999999" fo:font-style="italic" style:font-style-asian="italic" style:font-style-complex="italic"/>
    </style:style>
    <style:style style:name="ce26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47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48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2" style:family="table-cell" style:parent-style-name="Default" style:data-style-name="N2">
      <style:table-cell-properties style:glyph-orientation-vertical="0" fo:background-color="#dee6ef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49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4" style:family="table-cell" style:parent-style-name="Default" style:data-style-name="N2">
      <style:table-cell-properties style:glyph-orientation-vertical="0" fo:background-color="#dee6e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5" style:family="table-cell" style:parent-style-name="Default">
      <style:table-cell-properties fo:border-bottom="none" fo:background-color="#dee6ef" fo:border-left="none" fo:padding="0.071cm" fo:border-right="0.99pt solid #000000" fo:border-top="none"/>
    </style:style>
    <style:style style:name="ce30" style:family="table-cell" style:parent-style-name="Default">
      <style:table-cell-properties fo:border-bottom="none" fo:background-color="transparent" fo:border-left="none" fo:padding="0.071cm" fo:border-right="0.99pt solid #000000" fo:border-top="none"/>
    </style:style>
    <style:style style:name="ce38" style:family="table-cell" style:parent-style-name="Default">
      <style:table-cell-properties fo:border-bottom="none" fo:background-color="#dee6ef" fo:border-left="0.99pt solid #000000" fo:padding="0.071cm" fo:border-right="none" fo:border-top="none"/>
    </style:style>
    <style:style style:name="ce31" style:family="table-cell" style:parent-style-name="Default">
      <style:table-cell-properties fo:border-bottom="none" fo:background-color="transparent" fo:border-left="0.99pt solid #000000" fo:padding="0.071cm" fo:border-right="none" fo:border-top="none"/>
    </style:style>
    <style:style style:name="ce40" style:family="table-cell" style:parent-style-name="Default">
      <style:table-cell-properties fo:background-color="#dee6ef"/>
    </style:style>
    <style:style style:name="ce15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3333"/>
    </style:style>
    <style:style style:name="ce15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0080"/>
    </style:style>
    <style:style style:name="ce56" style:family="table-cell" style:parent-style-name="Default" style:data-style-name="N2">
      <style:table-cell-properties style:glyph-orientation-vertical="0" fo:background-color="#e8f2a1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ccff"/>
    </style:style>
    <style:style style:name="ce16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163" style:family="table-cell" style:parent-style-name="Default">
      <style:text-properties fo:color="#808080" fo:font-style="italic" style:font-style-asian="italic" style:font-style-complex="italic"/>
    </style:style>
    <style:style style:name="ce49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166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808080" fo:font-style="italic" style:font-style-asian="italic" style:font-style-complex="italic"/>
    </style:style>
    <style:style style:name="ce167" style:family="table-cell" style:parent-style-name="Default" style:data-style-name="N2">
      <style:table-cell-properties fo:padding="0.071cm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/>
    </style:style>
    <style:style style:name="ce16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21409a"/>
    </style:style>
    <style:style style:name="ce157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26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70" style:family="table-cell" style:parent-style-name="Default">
      <style:table-cell-properties fo:border="none" fo:padding="0.071cm"/>
    </style:style>
    <style:style style:name="ce171" style:family="table-cell" style:parent-style-name="Default">
      <style:table-cell-properties fo:border="none" fo:padding="0.071cm"/>
      <style:text-properties style:text-underline-style="none"/>
    </style:style>
    <style:style style:name="ce172" style:family="table-cell" style:parent-style-name="Default">
      <style:table-cell-properties fo:border="none" fo:padding="0.071cm"/>
      <style:text-properties fo:color="#808080"/>
    </style:style>
    <style:style style:name="ce173" style:family="table-cell" style:parent-style-name="Default">
      <style:table-cell-properties fo:border="none" fo:padding="0.071cm"/>
      <style:text-properties fo:font-weight="normal" style:font-weight-asian="normal" style:font-weight-complex="normal"/>
    </style:style>
    <style:style style:name="ce174" style:family="table-cell" style:parent-style-name="Default">
      <style:table-cell-properties fo:padding="0.071cm"/>
    </style:style>
    <style:style style:name="ce175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176" style:family="table-cell" style:parent-style-name="Default">
      <style:table-cell-properties fo:padding="0.071cm"/>
      <style:text-properties fo:font-style="normal" style:font-style-asian="normal" style:font-style-complex="normal"/>
    </style:style>
    <style:style style:name="ce177" style:family="table-cell" style:parent-style-name="Default">
      <style:table-cell-properties fo:background-color="#dddddd" fo:padding="0.071cm"/>
    </style:style>
    <style:style style:name="ce80" style:family="table-cell" style:parent-style-name="Default">
      <style:table-cell-properties fo:background-color="#e8f2a1" fo:padding="0.071cm"/>
    </style:style>
    <style:style style:name="ce76" style:family="table-cell" style:parent-style-name="Default">
      <style:table-cell-properties fo:background-color="#fff5ce" fo:padding="0.071cm"/>
    </style:style>
    <style:style style:name="ce179" style:family="table-cell" style:parent-style-name="Default">
      <style:table-cell-properties fo:background-color="#dddddd" fo:padding="0.071cm"/>
      <style:text-properties fo:font-style="italic" style:font-style-asian="italic" style:font-style-complex="italic"/>
    </style:style>
    <style:style style:name="ce178" style:family="table-cell" style:parent-style-name="Default">
      <style:table-cell-properties fo:padding="0.071cm"/>
      <style:text-properties fo:font-style="italic" style:font-style-asian="italic" style:font-style-complex="italic"/>
    </style:style>
    <style:style style:name="ce85" style:family="table-cell" style:parent-style-name="Default">
      <style:table-cell-properties style:text-align-source="fix" style:repeat-content="false" fo:padding="0.071cm"/>
      <style:paragraph-properties fo:text-align="end" fo:margin-left="0cm"/>
    </style:style>
    <style:style style:name="ce79" style:family="table-cell" style:parent-style-name="Default">
      <style:table-cell-properties fo:background-color="#fff5c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4.773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Mang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999999"/>
    </style:style>
    <style:style style:name="T5" style:family="text">
      <style:text-properties fo:color="#512480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34"/>
        <table:table-column table:style-name="co5" table:default-cell-style-name="ce143"/>
        <table:table-column table:style-name="co5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7" table:default-cell-style-name="ce134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4" table:default-cell-style-name="ce163"/>
        <table:table-column table:style-name="co8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number-columns-repeated="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" table:default-cell-style-name="Default"/>
        <table:table-row table:style-name="ro1">
          <table:table-cell table:style-name="ce123"/>
          <table:table-cell table:style-name="ce122"/>
          <table:table-cell table:style-name="ce123"/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/>
          <table:table-cell table:style-name="ce131"/>
          <table:table-cell table:style-name="ce147"/>
          <table:table-cell table:style-name="ce121"/>
          <table:table-cell table:style-name="ce122"/>
          <table:table-cell table:style-name="ce124"/>
          <table:table-cell table:style-name="ce160"/>
          <table:table-cell table:style-name="ce148"/>
          <table:table-cell table:style-name="ce121"/>
          <table:table-cell table:style-name="ce122"/>
          <table:table-cell table:style-name="ce123"/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Reich</text:p>
          </table:table-cell>
          <table:table-cell table:style-name="ce170">
            <office:annotation office:display="true" draw:style-name="gr1" draw:text-style-name="P2" svg:width="9.034cm" svg:height="4.973cm" svg:x="40.351cm" svg:y="1.308cm" draw:caption-point-x="-14.228cm" draw:caption-point-y="-1.298cm">
              <dc:date>2020-05-01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  <text:p text:style-name="P1"><text:span text:style-name="T1">w = Wüste</text:span></text:p>
              <text:p text:style-name="P1"><text:span text:style-name="T1"/></text:p>
            </office:annotation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2">
          <table:table-cell table:style-name="ce121"/>
          <table:table-cell table:style-name="ce122"/>
          <table:table-cell table:style-name="ce123" office:value-type="float" office:value="0.001" calcext:value-type="float">
            <text:p>0.00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61"/>
          <table:table-cell table:style-name="ce147"/>
          <table:table-cell table:style-name="ce121"/>
          <table:table-cell table:style-name="ce122"/>
          <table:table-cell table:style-name="ce168" office:value-type="float" office:value="1.005" calcext:value-type="float">
            <text:p>1.00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fang des Evangeliums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02" calcext:value-type="float">
            <text:p>0.00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60"/>
          <table:table-cell table:style-name="ce148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23" office:value-type="float" office:value="0.05" calcext:value-type="float">
            <text:p>0.05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rrede: Das zuverlässige Zeugnis des Evangelium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6" office:value-type="float" office:value="1.045" calcext:value-type="float">
            <text:p>1.045</text:p>
          </table:table-cell>
          <table:table-cell table:style-name="ce162" office:value-type="float" office:value="2.01" calcext:value-type="float">
            <text:p>2.0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0.051" calcext:value-type="float">
            <text:p>0.0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gustus Versordnung, den Erdkreis einzuschrei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ce160"/>
          <table:table-cell table:style-name="ce148" office:value-type="float" office:value="1.25" calcext:value-type="float">
            <text:p>1.25</text:p>
          </table:table-cell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nkündigung der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ngel (Gabriel, Lk 1:19) erscheint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4" calcext:value-type="float">
            <text:p>0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60"/>
          <table:table-cell table:style-name="ce148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3" office:value-type="float" office:value="0.053" calcext:value-type="float">
            <text:p>0.05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</text:p>
          </table:table-cell>
          <table:table-cell table:style-name="ce170" table:number-columns-repeated="2"/>
          <table:table-cell table:style-name="ce174" office:value-type="string" calcext:value-type="string">
            <text:p>Engel Gabriel wird zu Maria in Nazareth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5" calcext:value-type="float">
            <text:p>0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4" calcext:value-type="float">
            <text:p>0.05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Seines Reiches wird kein Ende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1" calcext:value-type="float">
            <text:p>0.02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wirst im Leib empfa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2" calcext:value-type="float">
            <text:p>0.02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60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Besuch Marias bei Elisab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" calcext:value-type="float">
            <text:p>0.03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46" calcext:value-type="float">
            <text:p>1.46</text:p>
          </table:table-cell>
          <table:table-cell table:style-name="ce160"/>
          <table:table-cell table:style-name="ce148" office:value-type="float" office:value="1.55" calcext:value-type="float">
            <text:p>1.55</text:p>
          </table:table-cell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M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1" calcext:value-type="float">
            <text:p>0.03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57" calcext:value-type="float">
            <text:p>1.57</text:p>
          </table:table-cell>
          <table:table-cell table:style-name="ce160"/>
          <table:table-cell table:style-name="ce148" office:value-type="float" office:value="1.66" calcext:value-type="float">
            <text:p>1.66</text:p>
          </table:table-cell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67" calcext:value-type="float">
            <text:p>1.67</text:p>
          </table:table-cell>
          <table:table-cell table:style-name="ce160"/>
          <table:table-cell table:style-name="ce148" office:value-type="float" office:value="1.8" calcext:value-type="float">
            <text:p>1.80</text:p>
          </table:table-cell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des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7" calcext:value-type="float">
            <text:p>1.7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er durch den Mund seiner Propheten geredet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2"/>
          <table:table-cell table:style-name="ce142"/>
          <table:table-cell table:style-name="ce148" office:value-type="float" office:value="1.17" calcext:value-type="float">
            <text:p>1.17</text:p>
          </table:table-cell>
          <table:table-cell table:style-name="ce121"/>
          <table:table-cell table:style-name="ce122"/>
          <table:table-cell table:style-name="ce123" office:value-type="float" office:value="1.01" calcext:value-type="float">
            <text:p>1.010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3" office:value-type="float" office:value="3.232" calcext:value-type="float">
            <text:p>3.232</text:p>
          </table:table-cell>
          <table:table-cell table:style-name="ce148" office:value-type="float" office:value="3.38" calcext:value-type="float">
            <text:p>3.38</text:p>
          </table:table-cell>
          <table:table-cell table:style-name="ce121"/>
          <table:table-cell table:style-name="ce122"/>
          <table:table-cell table:style-name="ce123" office:value-type="float" office:value="0.121" calcext:value-type="float">
            <text:p>0.12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schlechtsregister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18" calcext:value-type="float">
            <text:p>1.18</text:p>
          </table:table-cell>
          <table:table-cell table:style-name="ce132"/>
          <table:table-cell table:style-name="ce142"/>
          <table:table-cell table:style-name="ce148" office:value-type="float" office:value="1.24" calcext:value-type="float">
            <text:p>1.24</text:p>
          </table:table-cell>
          <table:table-cell table:style-name="ce121"/>
          <table:table-cell table:style-name="ce122"/>
          <table:table-cell table:style-name="ce123" office:value-type="float" office:value="0.064" calcext:value-type="float">
            <text:p>0.06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6" calcext:value-type="float">
            <text:p>2.06</text:p>
          </table:table-cell>
          <table:table-cell table:style-name="ce160"/>
          <table:table-cell table:style-name="ce148" office:value-type="float" office:value="2.07" calcext:value-type="float">
            <text:p>2.07</text:p>
          </table:table-cell>
          <table:table-cell table:style-name="ce121"/>
          <table:table-cell table:style-name="ce122"/>
          <table:table-cell table:style-name="ce123" office:value-type="float" office:value="0.063" calcext:value-type="float">
            <text:p>0.06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schwanger // Tage erfüllt, dass sie gebären soll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61" calcext:value-type="float">
            <text:p>2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1" calcext:value-type="float">
            <text:p>1.14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Wort wurde Fleis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61" calcext:value-type="float">
            <text:p>0.0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.77" calcext:value-type="float">
            <text:p>1.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rettung aus den Sünden / Das Lamm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7" calcext:value-type="float">
            <text:p>0.0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79" calcext:value-type="float">
            <text:p>2.0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Jungfrau wird schwa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33" office:value-type="float" office:value="2.012" calcext:value-type="float">
            <text:p>2.01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071" calcext:value-type="float">
            <text:p>2.07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eisen aus dem Morgenla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1]" office:value-type="float" office:value="2.011" calcext:value-type="float">
            <text:p>2.01</text:p>
          </table:table-cell>
          <table:table-cell table:style-name="ce133" office:value-type="float" office:value="2.011" calcext:value-type="float">
            <text:p>2.011</text:p>
          </table:table-cell>
          <table:table-cell table:style-name="ce142" office:value-type="float" office:value="2.01" calcext:value-type="float">
            <text:p>2.01</text:p>
          </table:table-cell>
          <table:table-cell table:style-name="ce148" office:value-type="float" office:value="2.12" calcext:value-type="float">
            <text:p>2.12</text:p>
          </table:table-cell>
          <table:table-cell table:style-name="ce121"/>
          <table:table-cell table:style-name="ce122"/>
          <table:table-cell table:style-name="ce123" office:value-type="float" office:value="0.066" calcext:value-type="float">
            <text:p>0.06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ie Geburt Jesu Christi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1" calcext:value-type="float">
            <text:p>0.07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60"/>
          <table:table-cell table:style-name="ce148" office:value-type="float" office:value="2.2" calcext:value-type="float">
            <text:p>2.20</text:p>
          </table:table-cell>
          <table:table-cell table:style-name="ce121"/>
          <table:table-cell table:style-name="ce122"/>
          <table:table-cell table:style-name="ce123" office:value-type="float" office:value="0.083" calcext:value-type="float">
            <text:p>0.08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rten und die Eng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2" calcext:value-type="float">
            <text:p>0.07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n Krippe gelegt und in Windeln gewickel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0.068" calcext:value-type="float">
            <text:p>0.06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.073" calcext:value-type="float">
            <text:p>2.073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48" office:value-type="float" office:value="3.21" calcext:value-type="float">
            <text:p>3.2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3" calcext:value-type="float">
            <text:p>0.07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Beschneidung Jesu, 8. Tag nach Geburt, Namensge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4" calcext:value-type="float">
            <text:p>2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60"/>
          <table:table-cell table:style-name="ce148" office:value-type="float" office:value="2.24" calcext:value-type="float">
            <text:p>2.24</text:p>
          </table:table-cell>
          <table:table-cell table:style-name="ce121"/>
          <table:table-cell table:style-name="ce122"/>
          <table:table-cell table:style-name="ce123" office:value-type="float" office:value="0.097" calcext:value-type="float">
            <text:p>0.097</text:p>
          </table:table-cell>
          <table:table-cell table:style-name="ce147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70" table:number-columns-repeated="11"/>
          <table:table-cell table:style-name="ce174" office:value-type="string" calcext:value-type="string">
            <text:p>Die Darstellung Jesu im Tempel vo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5" calcext:value-type="float">
            <text:p>2.25</text:p>
          </table:table-cell>
          <table:table-cell table:style-name="ce160"/>
          <table:table-cell table:style-name="ce148" office:value-type="float" office:value="2.38" calcext:value-type="float">
            <text:p>2.38</text:p>
          </table:table-cell>
          <table:table-cell table:style-name="ce121"/>
          <table:table-cell table:style-name="ce122"/>
          <table:table-cell table:style-name="ce123" office:value-type="float" office:value="0.098" calcext:value-type="float">
            <text:p>0.09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Simeo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2.075" calcext:value-type="float">
            <text:p>2.07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9" calcext:value-type="float">
            <text:p>0.08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Bethlehem nicht die gerings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32"/>
          <table:table-cell table:style-name="ce142"/>
          <table:table-cell table:style-name="ce148" office:value-type="float" office:value="2.15" calcext:value-type="float">
            <text:p>2.15</text:p>
          </table:table-cell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2" calcext:value-type="float">
            <text:p>2.21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" calcext:value-type="float">
            <text:p>0.09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lucht nach Ägyp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3" calcext:value-type="float">
            <text:p>2.2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1" calcext:value-type="float">
            <text:p>0.09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aus Aegypten meinen Sohn gerufen (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6" calcext:value-type="float">
            <text:p>2.16</text:p>
          </table:table-cell>
          <table:table-cell table:style-name="ce132"/>
          <table:table-cell table:style-name="ce142"/>
          <table:table-cell table:style-name="ce148" office:value-type="float" office:value="2.18" calcext:value-type="float">
            <text:p>2.18</text:p>
          </table:table-cell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4" calcext:value-type="float">
            <text:p>2.2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2" calcext:value-type="float">
            <text:p>0.0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er Kindermord in Bethlehe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7" calcext:value-type="float">
            <text:p>2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6" calcext:value-type="float">
            <text:p>1.01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5" calcext:value-type="float">
            <text:p>2.2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3" calcext:value-type="float">
            <text:p>0.09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remia: Stimme in Rama, Weinen und Wehkl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175" calcext:value-type="float">
            <text:p>2.17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" calcext:value-type="float">
            <text:p>0.08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6" calcext:value-type="float">
            <text:p>0.09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e der Reinigung (40. Tag nach Geburt?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9" calcext:value-type="float">
            <text:p>2.1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7" calcext:value-type="float">
            <text:p>1.0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6" calcext:value-type="float">
            <text:p>2.21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4" calcext:value-type="float">
            <text:p>0.09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erodes stirbt <text:s/>(Zint: 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8" calcext:value-type="float">
            <text:p>1.01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7" calcext:value-type="float">
            <text:p>2.21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5" calcext:value-type="float">
            <text:p>0.09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Nach Traum: Joseph zieht nach Galilä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25" calcext:value-type="float">
            <text:p>2.22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36" calcext:value-type="float">
            <text:p>2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9" calcext:value-type="float">
            <text:p>0.09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in Ann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23" office:value-type="float" office:value="2.232" calcext:value-type="float">
            <text:p>2.23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9" calcext:value-type="float">
            <text:p>1.019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39" calcext:value-type="float">
            <text:p>2.3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2" calcext:value-type="float">
            <text:p>1.14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 (in G)</text:p>
          </table:table-cell>
          <table:table-cell table:style-name="ce170"/>
          <table:table-cell table:style-name="ce170" office:value-type="float" office:value="0" calcext:value-type="float">
            <text:p>0</text:p>
          </table:table-cell>
          <table:table-cell table:style-name="ce174" office:value-type="string" calcext:value-type="string">
            <text:p>Prophet: Wohnte in Nazareth – Damit er Nazarener genannt wird // joh: das Wort wohnte unter u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5" calcext:value-type="float">
            <text:p>2.23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41" calcext:value-type="float">
            <text:p>2.41</text:p>
          </table:table-cell>
          <table:table-cell table:style-name="ce160"/>
          <table:table-cell table:style-name="ce148" office:value-type="float" office:value="2.52" calcext:value-type="float">
            <text:p>2.52</text:p>
          </table:table-cell>
          <table:table-cell table:style-name="ce121"/>
          <table:table-cell table:style-name="ce122"/>
          <table:table-cell table:style-name="ce123" office:value-type="float" office:value="0.1" calcext:value-type="float">
            <text:p>0.10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ölfjährige Jesus im Temp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6" calcext:value-type="float">
            <text:p>2.23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51" calcext:value-type="float">
            <text:p>2.5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1" calcext:value-type="float">
            <text:p>0.10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rück nach Nazaret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3.015" calcext:value-type="float">
            <text:p>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24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, von Gott gesand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011" calcext:value-type="float">
            <text:p>3.0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Wie geschrieben steht in Jesaja, dem Propheten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1" calcext:value-type="float">
            <text:p>1.021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3.01" calcext:value-type="float">
            <text:p>3.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15. Jahr Tiberius›, 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2"/>
          <table:table-cell table:style-name="ce142"/>
          <table:table-cell table:style-name="ce148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ce136" office:value-type="float" office:value="1.025" calcext:value-type="float">
            <text:p>1.025</text:p>
          </table:table-cell>
          <table:table-cell table:style-name="ce148" office:value-type="float" office:value="1.08" calcext:value-type="float">
            <text:p>1.08</text:p>
          </table:table-cell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60"/>
          <table:table-cell table:style-name="ce148" office:value-type="float" office:value="3.18" calcext:value-type="float">
            <text:p>3.18</text:p>
          </table:table-cell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48" office:value-type="string" calcext:value-type="string">
            <text:p>t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" calcext:value-type="float">
            <text:p>1</text:p>
          </table:table-cell>
          <table:table-cell table:style-name="ce174" office:value-type="string" calcext:value-type="string">
            <text:p>Johannes des Täufer predigt/tauft in der Wüste von Juda / Umgegend des Jordan (lk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79" calcext:value-type="float">
            <text:p>1.27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/>
          <table:table-cell/>
          <table:table-cell table:style-name="ce170"/>
          <table:table-cell/>
          <table:table-cell table:style-name="ce174" office:value-type="string" calcext:value-type="string">
            <text:p>Johannes: Tut Busse, Reich Nahe (Umgegend des Jordan, in der Wüste, Zu Bethanien jenseits des Jorda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6" calcext:value-type="float">
            <text:p>1.026</text:p>
          </table:table-cell>
          <table:table-cell table:style-name="ce148"/>
          <table:table-cell table:style-name="ce121"/>
          <table:table-cell table:style-name="ce122"/>
          <table:table-cell table:style-name="ce125" office:value-type="float" office:value="3.04" calcext:value-type="float">
            <text:p>3.0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1" calcext:value-type="float">
            <text:p>1.021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44" calcext:value-type="float">
            <text:p>3.04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Bt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In Bethanien, jenseits des Jord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4" calcext:value-type="float">
            <text:p>3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045" calcext:value-type="float">
            <text:p>3.04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1" calcext:value-type="float">
            <text:p>1.23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Johannes mit Kamelhaaren bekleidet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1" calcext:value-type="float">
            <text:p>1.051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9" calcext:value-type="float">
            <text:p>3.06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2" calcext:value-type="float">
            <text:p>1.2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Volksmenge geht zu Johann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3" calcext:value-type="float">
            <text:p>3.06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Sie wurden im Jorden getauft, indem sie ihre Sünden bekann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61" calcext:value-type="float">
            <text:p>3.06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8" calcext:value-type="float">
            <text:p>3.06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2" calcext:value-type="float">
            <text:p>1.2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Jüdisches Land und Bewohner von Jerusalem kommen zu Johannes und werden von ihm getauft, indem sie ihre Sünden bekann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Wer hat euch gewiesen, dem kommenden Zorn zu entfliehen / Joh: Zorn bleibt auf 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6" calcext:value-type="float">
            <text:p>1.056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3" calcext:value-type="float">
            <text:p>1.23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Bringt der Busse würdige Fru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9" calcext:value-type="float">
            <text:p>3.09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3" calcext:value-type="float">
            <text:p>1.25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 table:number-columns-repeated="2"/>
          <table:table-cell table:style-name="ce174" office:value-type="string" calcext:value-type="string">
            <text:p>Leibröcke, Speise teil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91" calcext:value-type="float">
            <text:p>3.09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Was sollen wir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5" calcext:value-type="float">
            <text:p>3.1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2" calcext:value-type="float">
            <text:p>1.022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Das Volk ist in Erwartung, fragt, ob nicht etwa Johannes der Christus sei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9" calcext:value-type="float">
            <text:p>3.10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79" calcext:value-type="float">
            <text:p>1.079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159" calcext:value-type="float">
            <text:p>3.15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5" calcext:value-type="float">
            <text:p>1.2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 office:value-type="string" calcext:value-type="string">
            <text:p>Was taufst du denn, wenn du nicht Christus, noch Elias, noch der Prophet bist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" calcext:value-type="float">
            <text:p>3.11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7" calcext:value-type="float">
            <text:p>1.0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 office:value-type="float" office:value="2" calcext:value-type="float">
            <text:p>2</text:p>
          </table:table-cell>
          <table:table-cell table:style-name="ce174" office:value-type="string" calcext:value-type="string">
            <text:p>Nach mir kommt ein stärkerer, ich bin nicht würdig, seine Sandalen zu tragen // Johannes beendet seinen Lauf (Apg 13:2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5" calcext:value-type="float">
            <text:p>3.11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8" calcext:value-type="float">
            <text:p>1.0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Ich taufe mit Wasser / Joh: den ihr nicht kennt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1.272" calcext:value-type="float">
            <text:p>1.2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/>
          <table:table-cell table:style-name="ce174"/>
          <table:table-cell table:style-name="ce174" office:value-type="string" calcext:value-type="string">
            <text:p>Wird Tenne durch und durch reini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29" calcext:value-type="float">
            <text:p>3.129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3.189" calcext:value-type="float">
            <text:p>3.18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tauft in Aeon, nahe bei Salim, weil viel Wasser d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3" calcext:value-type="float">
            <text:p>3.13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072" calcext:value-type="float">
            <text:p>1.07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19" calcext:value-type="float">
            <text:p>3.1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Johannes noch nicht ins Gefängnis 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3.13" calcext:value-type="float">
            <text:p>3.13</text:p>
          </table:table-cell>
          <table:table-cell table:style-name="ce16"/>
          <table:table-cell table:style-name="ce26"/>
          <table:table-cell table:style-name="ce32"/>
          <table:table-cell table:style-name="ce35"/>
          <table:table-cell table:style-name="ce38"/>
          <table:table-cell table:style-name="ce5" office:value-type="float" office:value="1.09" calcext:value-type="float">
            <text:p>1.09</text:p>
          </table:table-cell>
          <table:table-cell table:style-name="ce40"/>
          <table:table-cell table:style-name="ce32"/>
          <table:table-cell table:style-name="ce35"/>
          <table:table-cell table:style-name="ce38"/>
          <table:table-cell table:style-name="ce5" office:value-type="float" office:value="3.21" calcext:value-type="float">
            <text:p>3.21</text:p>
          </table:table-cell>
          <table:table-cell table:style-name="ce49"/>
          <table:table-cell table:style-name="ce32"/>
          <table:table-cell table:style-name="ce35"/>
          <table:table-cell table:style-name="ce38"/>
          <table:table-cell table:style-name="ce5" office:value-type="float" office:value="1.29" calcext:value-type="float">
            <text:p>1.29</text:p>
          </table:table-cell>
          <table:table-cell table:style-name="ce32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G/Nz-&gt;Jo</text:p>
          </table:table-cell>
          <table:table-cell/>
          <table:table-cell table:style-name="ce170" office:value-type="float" office:value="3" calcext:value-type="float">
            <text:p>3</text:p>
          </table:table-cell>
          <table:table-cell table:style-name="ce174" office:value-type="string" calcext:value-type="string">
            <text:p>Jesus kommt aus Nazareth in Galiläa zum Jordan, um getauft zu werden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" calcext:value-type="float">
            <text:p>1.10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51" calcext:value-type="float">
            <text:p>1.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s Jesus getauft war, wurden die Himmel geöffnet / Joh: (werdet) Himmel geöffnet (seh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05" calcext:value-type="float">
            <text:p>1.10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3" office:value-type="float" office:value="3.22" calcext:value-type="float">
            <text:p>3.22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ist wie eine Taub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2" calcext:value-type="float">
            <text:p>3.22</text:p>
          </table:table-cell>
          <table:table-cell table:style-name="ce133" office:value-type="float" office:value="3.225" calcext:value-type="float">
            <text:p>3.225</text:p>
          </table:table-cell>
          <table:table-cell table:style-name="ce15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mein geliebter Sohn... // joh: ich habe bezeugt, dass dieser der Sohn Gottes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71" calcext:value-type="float">
            <text:p>3.171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3" office:value-type="float" office:value="1.111" calcext:value-type="float">
            <text:p>1.1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3" calcext:value-type="float">
            <text:p>3.23</text:p>
          </table:table-cell>
          <table:table-cell table:style-name="ce133" office:value-type="float" office:value="3.231" calcext:value-type="float">
            <text:p>3.231</text:p>
          </table:table-cell>
          <table:table-cell table:style-name="ce155"/>
          <table:table-cell table:style-name="ce121"/>
          <table:table-cell table:style-name="ce122"/>
          <table:table-cell table:style-name="ce123" office:value-type="float" office:value="1.341" calcext:value-type="float">
            <text:p>1.34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gann 30 Jahre alt zu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32"/>
          <table:table-cell table:style-name="ce142"/>
          <table:table-cell table:style-name="ce148" office:value-type="float" office:value="4.11" calcext:value-type="float">
            <text:p>4.11</text:p>
          </table:table-cell>
          <table:table-cell table:style-name="ce121"/>
          <table:table-cell table:style-name="ce122"/>
          <table:table-cell table:style-name="ce124" office:value-type="float" office:value="1.12" calcext:value-type="float">
            <text:p>1.12</text:p>
          </table:table-cell>
          <table:table-cell table:style-name="ce132"/>
          <table:table-cell table:style-name="ce148" office:value-type="float" office:value="1.13" calcext:value-type="float">
            <text:p>1.13</text:p>
          </table:table-cell>
          <table:table-cell table:style-name="ce121"/>
          <table:table-cell table:style-name="ce122"/>
          <table:table-cell table:style-name="ce155" office:value-type="float" office:value="4.01" calcext:value-type="float">
            <text:p>4.01</text:p>
          </table:table-cell>
          <table:table-cell table:style-name="ce160"/>
          <table:table-cell table:style-name="ce148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3" office:value-type="float" office:value="3.242" calcext:value-type="float">
            <text:p>3.24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W</text:p>
          </table:table-cell>
          <table:table-cell table:style-name="ce170"/>
          <table:table-cell table:style-name="ce170" office:value-type="float" office:value="4" calcext:value-type="float">
            <text:p>4</text:p>
          </table:table-cell>
          <table:table-cell table:style-name="ce174" office:value-type="string" calcext:value-type="string">
            <text:p>Der Geist treibt Jesus in die Wüste, um vom Teufel versuch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3" calcext:value-type="float">
            <text:p>4.0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 -&gt; Stein zu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6" calcext:value-type="float">
            <text:p>4.06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9" calcext:value-type="float">
            <text:p>4.0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, wirf dich hina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70]" office:value-type="float" office:value="4.08" calcext:value-type="float">
            <text:p>4.08</text:p>
          </table:table-cell>
          <table:table-cell table:style-name="ce124" table:formula="of:=[.E70]" office:value-type="float" office:value="4.08" calcext:value-type="float">
            <text:p>4.08</text:p>
          </table:table-cell>
          <table:table-cell table:style-name="ce142" office:value-type="float" office:value="4.08" calcext:value-type="float">
            <text:p>4.08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5" calcext:value-type="float">
            <text:p>4.05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3.248" calcext:value-type="float">
            <text:p>3.24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o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Teufel zeigt alle Reiche der W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2" calcext:value-type="float">
            <text:p>1.13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3" calcext:value-type="float">
            <text:p>4.1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eufel hat jede Versuchung vollende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1" calcext:value-type="float">
            <text:p>4.1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Kehrt in der Kraft des Geistes nach Galiläa zurück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6" calcext:value-type="float">
            <text:p>4.11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17" calcext:value-type="float">
            <text:p>1.1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" calcext:value-type="float">
            <text:p>3.20</text:p>
          </table:table-cell>
          <table:table-cell table:style-name="ce162" office:value-type="float" office:value="3.19" calcext:value-type="float">
            <text:p>3.19</text:p>
          </table:table-cell>
          <table:table-cell table:style-name="ce148" office:value-type="float" office:value="3.2" calcext:value-type="float">
            <text:p>3.20</text:p>
          </table:table-cell>
          <table:table-cell table:style-name="ce121"/>
          <table:table-cell table:style-name="ce122"/>
          <table:table-cell table:style-name="ce123" office:value-type="float" office:value="3.25" calcext:value-type="float">
            <text:p>3.25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erodes wirft Johannes d. T. ins Gefängni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3" office:value-type="float" office:value="4.123" calcext:value-type="float">
            <text:p>4.1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6" office:value-type="float" office:value="1.143" calcext:value-type="float">
            <text:p>1.143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14" calcext:value-type="float">
            <text:p>4.140</text:p>
          </table:table-cell>
          <table:table-cell table:style-name="ce133" office:value-type="float" office:value="4.141" calcext:value-type="float">
            <text:p>4.141</text:p>
          </table:table-cell>
          <table:table-cell table:style-name="ce123"/>
          <table:table-cell table:style-name="ce121"/>
          <table:table-cell table:style-name="ce122"/>
          <table:table-cell table:style-name="ce156" office:value-type="float" office:value="4.02" calcext:value-type="float">
            <text:p>4.020</text:p>
          </table:table-cell>
          <table:table-cell table:style-name="ce162" office:value-type="float" office:value="4.03" calcext:value-type="float">
            <text:p>4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/>
          <table:table-cell table:style-name="ce170" office:value-type="float" office:value="5" calcext:value-type="float">
            <text:p>5</text:p>
          </table:table-cell>
          <table:table-cell table:style-name="ce174" office:value-type="string" calcext:value-type="string">
            <text:p>Jesus hört, dass JdT überliefert, entweicht nach Galiläa // Joh: verlässt Judäa, geht nach Galiläa // In Kraft des Geistes (Vgl Apg 10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33" office:value-type="float" office:value="4.142" calcext:value-type="float">
            <text:p>4.142</text:p>
          </table:table-cell>
          <table:table-cell table:style-name="ce123"/>
          <table:table-cell table:style-name="ce121"/>
          <table:table-cell table:style-name="ce122"/>
          <table:table-cell table:style-name="ce123" office:value-type="float" office:value="4.02" calcext:value-type="float">
            <text:p>4.020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rücht über Jesus geht aus durch die ganze Umgegend (Lk 4:14 &lt;-&gt; Lk 4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5" calcext:value-type="float">
            <text:p>4.15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4.0201" calcext:value-type="float">
            <text:p>4.0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 office:value-type="string" calcext:value-type="string">
            <text:p>Lehrt in Synagogen, geehrt von al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3" calcext:value-type="float">
            <text:p>4.13</text:p>
          </table:table-cell>
          <table:table-cell table:style-name="ce136" office:value-type="float" office:value="4.13" calcext:value-type="float">
            <text:p>4.13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1" calcext:value-type="float">
            <text:p>1.210</text:p>
          </table:table-cell>
          <table:table-cell table:style-name="ce136" office:value-type="float" office:value="1.21" calcext:value-type="float">
            <text:p>1.21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299" calcext:value-type="float">
            <text:p>4.29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48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Nz (G) -&gt; K (G)</text:p>
          </table:table-cell>
          <table:table-cell table:style-name="ce170" table:number-columns-repeated="2"/>
          <table:table-cell table:style-name="ce174" office:value-type="string" calcext:value-type="string">
            <text:p>Jesus verlässt Nazareth und wohnt in Kapernaum (Am See) // joh: wohnt dort nicht viele Tage, mit Mutter und Brüdern und Jünger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3" calcext:value-type="float">
            <text:p>4.13</text:p>
          </table:table-cell>
          <table:table-cell table:style-name="ce136" office:value-type="float" office:value="4.135" calcext:value-type="float">
            <text:p>4.13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11" calcext:value-type="float">
            <text:p>1.211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(Nz -&gt;) K</text:p>
          </table:table-cell>
          <table:table-cell table:style-name="ce170" table:number-columns-repeated="2"/>
          <table:table-cell table:style-name="ce174" office:value-type="string" calcext:value-type="string">
            <text:p>Sie gehen nach Kapernaum, lehrt an Sabbaten // kommt mit Muter und Brüder und Jüngern, bleiben nicht viele Ta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1" calcext:value-type="float">
            <text:p>1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991" calcext:value-type="float">
            <text:p>3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2.12" calcext:value-type="float">
            <text:p>2.1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Land Zebulon, Naphtali: <text:s/>Volk in Finsternis hat Licht ge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6" calcext:value-type="float">
            <text:p>4.16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1.79" calcext:value-type="float">
            <text:p>1.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6" office:value-type="float" office:value="2.015" calcext:value-type="float">
            <text:p>2.015</text:p>
          </table:table-cell>
          <table:table-cell table:style-name="ce162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Volk, das in Finsternis sass, hat ein Licht gesehen... Licht der Mens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3" calcext:value-type="float">
            <text:p>4.163</text:p>
          </table:table-cell>
          <table:table-cell table:style-name="ce162" office:value-type="float" office:value="7.28" calcext:value-type="float">
            <text:p>7.28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2" calcext:value-type="float">
            <text:p>4.3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4" calcext:value-type="float">
            <text:p>4.16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36"/>
          <table:table-cell table:style-name="ce148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24" office:value-type="float" office:value="4.33" calcext:value-type="float">
            <text:p>4.33</text:p>
          </table:table-cell>
          <table:table-cell table:style-name="ce133" office:value-type="float" office:value="4.312" calcext:value-type="float">
            <text:p>4.312</text:p>
          </table:table-cell>
          <table:table-cell table:style-name="ce148" office:value-type="float" office:value="4.37" calcext:value-type="float">
            <text:p>4.37</text:p>
          </table:table-cell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 table:style-name="ce148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number-columns-repeated="2" table:style-name="ce170" office:value-type="string" calcext:value-type="string">
            <text:p>mk</text:p>
          </table:table-cell>
          <table:table-cell table:style-name="ce170" table:number-columns-repeated="6"/>
          <table:table-cell table:style-name="ce170" office:value-type="float" office:value="5.1" calcext:value-type="float">
            <text:p>5.1</text:p>
          </table:table-cell>
          <table:table-cell table:style-name="ce174" office:value-type="string" calcext:value-type="string">
            <text:p>Mensch in Synagoge mit unreinem Geis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5" calcext:value-type="float">
            <text:p>4.16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4.36" calcext:value-type="float">
            <text:p>4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ist das für eine neue Lehre: mit Gewalt gebietet er den Geist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8" calcext:value-type="float">
            <text:p>4.16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8" calcext:value-type="float">
            <text:p>1.47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1" calcext:value-type="float">
            <text:p>4.14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Hochzeit von Kana in Galiläa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9" calcext:value-type="float">
            <text:p>4.16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9" calcext:value-type="float">
            <text:p>1.4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2" calcext:value-type="float">
            <text:p>4.14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Anfang der Zeichen in Kana in Galiläa – Jünger glauben an ih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86]" office:value-type="float" office:value="4.17" calcext:value-type="float">
            <text:p>4.17</text:p>
          </table:table-cell>
          <table:table-cell table:style-name="ce124" table:formula="of:=[.E86]" office:value-type="float" office:value="4.17" calcext:value-type="float">
            <text:p>4.17</text:p>
          </table:table-cell>
          <table:table-cell table:style-name="ce142" office:value-type="float" office:value="4.17" calcext:value-type="float">
            <text:p>4.17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15" calcext:value-type="float">
            <text:p>4.150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Jesus begint zu predigen: Tut Busse, Reich Nahe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7" calcext:value-type="float">
            <text:p>4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6" office:value-type="float" office:value="1.145" calcext:value-type="float">
            <text:p>1.14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2.99" calcext:value-type="float">
            <text:p>2.99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33" calcext:value-type="float">
            <text:p>1.3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Jesus: Zeit erfüllt, Reich Gottes na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8" calcext:value-type="float">
            <text:p>4.18</text:p>
          </table:table-cell>
          <table:table-cell table:style-name="ce133" office:value-type="float" office:value="4.18" calcext:value-type="float">
            <text:p>4.180</text:p>
          </table:table-cell>
          <table:table-cell table:style-name="ce142"/>
          <table:table-cell table:style-name="ce148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36" office:value-type="float" office:value="1.16" calcext:value-type="float">
            <text:p>1.160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60"/>
          <table:table-cell table:style-name="ce148" office:value-type="float" office:value="5.11" calcext:value-type="float">
            <text:p>5.11</text:p>
          </table:table-cell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48" office:value-type="float" office:value="1.51" calcext:value-type="float">
            <text:p>1.5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Am See von Galiläa (von Genezareth): sieht zwei Brüder // Lk 5:1 das Volk drängte, das Wort Gottes zu hö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89" calcext:value-type="float">
            <text:p>4.189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5" calcext:value-type="float">
            <text:p>1.25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218" calcext:value-type="float">
            <text:p>4.21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geht am Sabbat in die Synagoge und lehr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89" calcext:value-type="float">
            <text:p>4.189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21" calcext:value-type="float">
            <text:p>4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Heute ist diese Schrift vor euren Ohren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9" calcext:value-type="float">
            <text:p>4.19</text:p>
          </table:table-cell>
          <table:table-cell table:style-name="ce133" office:value-type="float" office:value="4.181" calcext:value-type="float">
            <text:p>4.18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7" calcext:value-type="float">
            <text:p>1.17</text:p>
          </table:table-cell>
          <table:table-cell table:style-name="ce136" office:value-type="float" office:value="1.161" calcext:value-type="float">
            <text:p>1.161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ee von G.</text:p>
          </table:table-cell>
          <table:table-cell table:style-name="ce170" table:number-columns-repeated="2"/>
          <table:table-cell table:style-name="ce174" office:value-type="string" calcext:value-type="string">
            <text:p>Simon (und Andreas, fehlt in Lk): ich will euch zu Menschenfischern ma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" calcext:value-type="float">
            <text:p>1.170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1" calcext:value-type="float">
            <text:p>5.101</text:p>
          </table:table-cell>
          <table:table-cell table:style-name="ce160"/>
          <table:table-cell table:style-name="ce148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24" office:value-type="float" office:value="1.4" calcext:value-type="float">
            <text:p>1.4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dreas und ein weiterer Jünger folgen Jesus nach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201" calcext:value-type="float">
            <text:p>4.20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1" calcext:value-type="float">
            <text:p>1.17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2" calcext:value-type="float">
            <text:p>5.10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43" calcext:value-type="float">
            <text:p>1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ill nach Galiläa aufbrechen – findet Philippu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1" calcext:value-type="float">
            <text:p>4.2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9" calcext:value-type="float">
            <text:p>1.19</text:p>
          </table:table-cell>
          <table:table-cell table:style-name="ce132"/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3" office:value-type="float" office:value="5.103" calcext:value-type="float">
            <text:p>5.10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zwei weitere Brüder: Jakobus und Zebedäus: bessern Netze a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3" calcext:value-type="float">
            <text:p>4.2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91" calcext:value-type="float">
            <text:p>1.191</text:p>
          </table:table-cell>
          <table:table-cell table:style-name="Default"/>
          <table:table-cell table:style-name="ce162" office:value-type="float" office:value="1.39" calcext:value-type="float">
            <text:p>1.39</text:p>
          </table:table-cell>
          <table:table-cell table:style-name="ce121"/>
          <table:table-cell table:style-name="ce122"/>
          <table:table-cell table:style-name="ce123" office:value-type="float" office:value="5.104" calcext:value-type="float">
            <text:p>5.104</text:p>
          </table:table-cell>
          <table:table-cell table:style-name="ce162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Zieht in Galiläa umher, lehrt in Synagogen, predigt Ev des Reiches, heilt jede Krankheit, jedes Gebrechen unter dem Volk (mt-9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4" calcext:value-type="float">
            <text:p>4.2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7" calcext:value-type="float">
            <text:p>4.3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Ruf geht aus in Syrien // Gerücht geht aus in jeden Ort der Umgegend / Umgegend von Galiläa, Vgl Lk 4:14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5" calcext:value-type="float">
            <text:p>4.2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2" calcext:value-type="float">
            <text:p>1.28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2" calcext:value-type="float">
            <text:p>4.37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2" calcext:value-type="float">
            <text:p>1.4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rosse Volksmengen von Galiläa und Dekapolis und Jerusalem und Judäa und von Jenseits des Jordans folgen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2" calcext:value-type="float">
            <text:p>4.99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5" calcext:value-type="float">
            <text:p>1.995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7" calcext:value-type="float">
            <text:p>4.99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05" calcext:value-type="float">
            <text:p>4.05</text:p>
          </table:table-cell>
          <table:table-cell table:style-name="ce162" office:value-type="float" office:value="4.05" calcext:value-type="float">
            <text:p>4.0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/>
          <table:table-cell table:style-name="ce170" office:value-type="string" calcext:value-type="string">
            <text:p>In Sichar</text:p>
          </table:table-cell>
          <table:table-cell table:style-name="ce170"/>
          <table:table-cell/>
          <table:table-cell table:style-name="ce174" office:value-type="string" calcext:value-type="string">
            <text:p>Kommt in die Stadt Sichar</text:p>
          </table:table-cell>
          <table:table-cell table:style-name="ce174" table:number-columns-repeated="3"/>
        </table:table-row>
        <table:table-row table:style-name="ro3">
          <table:table-cell table:style-name="ce121" office:value-type="string" calcext:value-type="string">
            <text:p>z</text:p>
          </table:table-cell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 office:value-type="float" office:value="4.122" calcext:value-type="float">
            <text:p>4.12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 office:value-type="float" office:value="1.142" calcext:value-type="float">
            <text:p>1.14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996" calcext:value-type="float">
            <text:p>4.996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99" calcext:value-type="float">
            <text:p>99.000</text:p>
          </table:table-cell>
          <table:table-cell table:style-name="ce162" office:value-type="float" office:value="4.04" calcext:value-type="float">
            <text:p>4.04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durch Samarien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Muss durch Samarien zi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6" calcext:value-type="float">
            <text:p>1.99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8" calcext:value-type="float">
            <text:p>4.99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35" calcext:value-type="float">
            <text:p>4.35</text:p>
          </table:table-cell>
          <table:table-cell table:style-name="ce162" office:value-type="float" office:value="4.35" calcext:value-type="float">
            <text:p>4.3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/>
          <table:table-cell table:style-name="ce174" office:value-type="string" calcext:value-type="string">
            <text:p>Nicht vier Monate bis zur Ernte, jetzt schon weiss zur Ern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4" calcext:value-type="float">
            <text:p>4.994</text:p>
          </table:table-cell>
          <table:table-cell table:style-name="Default" table:number-columns-repeated="2"/>
          <table:table-cell/>
          <table:table-cell table:style-name="ce121"/>
          <table:table-cell/>
          <table:table-cell table:style-name="ce123" office:value-type="float" office:value="1.997" calcext:value-type="float">
            <text:p>1.997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4.999" calcext:value-type="float">
            <text:p>4.99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Bleibt zwei Tage in Samarien und zieht nach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3" calcext:value-type="float">
            <text:p>1.28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3" calcext:value-type="float">
            <text:p>4.37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Volksmengen, steigt auf Berg, setzt sich, Jünger treten zu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3" calcext:value-type="float">
            <text:p>5.03</text:p>
          </table:table-cell>
          <table:table-cell table:style-name="ce132"/>
          <table:table-cell table:style-name="ce142"/>
          <table:table-cell table:style-name="ce148" office:value-type="float" office:value="5.12" calcext:value-type="float">
            <text:p>5.12</text:p>
          </table:table-cell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4" calcext:value-type="float">
            <text:p>4.374</text:p>
          </table:table-cell>
          <table:table-cell table:style-name="ce160"/>
          <table:table-cell/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eligpreisungen (Mt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7.28" calcext:value-type="float">
            <text:p>7.2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5" calcext:value-type="float">
            <text:p>1.285</text:p>
          </table:table-cell>
          <table:table-cell table:style-name="Default"/>
          <table:table-cell table:style-name="ce162" office:value-type="float" office:value="1.22" calcext:value-type="float">
            <text:p>1.22</text:p>
          </table:table-cell>
          <table:table-cell table:style-name="ce121"/>
          <table:table-cell table:style-name="ce122"/>
          <table:table-cell table:style-name="ce123" office:value-type="float" office:value="4.375" calcext:value-type="float">
            <text:p>4.375</text:p>
          </table:table-cell>
          <table:table-cell table:style-name="ce162" office:value-type="float" office:value="4.32" calcext:value-type="float">
            <text:p>4.32</text:p>
          </table:table-cell>
          <table:table-cell/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6" calcext:value-type="float">
            <text:p>1.28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5.115" calcext:value-type="float">
            <text:p>5.1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Vom Berg herunter</text:p>
          </table:table-cell>
          <table:table-cell table:style-name="ce170" table:number-columns-repeated="2"/>
          <table:table-cell table:style-name="ce174" office:value-type="string" calcext:value-type="string">
            <text:p>Jesus steigt vom Berg herunter, Volksmengen fol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32"/>
          <table:table-cell table:style-name="ce142"/>
          <table:table-cell table:style-name="ce148" office:value-type="float" office:value="8.04" calcext:value-type="float">
            <text:p>8.04</text:p>
          </table:table-cell>
          <table:table-cell table:style-name="ce121"/>
          <table:table-cell table:style-name="ce122"/>
          <table:table-cell table:style-name="ce124" office:value-type="float" office:value="1.4" calcext:value-type="float">
            <text:p>1.40</text:p>
          </table:table-cell>
          <table:table-cell table:style-name="ce132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4" office:value-type="float" office:value="5.12" calcext:value-type="float">
            <text:p>5.12</text:p>
          </table:table-cell>
          <table:table-cell table:style-name="ce160"/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0" office:value-type="float" office:value="6.2" calcext:value-type="float">
            <text:p>6.2</text:p>
          </table:table-cell>
          <table:table-cell table:style-name="ce174" office:value-type="string" calcext:value-type="string">
            <text:p>Aussätziger: wenn du willst, kannst du mich hei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3" calcext:value-type="float">
            <text:p>8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1" calcext:value-type="float">
            <text:p>1.4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3" calcext:value-type="float">
            <text:p>5.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will, sei gereini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4" calcext:value-type="float">
            <text:p>1.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4" calcext:value-type="float">
            <text:p>5.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e niemandem etwas, sondern zeige es dem Priest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5" calcext:value-type="float">
            <text:p>1.4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5" calcext:value-type="float">
            <text:p>5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Sagt es trotzdem, Kunde verbreitete sich-&gt;Herr kann nicht mehr öffentlich in Stadt gehen -&gt; geht in Oe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6" calcext:value-type="float">
            <text:p>8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15" calcext:value-type="float">
            <text:p>3.115</text:p>
          </table:table-cell>
          <table:table-cell table:style-name="ce124" table:number-columns-repeated="2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1" calcext:value-type="float">
            <text:p>6.2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office:value-type="string" calcext:value-type="string">
            <text:p>Hebt Augen auf zu Jüngern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7" calcext:value-type="float">
            <text:p>8.04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2" calcext:value-type="float">
            <text:p>6.202</text:p>
          </table:table-cell>
          <table:table-cell table:style-name="ce148" office:value-type="float" office:value="6.26" calcext:value-type="float">
            <text:p>6.2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Seligpreisungen und Wehrufe (Lk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32"/>
          <table:table-cell table:style-name="ce14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3" office:value-type="float" office:value="1.461" calcext:value-type="float">
            <text:p>1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60"/>
          <table:table-cell table:style-name="ce125" office:value-type="float" office:value="7.1" calcext:value-type="float">
            <text:p>7.1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 table:style-name="ce174" office:value-type="string" calcext:value-type="string">
            <text:p>Nachdem alle Worte vor Ohren des Volkes vollendet: Jesus geht nach Kapernaum, ein Hauptmann bittet ih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6" calcext:value-type="float">
            <text:p>8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2" calcext:value-type="float">
            <text:p>1.4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2" calcext:value-type="float">
            <text:p>7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necht des Hauptmanns ist gelähmt, wird geqält,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1" calcext:value-type="float">
            <text:p>8.0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3" calcext:value-type="float">
            <text:p>1.46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3" calcext:value-type="float">
            <text:p>7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 sendet Aelteste der Ju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2" calcext:value-type="float">
            <text:p>8.0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4" calcext:value-type="float">
            <text:p>1.46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6" calcext:value-type="float">
            <text:p>7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:sprich ein Wort und er wird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5" calcext:value-type="float">
            <text:p>1.4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9" calcext:value-type="float">
            <text:p>7.0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lbst in Israel nicht einen so grossen Glauben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6" calcext:value-type="float">
            <text:p>1.46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5" calcext:value-type="float">
            <text:p>7.0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iele von Osten und Westen werden mit Abraham, Isaak und Jakob zu Tische liegen im Reich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7" calcext:value-type="float">
            <text:p>1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8" calcext:value-type="float">
            <text:p>13.28</text:p>
          </table:table-cell>
          <table:table-cell table:style-name="ce160" office:value-type="float" office:value="13.28" calcext:value-type="float">
            <text:p>13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Mit Abraham, Isaak, Jakob am Tisch… ihr aber hinaus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8" calcext:value-type="float">
            <text:p>1.46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9" calcext:value-type="float">
            <text:p>13.29</text:p>
          </table:table-cell>
          <table:table-cell table:style-name="ce160" office:value-type="float" office:value="13.29" calcext:value-type="float">
            <text:p>13.2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ie kommen von von Osten, Westen (Norden u. Süden) und werden zu Tische liegen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15" calcext:value-type="float">
            <text:p>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9" calcext:value-type="float">
            <text:p>1.46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31" calcext:value-type="float">
            <text:p>13.31</text:p>
          </table:table-cell>
          <table:table-cell table:style-name="ce160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eindschaft des Herodes. Klage über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1" calcext:value-type="float">
            <text:p>1.5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6" calcext:value-type="float">
            <text:p>7.09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r Söhne des Reiches werden hinausgeworfen: Weinen und Zähneknir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2" calcext:value-type="float">
            <text:p>1.5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r geschehe, wie du geglaubt hast. Knecht wird gesund in jener St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/>
          <table:table-cell table:style-name="ce123" office:value-type="float" office:value="8.135" calcext:value-type="float">
            <text:p>8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3" calcext:value-type="float">
            <text:p>1.5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1" calcext:value-type="float">
            <text:p>7.11</text:p>
          </table:table-cell>
          <table:table-cell table:style-name="ce160"/>
          <table:table-cell table:style-name="ce125" office:value-type="float" office:value="7.17" calcext:value-type="float">
            <text:p>7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Nain</text:p>
          </table:table-cell>
          <table:table-cell table:style-name="ce170" table:number-columns-repeated="2"/>
          <table:table-cell table:style-name="ce174" office:value-type="string" calcext:value-type="string">
            <text:p>Nach Nain mit vielen Jüngern und einer grossen Volksmen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6" calcext:value-type="float">
            <text:p>8.1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4" calcext:value-type="float">
            <text:p>1.5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2" calcext:value-type="float">
            <text:p>7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oter wird herausge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7" calcext:value-type="float">
            <text:p>8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5" calcext:value-type="float">
            <text:p>1.5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6" calcext:value-type="float">
            <text:p>7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in grosser Prophet ist unter uns erweckt worden und Gott hat sein Volk besucht – Dise Rede über ihn ging aus in ganz Judäa und in der ganzen Umgeg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1" calcext:value-type="float">
            <text:p>8.141</text:p>
          </table:table-cell>
          <table:table-cell table:style-name="ce142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 office:value-type="float" office:value="1.34" calcext:value-type="float">
            <text:p>1.34</text:p>
          </table:table-cell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 office:value-type="float" office:value="4.44" calcext:value-type="float">
            <text:p>4.44</text:p>
          </table:table-cell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Syn-&gt;Haus Simon</text:p>
          </table:table-cell>
          <table:table-cell table:style-name="ce170"/>
          <table:table-cell table:style-name="ce170" office:value-type="float" office:value="6" calcext:value-type="float">
            <text:p>6</text:p>
          </table:table-cell>
          <table:table-cell table:style-name="ce174" office:value-type="string" calcext:value-type="string">
            <text:p>Jesus kommt in das Haus des Petrus (Simons) und Andreas– Sieht Schwiegermutter fieberkrank dalie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2" calcext:value-type="float">
            <text:p>8.142</text:p>
          </table:table-cell>
          <table:table-cell table:style-name="ce142"/>
          <table:table-cell table:style-name="ce125" office:value-type="float" office:value="8.17" calcext:value-type="float">
            <text:p>8.17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Schwiegermutter Petri ist fieberkrank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45" calcext:value-type="float">
            <text:p>8.145</text:p>
          </table:table-cell>
          <table:table-cell table:style-name="ce137" office:value-type="float" office:value="8.14" calcext:value-type="float">
            <text:p>8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05" calcext:value-type="float">
            <text:p>1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table:formula="of:=[.O128]" office:value-type="float" office:value="4.42" calcext:value-type="float">
            <text:p>4.42</text:p>
          </table:table-cell>
          <table:table-cell table:style-name="ce160" office:value-type="float" office:value="4.42" calcext:value-type="float">
            <text:p>4.4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rührt ihre Hand and/bedroht das Fieber, Schwiegermutter geheilt, dient ihnen/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" calcext:value-type="float">
            <text:p>4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6.1" calcext:value-type="float">
            <text:p>6.1</text:p>
          </table:table-cell>
          <table:table-cell table:style-name="ce174" office:value-type="string" calcext:value-type="string">
            <text:p>Am Abend/Nach Sonnenuntergan: Heilung aller Leidenden, Geisteraustrei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65" calcext:value-type="float">
            <text:p>8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5" calcext:value-type="float">
            <text:p>4.4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e Stadt an Tür versamm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35" calcext:value-type="float">
            <text:p>1.3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6" calcext:value-type="float">
            <text:p>4.4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er trug unsere Krankheiten und Schwachh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1" calcext:value-type="float">
            <text:p>4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ilt viele, treibt Dämonen aus, Dämonen schreien, erlaubte Dämonen nicht zu reden // Erfüllung Jes 53:4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" calcext:value-type="float">
            <text:p>8.1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32"/>
          <table:table-cell table:style-name="ce125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4" office:value-type="float" office:value="4.42" calcext:value-type="float">
            <text:p>4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ö</text:p>
          </table:table-cell>
          <table:table-cell table:style-name="ce170" table:number-columns-repeated="2"/>
          <table:table-cell table:style-name="ce174" office:value-type="string" calcext:value-type="string">
            <text:p>Frühmorgens/Als Tag geworden: Geht an einen öden Ort um zu be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8" calcext:value-type="float">
            <text:p>8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5" calcext:value-type="float">
            <text:p>9.3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563" calcext:value-type="float">
            <text:p>9.5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x</text:p>
          </table:table-cell>
          <table:table-cell table:style-name="ce170" table:number-columns-repeated="2"/>
          <table:table-cell table:style-name="ce174" office:value-type="string" calcext:value-type="string">
            <text:p>Grosse Volksmenge / Befehl ans jenseitige Ufer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25" calcext:value-type="float">
            <text:p>4.4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suchen d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6" calcext:value-type="float">
            <text:p>8.186</text:p>
          </table:table-cell>
          <table:table-cell table:style-name="ce137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Ich muss auch andern Städten (Mk: Flecken) vom Evangelium vom Reich verkünden, dann dazu bin ich gesand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7" calcext:value-type="float">
            <text:p>8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2" calcext:value-type="float">
            <text:p>9.3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2" calcext:value-type="float">
            <text:p>9.52</text:p>
          </table:table-cell>
          <table:table-cell table:style-name="ce162" office:value-type="float" office:value="17.11" calcext:value-type="float">
            <text:p>17.11</text:p>
          </table:table-cell>
          <table:table-cell table:style-name="ce125" office:value-type="float" office:value="9.56" calcext:value-type="float">
            <text:p>9.56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</text:p>
          </table:table-cell>
          <table:table-cell table:style-name="ce170" table:number-columns-repeated="2"/>
          <table:table-cell table:style-name="ce174" office:value-type="string" calcext:value-type="string">
            <text:p>Sendet Boten nach Samaria, um für ihn zuzuberei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8" calcext:value-type="float">
            <text:p>8.188</text:p>
          </table:table-cell>
          <table:table-cell table:style-name="ce162" office:value-type="float" office:value="4.23" calcext:value-type="float">
            <text:p>4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Predigt in Synagogen von/in Galiläa (und (Mk) treibt Dämonen aus) // Mt 4:23 &lt;--&gt; Mt 9:35 – Mt: Heilt jede Krankh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9" calcext:value-type="float">
            <text:p>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6" calcext:value-type="float">
            <text:p>9.37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7" calcext:value-type="float">
            <text:p>9.57</text:p>
          </table:table-cell>
          <table:table-cell table:style-name="ce160" office:value-type="float" office:value="9.57" calcext:value-type="float">
            <text:p>9.57</text:p>
          </table:table-cell>
          <table:table-cell table:style-name="ce125" office:value-type="float" office:value="9.62" calcext:value-type="float">
            <text:p>9.62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r: ich will dir nachfolgen, wohin auch immer du gehs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" calcext:value-type="float">
            <text:p>8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7" calcext:value-type="float">
            <text:p>9.37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8" calcext:value-type="float">
            <text:p>9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üchse haben Höhlen 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1" calcext:value-type="float">
            <text:p>8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8" calcext:value-type="float">
            <text:p>9.37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9" calcext:value-type="float">
            <text:p>9.59</text:p>
          </table:table-cell>
          <table:table-cell table:style-name="ce160" office:value-type="float" office:value="9.59" calcext:value-type="float">
            <text:p>9.5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lge mir nach, Erlaube mir, meinen Vater zu begr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2" calcext:value-type="float">
            <text:p>8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9" calcext:value-type="float">
            <text:p>9.37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" calcext:value-type="float">
            <text:p>9.60</text:p>
          </table:table-cell>
          <table:table-cell table:style-name="ce160" office:value-type="float" office:value="9.595" calcext:value-type="float">
            <text:p>9.6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" calcext:value-type="float">
            <text:p>9.1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ass Tote Tote begraben – Verkündige da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225" calcext:value-type="float">
            <text:p>8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01" calcext:value-type="float">
            <text:p>9.4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2" calcext:value-type="float">
            <text:p>9.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Zurückblickende sind nicht geschickt fürs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5" calcext:value-type="float">
            <text:p>4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2" calcext:value-type="float">
            <text:p>8.22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Richtung jens. Ufer</text:p>
          </table:table-cell>
          <table:table-cell table:style-name="ce170" table:number-columns-repeated="2"/>
          <table:table-cell table:style-name="ce174" office:value-type="string" calcext:value-type="string">
            <text:p>Jesus steigt in Schiff, sagt zu Jüngern, ans andere Ufer zu fah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1" calcext:value-type="float">
            <text:p>8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6" calcext:value-type="float">
            <text:p>4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60"/>
          <table:table-cell table:style-name="ce125" office:value-type="float" office:value="8.25" calcext:value-type="float">
            <text:p>8.25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x</text:p>
          </table:table-cell>
          <table:table-cell table:style-name="ce170" table:number-columns-repeated="8"/>
          <table:table-cell/>
          <table:table-cell table:style-name="ce174" office:value-type="string" calcext:value-type="string">
            <text:p>Im Schiff, Stur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2" calcext:value-type="float">
            <text:p>8.24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7" calcext:value-type="float">
            <text:p>4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 schlaeft im HInterteil des Schiffes... nimmt es dich nicht wunder, dass wir umk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41" calcext:value-type="float">
            <text:p>4.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5" calcext:value-type="float">
            <text:p>8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erwunderung: dass auch Winde und See ihm gehor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1" calcext:value-type="float">
            <text:p>8.281</text:p>
          </table:table-cell>
          <table:table-cell table:style-name="ce142"/>
          <table:table-cell table:style-name="ce125" office:value-type="float" office:value="8.34" calcext:value-type="float">
            <text:p>8.34</text:p>
          </table:table-cell>
          <table:table-cell table:style-name="ce121"/>
          <table:table-cell table:style-name="ce122"/>
          <table:table-cell table:style-name="ce125" office:value-type="float" office:value="5.01" calcext:value-type="float">
            <text:p>5.01</text:p>
          </table:table-cell>
          <table:table-cell table:style-name="ce136" office:value-type="float" office:value="5.011" calcext:value-type="float">
            <text:p>5.011</text:p>
          </table:table-cell>
          <table:table-cell table:style-name="ce125" office:value-type="float" office:value="5.2" calcext:value-type="float">
            <text:p>5.20</text:p>
          </table:table-cell>
          <table:table-cell table:style-name="ce121"/>
          <table:table-cell table:style-name="ce122"/>
          <table:table-cell table:style-name="ce124" office:value-type="float" office:value="8.26" calcext:value-type="float">
            <text:p>8.26</text:p>
          </table:table-cell>
          <table:table-cell table:style-name="ce160"/>
          <table:table-cell table:style-name="ce125" office:value-type="float" office:value="8.39" calcext:value-type="float">
            <text:p>8.39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jens. Ufer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Am jenseitigen Ufer im Land der Gadarener (gegenüber Galiläa):Joh: andere Seite des Sees von Galiläa oder von Tiberia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2" calcext:value-type="float">
            <text:p>8.28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2" calcext:value-type="float">
            <text:p>5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(mt), ein (mk) wütende(r) Besessene, die aus Grüften hervorkommen, niemand vermag, jenes weges vorbeikomm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7" calcext:value-type="float">
            <text:p>5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haben wir mit dir zu schaffen? Gekommen um uns zu quälen?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1" calcext:value-type="float">
            <text:p>5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32" calcext:value-type="float">
            <text:p>8.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rde Schwein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7" calcext:value-type="float">
            <text:p>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7" calcext:value-type="float">
            <text:p>8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adarener bitten Jesus, wegzug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1" calcext:value-type="float">
            <text:p>8.3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8" calcext:value-type="float">
            <text:p>5.1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8" calcext:value-type="float">
            <text:p>8.38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s Jesus ins Schiff steigt, bittet der Besessene, dass er mitkommen dar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2" calcext:value-type="float">
            <text:p>8.3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9" calcext:value-type="float">
            <text:p>5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1" calcext:value-type="float">
            <text:p>8.3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lässt es nicht zu: geh in das Haus der Deinigen und verkünde ihnen, wieviel der Herr an dir getan ha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3" calcext:value-type="float">
            <text:p>8.3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" calcext:value-type="float">
            <text:p>5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2" calcext:value-type="float">
            <text:p>8.3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heilter ruft in Dekapolis (mk: in der ganzen Stadt) aus, was Jesus getan hat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1" calcext:value-type="float">
            <text:p>5.17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-&gt; K/eigene Stadt</text:p>
          </table:table-cell>
          <table:table-cell table:style-name="ce170"/>
          <table:table-cell table:style-name="ce170" office:value-type="float" office:value="7" calcext:value-type="float">
            <text:p>7</text:p>
          </table:table-cell>
          <table:table-cell table:style-name="ce174" office:value-type="string" calcext:value-type="string">
            <text:p>Steigt in Schiff und kommt (wiedererum) nach Kapernaum (seiner Stadt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1" calcext:value-type="float">
            <text:p>5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" calcext:value-type="float">
            <text:p>8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Jesus zurürckkehrte, nahm in das Volk auf, denn alle erwarteten ihn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15" calcext:value-type="float">
            <text:p>9.0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2" calcext:value-type="float">
            <text:p>5.17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und Gesetzesgelehrte aus jedem Dorf von Galiläa und Judäa und Jersualem sitzen da. Des Herrn Kraft ist da, um sie zu heil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1" calcext:value-type="float">
            <text:p>9.02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3" calcext:value-type="float">
            <text:p>2.03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5.18" calcext:value-type="float">
            <text:p>5.1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2" calcext:value-type="float">
            <text:p>5.0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ringen Gelähmten auf Bett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2" calcext:value-type="float">
            <text:p>9.020</text:p>
          </table:table-cell>
          <table:table-cell table:style-name="ce138" office:value-type="float" office:value="9.022" calcext:value-type="float">
            <text:p>9.0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04" calcext:value-type="float">
            <text:p>2.04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3" office:value-type="float" office:value="5.181" calcext:value-type="float">
            <text:p>5.1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lassen Bett he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3" calcext:value-type="float">
            <text:p>9.0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" calcext:value-type="float">
            <text:p>5.2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Glauben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1" calcext:value-type="float">
            <text:p>5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: wer kann Sünden vergeben ausser Got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2" calcext:value-type="float">
            <text:p>5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ihre Gedank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5" calcext:value-type="float">
            <text:p>9.05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2" calcext:value-type="float">
            <text:p>5.02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Teich beim Schaftor, genannt Bethesda. Viele Blinde, Lahme, Dürre, die auf Bewegung des Wassers war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09" calcext:value-type="float">
            <text:p>2.109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3" calcext:value-type="float">
            <text:p>5.23</text:p>
          </table:table-cell>
          <table:table-cell table:style-name="ce138"/>
          <table:table-cell table:style-name="ce125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Was ist leichter zu sagen: Deine Sünden sind vergeben oder Stehe auf und wandl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38" office:value-type="float" office:value="9.061" calcext:value-type="float">
            <text:p>9.06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" calcext:value-type="float">
            <text:p>2.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4" calcext:value-type="float">
            <text:p>5.24</text:p>
          </table:table-cell>
          <table:table-cell table:style-name="ce138" office:value-type="float" office:value="5.241" calcext:value-type="float">
            <text:p>5.2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075" calcext:value-type="float">
            <text:p>5.0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er Sohn des Menschen hat Gewalt, auf der Erde Sünden zu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9.06" calcext:value-type="float">
            <text:p>9.06</text:p>
          </table:table-cell>
          <table:table-cell table:style-name="ce25" office:value-type="float" office:value="9.062" calcext:value-type="float">
            <text:p>9.062</text:p>
          </table:table-cell>
          <table:table-cell table:style-name="ce26"/>
          <table:table-cell table:style-name="ce34"/>
          <table:table-cell table:style-name="ce35"/>
          <table:table-cell table:style-name="ce38"/>
          <table:table-cell table:style-name="ce5" office:value-type="float" office:value="2.11" calcext:value-type="float">
            <text:p>2.11</text:p>
          </table:table-cell>
          <table:table-cell table:style-name="ce40"/>
          <table:table-cell table:style-name="ce34"/>
          <table:table-cell table:style-name="ce35"/>
          <table:table-cell table:style-name="ce38"/>
          <table:table-cell table:style-name="ce5" office:value-type="float" office:value="5.24" calcext:value-type="float">
            <text:p>5.24</text:p>
          </table:table-cell>
          <table:table-cell table:style-name="ce25" office:value-type="float" office:value="5.242" calcext:value-type="float">
            <text:p>5.242</text:p>
          </table:table-cell>
          <table:table-cell table:style-name="ce34"/>
          <table:table-cell table:style-name="ce35"/>
          <table:table-cell table:style-name="ce38"/>
          <table:table-cell table:style-name="ce5" office:value-type="float" office:value="5.08" calcext:value-type="float">
            <text:p>5.08</text:p>
          </table:table-cell>
          <table:table-cell table:style-name="ce34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Nimm dein Bett/Liegematte und geh nach Hause / Joh: und wand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19" calcext:value-type="float">
            <text:p>2.119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4" office:value-type="float" office:value="5.25" calcext:value-type="float">
            <text:p>5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09" calcext:value-type="float">
            <text:p>5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Gelähmter steht auf und ging nach seinem Haus / Joh: un wande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8" calcext:value-type="float">
            <text:p>9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6" calcext:value-type="float">
            <text:p>5.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1" calcext:value-type="float">
            <text:p>5.0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Staunen, sie verherrlichten Gott, Furcht. Wir haben ausserordentliche Dinge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85" calcext:value-type="float">
            <text:p>9.0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5.251" calcext:value-type="float">
            <text:p>5.2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2" calcext:value-type="float">
            <text:p>5.0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-&gt; See</text:p>
          </table:table-cell>
          <table:table-cell table:style-name="ce170" table:number-columns-repeated="2"/>
          <table:table-cell table:style-name="ce174" office:value-type="string" calcext:value-type="string">
            <text:p>Wiederum an den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2"/>
          <table:table-cell table:style-name="ce14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2.14" calcext:value-type="float">
            <text:p>2.14</text:p>
          </table:table-cell>
          <table:table-cell table:style-name="ce132"/>
          <table:table-cell table:style-name="ce125" office:value-type="float" office:value="2.17" calcext:value-type="float">
            <text:p>2.17</text:p>
          </table:table-cell>
          <table:table-cell table:style-name="ce121"/>
          <table:table-cell table:style-name="ce122"/>
          <table:table-cell table:style-name="ce124" office:value-type="float" office:value="5.27" calcext:value-type="float">
            <text:p>5.27</text:p>
          </table:table-cell>
          <table:table-cell table:style-name="ce160"/>
          <table:table-cell table:style-name="ce125" office:value-type="float" office:value="5.32" calcext:value-type="float">
            <text:p>5.32</text:p>
          </table:table-cell>
          <table:table-cell table:style-name="ce121"/>
          <table:table-cell table:style-name="ce122"/>
          <table:table-cell table:style-name="ce123" office:value-type="float" office:value="5.093" calcext:value-type="float">
            <text:p>5.0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8" calcext:value-type="float">
            <text:p>8</text:p>
          </table:table-cell>
          <table:table-cell table:style-name="ce174" office:value-type="string" calcext:value-type="string">
            <text:p>Die Berufung des Matthäus/Lev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29" calcext:value-type="float">
            <text:p>5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4" calcext:value-type="float">
            <text:p>5.0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hl in Levis Haus: viele Sünder/Zöllner anwes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42"/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2.18" calcext:value-type="float">
            <text:p>2.18</text:p>
          </table:table-cell>
          <table:table-cell table:style-name="ce132"/>
          <table:table-cell table:style-name="ce125" office:value-type="float" office:value="2.22" calcext:value-type="float">
            <text:p>2.22</text:p>
          </table:table-cell>
          <table:table-cell table:style-name="ce121"/>
          <table:table-cell table:style-name="ce122"/>
          <table:table-cell table:style-name="ce124" office:value-type="float" office:value="5.33" calcext:value-type="float">
            <text:p>5.33</text:p>
          </table:table-cell>
          <table:table-cell table:style-name="ce160"/>
          <table:table-cell table:style-name="ce125" office:value-type="float" office:value="5.39" calcext:value-type="float">
            <text:p>5.39</text:p>
          </table:table-cell>
          <table:table-cell table:style-name="ce121"/>
          <table:table-cell table:style-name="ce122"/>
          <table:table-cell table:style-name="ce123" office:value-type="float" office:value="5.095" calcext:value-type="float">
            <text:p>5.0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9" calcext:value-type="float">
            <text:p>9</text:p>
          </table:table-cell>
          <table:table-cell table:style-name="ce174" office:value-type="string" calcext:value-type="string">
            <text:p>Jünger des Johannes: Warum fasten wir und die Pharisär, deine Jünger aber nicht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6" calcext:value-type="float">
            <text:p>9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36" calcext:value-type="float">
            <text:p>5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6" calcext:value-type="float">
            <text:p>5.0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 Flicken auf ein altes Klei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32"/>
          <table:table-cell table:style-name="ce142"/>
          <table:table-cell table:style-name="ce125" office:value-type="float" office:value="9.26" calcext:value-type="float">
            <text:p>9.26</text:p>
          </table:table-cell>
          <table:table-cell table:style-name="ce121"/>
          <table:table-cell table:style-name="ce122"/>
          <table:table-cell table:style-name="ce125" office:value-type="float" office:value="5.22" calcext:value-type="float">
            <text:p>5.22</text:p>
          </table:table-cell>
          <table:table-cell table:style-name="ce132"/>
          <table:table-cell table:style-name="ce125" office:value-type="float" office:value="5.43" calcext:value-type="float">
            <text:p>5.43</text:p>
          </table:table-cell>
          <table:table-cell table:style-name="ce121"/>
          <table:table-cell table:style-name="ce122"/>
          <table:table-cell table:style-name="ce124" office:value-type="float" office:value="8.41" calcext:value-type="float">
            <text:p>8.41</text:p>
          </table:table-cell>
          <table:table-cell table:style-name="ce160"/>
          <table:table-cell table:style-name="ce125" office:value-type="float" office:value="8.56" calcext:value-type="float">
            <text:p>8.56</text:p>
          </table:table-cell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Synagogenvorsteher Jairus fällt Jesu zu füssen und bittet ihn, in sein Haus zu kom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5" calcext:value-type="float">
            <text:p>9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3" calcext:value-type="float">
            <text:p>5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2" calcext:value-type="float">
            <text:p>8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ne eingeborene 12 jährige Tochter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7" calcext:value-type="float">
            <text:p>9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35" calcext:value-type="float">
            <text:p>5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9" calcext:value-type="float">
            <text:p>8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ynagogenvorsteher: deine Tochter ist gestorben – bemühe den Lehre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2" calcext:value-type="float">
            <text:p>9.2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5" calcext:value-type="float">
            <text:p>5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3" calcext:value-type="float">
            <text:p>8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/>
          <table:table-cell table:style-name="ce174" office:value-type="string" calcext:value-type="string">
            <text:p>Frau mit Blutfluss (seit 12 Jahren), die nicht geheilt werden konnte, rührt seine Quaste a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4" calcext:value-type="float">
            <text:p>9.20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7" calcext:value-type="float">
            <text:p>5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4" calcext:value-type="float">
            <text:p>8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Rührt Sein Kleid a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2" calcext:value-type="float">
            <text:p>9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253" calcext:value-type="float">
            <text:p>5.2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8" calcext:value-type="float">
            <text:p>8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Sei gutes Mutes Tochter, dein Glaube hat dich geheilt.; gehe hin in Fried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6" office:value-type="float" office:value="9.23" calcext:value-type="float">
            <text:p>9.23</text:p>
          </table:table-cell>
          <table:table-cell table:style-name="ce135"/>
          <table:table-cell table:style-name="ce144"/>
          <table:table-cell table:style-name="ce6"/>
          <table:table-cell table:style-name="ce30"/>
          <table:table-cell table:style-name="ce31"/>
          <table:table-cell table:style-name="ce125" office:value-type="float" office:value="5.38" calcext:value-type="float">
            <text:p>5.38</text:p>
          </table:table-cell>
          <table:table-cell table:style-name="ce135"/>
          <table:table-cell table:style-name="ce6"/>
          <table:table-cell table:style-name="ce30"/>
          <table:table-cell table:style-name="ce31"/>
          <table:table-cell table:style-name="ce124" office:value-type="float" office:value="8.51" calcext:value-type="float">
            <text:p>8.51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ommt in das Haus des Vorstehers, sieht Flötenspieler (mk: Getümmel, weinende) und lärmende Volksmenge // erlaubt nur Petrus, Johannes und Jakobus, mitzu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9.24" calcext:value-type="float">
            <text:p>9.24</text:p>
          </table:table-cell>
          <table:table-cell table:style-name="ce16"/>
          <table:table-cell table:style-name="ce26"/>
          <table:table-cell table:style-name="ce34"/>
          <table:table-cell table:style-name="ce35"/>
          <table:table-cell table:style-name="ce38"/>
          <table:table-cell table:style-name="ce34" office:value-type="float" office:value="5.39" calcext:value-type="float">
            <text:p>5.39</text:p>
          </table:table-cell>
          <table:table-cell table:style-name="ce16"/>
          <table:table-cell table:style-name="ce34"/>
          <table:table-cell table:style-name="ce35"/>
          <table:table-cell table:style-name="ce38"/>
          <table:table-cell table:style-name="ce5" office:value-type="float" office:value="8.52" calcext:value-type="float">
            <text:p>8.52</text:p>
          </table:table-cell>
          <table:table-cell table:style-name="ce49"/>
          <table:table-cell table:style-name="ce34"/>
          <table:table-cell table:style-name="ce35"/>
          <table:table-cell table:style-name="ce38"/>
          <table:table-cell table:style-name="ce5" office:value-type="float" office:value="11.11" calcext:value-type="float">
            <text:p>11.11</text:p>
          </table:table-cell>
          <table:table-cell table:style-name="ce34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sie ist nicht gestorben, sondern schläf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245" calcext:value-type="float">
            <text:p>9.2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43" calcext:value-type="float">
            <text:p>5.4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56" calcext:value-type="float">
            <text:p>8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bietet, niemandem zu sagen, was gescheh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7" calcext:value-type="float">
            <text:p>9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1" calcext:value-type="float">
            <text:p>5.4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1" calcext:value-type="float">
            <text:p>8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von dannen, zwei Blinde folgen ihm: erbarme dich unser, Sohn Davids // vgl Mt 12:22 ff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42"/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style-name="ce123" office:value-type="float" office:value="5.432" calcext:value-type="float">
            <text:p>5.4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2" calcext:value-type="float">
            <text:p>8.5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Sie gehen weg, man bringt einen stummen, besessenen <text:s/>Menschen zu Ihm (Vgl Mt 12:22ff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187]" office:value-type="float" office:value="9.34" calcext:value-type="float">
            <text:p>9.34</text:p>
          </table:table-cell>
          <table:table-cell table:style-name="ce124" table:formula="of:=[.E187]" office:value-type="float" office:value="9.34" calcext:value-type="float">
            <text:p>9.34</text:p>
          </table:table-cell>
          <table:table-cell table:style-name="ce142" office:value-type="float" office:value="9.34" calcext:value-type="float">
            <text:p>9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433" calcext:value-type="float">
            <text:p>5.4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3" calcext:value-type="float">
            <text:p>8.5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Er treibt Dämonen durch oberste der Dämonen 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4" calcext:value-type="float">
            <text:p>5.4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<text:span text:style-name="T3">Jesus zieht umher durch alle Städte und Dörfer, lehrt in Synagogen, predigt Evangelium des Reiches und heilt jede Krankheit und jedes Gebrechen (Lk: die 12 mit ihm)</text:span>. Vgl Mt 4:23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6" calcext:value-type="float">
            <text:p>9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5" calcext:value-type="float">
            <text:p>5.435</text:p>
          </table:table-cell>
          <table:table-cell table:style-name="ce162" office:value-type="float" office:value="6.34" calcext:value-type="float">
            <text:p>6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564" calcext:value-type="float">
            <text:p>8.5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62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369" calcext:value-type="float">
            <text:p>9.36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60"/>
          <table:table-cell table:style-name="ce125" office:value-type="float" office:value="10.17" calcext:value-type="float">
            <text:p>10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ussendung der siebzig <text:s/>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5.436" calcext:value-type="float">
            <text:p>5.436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2" calcext:value-type="float">
            <text:p>10.0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rnte gross / Felder schon weiss zur Ernte <text:s/>// aber wenige Arbeiter (mt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6" calcext:value-type="float">
            <text:p>4.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heilt den Sohn eines königlichen Beam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3" calcext:value-type="float">
            <text:p>9.3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3" calcext:value-type="float">
            <text:p>9.5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oten werden nicht aufgen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4" calcext:value-type="float">
            <text:p>9.3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6" calcext:value-type="float">
            <text:p>9.56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chen sich auf, in eine anderes Dorf zu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7" calcext:value-type="float">
            <text:p>12.3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60"/>
          <table:table-cell table:style-name="ce125" office:value-type="float" office:value="14.06" calcext:value-type="float">
            <text:p>14.06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eilt einen Wassersüchtigen am Sabb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1" calcext:value-type="float">
            <text:p>9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8" calcext:value-type="float">
            <text:p>12.38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7" calcext:value-type="float">
            <text:p>14.07</text:p>
          </table:table-cell>
          <table:table-cell table:style-name="ce160"/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leichnis für die Eingeladenen, die die ersten Plätze wäh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2" calcext:value-type="float">
            <text:p>9.9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9" calcext:value-type="float">
            <text:p>12.38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8" calcext:value-type="float">
            <text:p>1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zur Hochzeit geladen bist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3" calcext:value-type="float">
            <text:p>9.9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9" calcext:value-type="float">
            <text:p>12.3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15" calcext:value-type="float">
            <text:p>1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ückselig, wer Brot essen wird im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05" calcext:value-type="float">
            <text:p>10.005</text:p>
          </table:table-cell>
          <table:table-cell table:style-name="ce123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3" calcext:value-type="float">
            <text:p>3.13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61" calcext:value-type="float">
            <text:p>5.16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-&gt; Berg</text:p>
          </table:table-cell>
          <table:table-cell table:style-name="ce170" table:number-columns-repeated="2"/>
          <table:table-cell office:value-type="string" calcext:value-type="string">
            <text:p>Steigt auf Berg, verharrt im Gebet, // ruft hinzu, wen er wollte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 office:value-type="float" office:value="10.011" calcext:value-type="float">
            <text:p>10.0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38"/>
          <table:table-cell table:style-name="ce162" office:value-type="float" office:value="1.27" calcext:value-type="float">
            <text:p>1.27</text:p>
          </table:table-cell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1" calcext:value-type="float">
            <text:p>6.1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ahl/Berufung/Aussendung der zwölf Apostel (Vgl Mk 6:7-11, Lk 9:1-5)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 office:value-type="float" office:value="10.022" calcext:value-type="float">
            <text:p>10.022</text:p>
          </table:table-cell>
          <table:table-cell table:style-name="ce14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38"/>
          <table:table-cell table:style-name="ce125" office:value-type="float" office:value="3.19" calcext:value-type="float">
            <text:p>3.19</text:p>
          </table:table-cell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2" calcext:value-type="float">
            <text:p>6.132</text:p>
          </table:table-cell>
          <table:table-cell table:style-name="ce125" office:value-type="float" office:value="6.16" calcext:value-type="float">
            <text:p>6.16</text:p>
          </table:table-cell>
          <table:table-cell table:style-name="ce121"/>
          <table:table-cell table:style-name="ce122"/>
          <table:table-cell table:style-name="ce123" office:value-type="float" office:value="5.161" calcext:value-type="float">
            <text:p>5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0" calcext:value-type="float">
            <text:p>10</text:p>
          </table:table-cell>
          <table:table-cell office:value-type="string" calcext:value-type="string">
            <text:p>Ruft Jünger, erwählt aus ihnen 12, nennt sie Apostel // gibt Gewalt über unreine Geister (austreiben) und Krankheit zu <text:s/>heilen // Augesandt, zu predige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45" calcext:value-type="float">
            <text:p>3.1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1" calcext:value-type="float">
            <text:p>6.1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71" calcext:value-type="float">
            <text:p>5.1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om Berg runter</text:p>
          </table:table-cell>
          <table:table-cell table:style-name="ce170" table:number-columns-repeated="2"/>
          <table:table-cell office:value-type="string" calcext:value-type="string">
            <text:p>Als hinuntergestiegen: auf ebenem Platz, grosse Menge des Volkes Jerusal, Sidon, Tyrus kommen, zu hören und geheil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5" calcext:value-type="float">
            <text:p>10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7" calcext:value-type="float">
            <text:p>6.07</text:p>
          </table:table-cell>
          <table:table-cell table:style-name="ce132"/>
          <table:table-cell table:style-name="ce125" office:value-type="float" office:value="6.13" calcext:value-type="float">
            <text:p>6.13</text:p>
          </table:table-cell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60"/>
          <table:table-cell table:style-name="ce125" office:value-type="float" office:value="9.06" calcext:value-type="float">
            <text:p>9.06</text:p>
          </table:table-cell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5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04]" office:value-type="float" office:value="10.07" calcext:value-type="float">
            <text:p>10.07</text:p>
          </table:table-cell>
          <table:table-cell table:style-name="ce124" table:formula="of:=[.E204]" office:value-type="float" office:value="10.07" calcext:value-type="float">
            <text:p>10.07</text:p>
          </table:table-cell>
          <table:table-cell table:style-name="ce142" office:value-type="float" office:value="10.07" calcext:value-type="float">
            <text:p>10.0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o</text:p>
          </table:table-cell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Gesandt, Reich Gottes zu predigen // Sprecht: Reich Nahe, heilt, reinigt, weckt auf, treibt aus. Gratis erhalten, gratis geben</text:p>
          </table:table-cell>
          <table:table-cell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5" calcext:value-type="float">
            <text:p>10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9" calcext:value-type="float">
            <text:p>10.09</text:p>
          </table:table-cell>
          <table:table-cell table:style-name="ce160" office:value-type="float" office:value="10.09" calcext:value-type="float">
            <text:p>10.0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recht: das Reich Gottes ist nahe gekommen (Vgl Mt 10:7)</text:p>
          </table:table-cell>
          <table:table-cell table:style-name="ce174" table:number-columns-repeated="2"/>
          <table:table-cell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" calcext:value-type="float">
            <text:p>10.10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8" calcext:value-type="float">
            <text:p>6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Nehmt nichts mit auf den Weg: weder Stab (Mk: einen Stab), noch Tasche, noch Brot, noch Geld, keine zwei Leibröcke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02" calcext:value-type="float">
            <text:p>10.102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" calcext:value-type="float">
            <text:p>6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nd in welches Haus irgend ihr eintretet, dort bleibt, und von dannen geht aus.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4" calcext:value-type="float">
            <text:p>10.14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1" calcext:value-type="float">
            <text:p>6.11</text:p>
          </table:table-cell>
          <table:table-cell table:style-name="ce123" office:value-type="float" office:value="6.112" calcext:value-type="float">
            <text:p>6.1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nd so viele euch etwa nicht aufnehmen werden, geht fort aus jener Stadt und schüttelt auch den Staub von euren Füßen, zum Zeugnis gegen sie.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1" calcext:value-type="float">
            <text:p>6.11</text:p>
          </table:table-cell>
          <table:table-cell table:style-name="ce123" office:value-type="float" office:value="6.114" calcext:value-type="float">
            <text:p>6.11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055" calcext:value-type="float">
            <text:p>9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 wird Sodom und Gomorra erträglicher gehen am Tag des Gerichts als jener Stadt!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52" calcext:value-type="float">
            <text:p>10.152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12" calcext:value-type="float">
            <text:p>6.1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Sie durchzogen die Dörfer nacheinander, indem sie das Evangelium verkündigten und überall heilten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6" calcext:value-type="float">
            <text:p>10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3" calcext:value-type="float">
            <text:p>10.03</text:p>
          </table:table-cell>
          <table:table-cell table:style-name="ce160" office:value-type="float" office:value="10.03" calcext:value-type="float">
            <text:p>10.0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Schafe/Lämmer unter die Wölf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75" calcext:value-type="float">
            <text:p>10.175</text:p>
          </table:table-cell>
          <table:table-cell table:style-name="ce132" office:value-type="float" office:value="10.17" calcext:value-type="float">
            <text:p>10.17</text:p>
          </table:table-cell>
          <table:table-cell table:style-name="ce142"/>
          <table:table-cell table:style-name="ce125" office:value-type="float" office:value="10.25" calcext:value-type="float">
            <text:p>10.25</text:p>
          </table:table-cell>
          <table:table-cell table:style-name="ce121"/>
          <table:table-cell table:style-name="ce122"/>
          <table:table-cell table:style-name="ce123" office:value-type="float" office:value="8.154" calcext:value-type="float">
            <text:p>8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1" calcext:value-type="float">
            <text:p>12.11</text:p>
          </table:table-cell>
          <table:table-cell table:style-name="ce160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n kommenden Verfolgungen (Vgl Lk 21:12-17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4" calcext:value-type="float">
            <text:p>10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5" calcext:value-type="float">
            <text:p>8.1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114" calcext:value-type="float">
            <text:p>12.1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Ein Jünger ist nicht über den Lehrer, und ein Knecht nicht über seinen Herr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115" calcext:value-type="float">
            <text:p>12.1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nn sie den Hausherrn Beelzebub genannt haben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59" calcext:value-type="float">
            <text:p>10.259</text:p>
          </table:table-cell>
          <table:table-cell table:style-name="ce162" office:value-type="float" office:value="16.06" calcext:value-type="float">
            <text:p>16.0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ütet euch vor dem Sauerteig der Herodes/Pharisär/Sadduzä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16]" office:value-type="float" office:value="10.26" calcext:value-type="float">
            <text:p>10.26</text:p>
          </table:table-cell>
          <table:table-cell table:style-name="ce132" office:value-type="float" office:value="10.26" calcext:value-type="float">
            <text:p>10.26</text:p>
          </table:table-cell>
          <table:table-cell table:style-name="ce142"/>
          <table:table-cell table:style-name="ce125" office:value-type="float" office:value="10.32" calcext:value-type="float">
            <text:p>10.3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62" office:value-type="float" office:value="8.17" calcext:value-type="float">
            <text:p>8.17</text:p>
          </table:table-cell>
          <table:table-cell table:style-name="ce125" office:value-type="float" office:value="12.09" calcext:value-type="float">
            <text:p>12.09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<text:s/>verdeckt, was nicht geoffenbart werd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3" calcext:value-type="float">
            <text:p>8.153</text:p>
          </table:table-cell>
          <table:table-cell table:style-name="ce162" office:value-type="float" office:value="3.29" calcext:value-type="float">
            <text:p>3.29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60"/>
          <table:table-cell table:style-name="ce125" office:value-type="float" office:value="12.21" calcext:value-type="float">
            <text:p>12.21</text:p>
          </table:table-cell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reichen Nar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 seien eure Lenden umgürtet und die Lampen brenne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6" calcext:value-type="float">
            <text:p>12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d Menschen gleich,die auf ihren Herrn warten, wenn er aufbrechen mag von der Hochzeit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7" calcext:value-type="float">
            <text:p>10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5" office:value-type="float" office:value="12.03" calcext:value-type="float">
            <text:p>12.0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as ich euch sage in Finsternis, redet im L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8" calcext:value-type="float">
            <text:p>10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2" calcext:value-type="float">
            <text:p>8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4" calcext:value-type="float">
            <text:p>1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 office:value-type="float" office:value="15.14" calcext:value-type="float">
            <text:p>15.1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sage euch, meinen Freunden, fürchtet euch nicht vor denen, die den Leib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3" calcext:value-type="float">
            <text:p>10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aare eures Hauptes sind gezäh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339" calcext:value-type="float">
            <text:p>10.3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49" calcext:value-type="float">
            <text:p>12.49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euer auf die Erde zu werf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25]" office:value-type="float" office:value="10.34" calcext:value-type="float">
            <text:p>10.34</text:p>
          </table:table-cell>
          <table:table-cell table:style-name="ce132" office:value-type="float" office:value="10.34" calcext:value-type="float">
            <text:p>10.34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1" calcext:value-type="float">
            <text:p>12.51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rieden zu bringen? Nein, das Schwer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26]" office:value-type="float" office:value="10.37" calcext:value-type="float">
            <text:p>10.37</text:p>
          </table:table-cell>
          <table:table-cell table:style-name="ce132" office:value-type="float" office:value="10.37" calcext:value-type="float">
            <text:p>10.37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60"/>
          <table:table-cell table:style-name="ce125" office:value-type="float" office:value="14.34" calcext:value-type="float">
            <text:p>14.3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dingungen der Nachfolge (Vgl. Mt 16:24-26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27]" office:value-type="float" office:value="10.4" calcext:value-type="float">
            <text:p>10.40</text:p>
          </table:table-cell>
          <table:table-cell table:style-name="ce132" office:value-type="float" office:value="10.4" calcext:value-type="float">
            <text:p>10.40</text:p>
          </table:table-cell>
          <table:table-cell table:style-name="ce142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m gerechten Lohn (Vgl Mt 25:34-4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9.36" calcext:value-type="float">
            <text:p>9.3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62" office:value-type="float" office:value="6.34" calcext:value-type="float">
            <text:p>6.34</text:p>
          </table:table-cell>
          <table:table-cell/>
          <table:table-cell table:style-name="ce121"/>
          <table:table-cell table:style-name="ce122"/>
          <table:table-cell table:style-name="ce123" office:value-type="float" office:value="15.99" calcext:value-type="float">
            <text:p>15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16" calcext:value-type="float">
            <text:p>10.1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chafe werden meine Stimme hören -&gt; eine Herde sei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15.02" calcext:value-type="float">
            <text:p>15.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8" calcext:value-type="float">
            <text:p>11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verwundert sich, dass er sich nicht vor dem Mittagessen gewaschen hat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23.4" calcext:value-type="float">
            <text:p>23.4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6" calcext:value-type="float">
            <text:p>11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elastet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2" office:value-type="float" office:value="4.28" calcext:value-type="float">
            <text:p>4.28</text:p>
          </table:table-cell>
          <table:table-cell/>
          <table:table-cell table:style-name="ce121"/>
          <table:table-cell table:style-name="ce122"/>
          <table:table-cell table:style-name="ce124" office:value-type="float" office:value="7.23" calcext:value-type="float">
            <text:p>7.23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zürnen, weil Er einen Menschen am Sabbat gesund gemacht ha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22" calcext:value-type="float">
            <text:p>6.22</text:p>
          </table:table-cell>
          <table:table-cell table:style-name="ce125" office:value-type="float" office:value="6.31" calcext:value-type="float">
            <text:p>6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32" calcext:value-type="float">
            <text:p>6.32</text:p>
          </table:table-cell>
          <table:table-cell table:style-name="ce125" office:value-type="float" office:value="6.59" calcext:value-type="float">
            <text:p>6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Brot des Leben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45" calcext:value-type="float">
            <text:p>6.45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59" calcext:value-type="float">
            <text:p>6.59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174" office:value-type="string" calcext:value-type="string">
            <text:p>(Immer noch vgl joh-6-24) in Kapernaum, lehrend in der Synagoge von Kapernau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6" calcext:value-type="float">
            <text:p>6.60</text:p>
          </table:table-cell>
          <table:table-cell table:style-name="ce125" office:value-type="float" office:value="6.71" calcext:value-type="float">
            <text:p>6.7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25" office:value-type="float" office:value="7.09" calcext:value-type="float">
            <text:p>7.09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ungläubigen Brüder Jesu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25" office:value-type="float" office:value="7.24" calcext:value-type="float">
            <text:p>7.2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" calcext:value-type="float">
            <text:p>7.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5" calcext:value-type="float">
            <text:p>7.25</text:p>
          </table:table-cell>
          <table:table-cell table:style-name="ce125" office:value-type="float" office:value="7.36" calcext:value-type="float">
            <text:p>7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st Jesus der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25" office:value-type="float" office:value="7.39" calcext:value-type="float">
            <text:p>7.3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tröme lebendigen Wasser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4" calcext:value-type="float">
            <text:p>7.40</text:p>
          </table:table-cell>
          <table:table-cell table:style-name="ce125" office:value-type="float" office:value="7.53" calcext:value-type="float">
            <text:p>7.5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paltung unter den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25" office:value-type="float" office:value="8.11" calcext:value-type="float">
            <text:p>8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Ehebrecher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25" office:value-type="float" office:value="8.3" calcext:value-type="float">
            <text:p>8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25" office:value-type="float" office:value="8.47" calcext:value-type="float">
            <text:p>8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48" calcext:value-type="float">
            <text:p>8.48</text:p>
          </table:table-cell>
          <table:table-cell table:style-name="ce125" office:value-type="float" office:value="8.59" calcext:value-type="float">
            <text:p>8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ntehrung und Ablehnung des Sohn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58" office:value-type="float" office:value="9.01" calcext:value-type="float">
            <text:p>9.01</text:p>
          </table:table-cell>
          <table:table-cell table:style-name="ce150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Heilung eines Blindgebor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erhör des Geheilten durch die Pharisä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25" office:value-type="float" office:value="9.41" calcext:value-type="float">
            <text:p>9.4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Blinde sehen und Sehende werden blin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25" office:value-type="float" office:value="10.3" calcext:value-type="float">
            <text:p>10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ute Hir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31" calcext:value-type="float">
            <text:p>10.31</text:p>
          </table:table-cell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Unglaube und Widerstand gegen den Sohn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25" office:value-type="float" office:value="11.46" calcext:value-type="float">
            <text:p>11.4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 office:value-type="float" office:value="11.57" calcext:value-type="float">
            <text:p>11.5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Salbung Jesu in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 office:value-type="float" office:value="12.11" calcext:value-type="float">
            <text:p>12.1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salbt Jesus mit Nardenö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rrlichung Jesu und das neue Gebo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, der einzige Weg zum Va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25" office:value-type="float" office:value="14.26" calcext:value-type="float">
            <text:p>14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27" calcext:value-type="float">
            <text:p>14.27</text:p>
          </table:table-cell>
          <table:table-cell table:style-name="ce125" office:value-type="float" office:value="14.33" calcext:value-type="float">
            <text:p>14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Friede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01" calcext:value-type="float">
            <text:p>15.01</text:p>
          </table:table-cell>
          <table:table-cell table:style-name="ce125" office:value-type="float" office:value="15.11" calcext:value-type="float">
            <text:p>15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Weinstock und die Reb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2" calcext:value-type="float">
            <text:p>15.12</text:p>
          </table:table-cell>
          <table:table-cell table:style-name="ce125" office:value-type="float" office:value="15.17" calcext:value-type="float">
            <text:p>15.1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ot der Lieb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8" calcext:value-type="float">
            <text:p>15.18</text:p>
          </table:table-cell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irken des Heiligen Geis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25" office:value-type="float" office:value="16.33" calcext:value-type="float">
            <text:p>16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7.01" calcext:value-type="float">
            <text:p>17.01</text:p>
          </table:table-cell>
          <table:table-cell table:style-name="ce125" office:value-type="float" office:value="17.26" calcext:value-type="float">
            <text:p>17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et Jesu Christi für seine Jü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8.01" calcext:value-type="float">
            <text:p>18.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Leiden und Sterben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7" calcext:value-type="float">
            <text:p>11.37</text:p>
          </table:table-cell>
          <table:table-cell table:style-name="ce160"/>
          <table:table-cell table:style-name="ce125" office:value-type="float" office:value="11.52" calcext:value-type="float">
            <text:p>11.52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ittagessen beim Pharisä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2" calcext:value-type="float">
            <text:p>11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he euch Pharisäern: verzehntet Krausemünze... übergeht Gericht und Liebe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9" calcext:value-type="float">
            <text:p>11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um hat Weisheit Gottes gesagt: ich werde Propheten und Apostel zu ihnen senden, und etliche von ihnen werden sie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48" office:value-type="float" office:value="2.25" calcext:value-type="float">
            <text:p>2.25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174" office:value-type="string" calcext:value-type="string">
            <text:p>Die erste Tempelreinigung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48" office:value-type="float" office:value="3.13" calcext:value-type="float">
            <text:p>3.1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22" calcext:value-type="float">
            <text:p>3.22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Judäa</text:p>
          </table:table-cell>
          <table:table-cell table:number-columns-repeated="2"/>
          <table:table-cell table:style-name="ce17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36" calcext:value-type="float">
            <text:p>3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48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48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174" office:value-type="string" calcext:value-type="string">
            <text:p>ER verlässt Judäa: Via Samaria wieder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48" office:value-type="float" office:value="4.38" calcext:value-type="float">
            <text:p>4.3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eisse Erntefel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48" office:value-type="float" office:value="4.42" calcext:value-type="float">
            <text:p>4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 office:value-type="float" office:value="4.54" calcext:value-type="float">
            <text:p>4.54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24"/>
          <table:table-cell table:style-name="ce124" office:value-type="float" office:value="3.1" calcext:value-type="float">
            <text:p>3.10</text:p>
          </table:table-cell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2" calcext:value-type="float">
            <text:p>6.1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62" calcext:value-type="float">
            <text:p>5.16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9"/>
          <table:table-cell table:style-name="ce174" office:value-type="string" calcext:value-type="string">
            <text:p>Jesus heilt viel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24"/>
          <table:table-cell table:style-name="ce124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6.18" calcext:value-type="float">
            <text:p>6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63" calcext:value-type="float">
            <text:p>5.163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office:value-type="string" calcext:value-type="string">
            <text:p>?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Unreine Geister: Du bist der Sohn Gottes // Die von unreinen Geistern geplagten wurden geheil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301" calcext:value-type="float">
            <text:p>14.3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5" calcext:value-type="float">
            <text:p>2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71" calcext:value-type="float">
            <text:p>13.3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Als ich euch ohne Börse und Tasche und Sandalen sandte, mangelte euch etwas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32"/>
          <table:table-cell table:style-name="ce14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/>
          <table:table-cell table:style-name="ce125" office:value-type="float" office:value="7.35" calcext:value-type="float">
            <text:p>7.35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in ihren Städten</text:p>
          </table:table-cell>
          <table:table-cell table:style-name="ce170" table:number-columns-repeated="2"/>
          <table:table-cell table:style-name="ce174" office:value-type="string" calcext:value-type="string">
            <text:p>Jesus und Johannes der Täuf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6" calcext:value-type="float">
            <text:p>11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60"/>
          <table:table-cell table:style-name="ce125" office:value-type="float" office:value="8.03" calcext:value-type="float">
            <text:p>8.0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dienenden Frauen in der Begleitung Jesu</text:p>
          </table:table-cell>
          <table:table-cell table:style-name="ce174" table:number-columns-repeated="4"/>
        </table:table-row>
        <table:table-row table:style-name="ro4">
          <table:table-cell table:style-name="ce121"/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 office:value-type="float" office:value="7.28" calcext:value-type="float">
            <text:p>7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 Jünger berichten dies alles / Johannes hört im Gefängnis die Werke des Crhistu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23" office:value-type="float" office:value="7.192" calcext:value-type="float">
            <text:p>7.1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 hört im Gefängnis die Werke des Christus // Johannesens Jünger berichten ih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3" calcext:value-type="float">
            <text:p>11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23" office:value-type="float" office:value="7.194" calcext:value-type="float">
            <text:p>7.19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ist du der Komm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4" calcext:value-type="float">
            <text:p>1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2" calcext:value-type="float">
            <text:p>7.2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erkündet, was ihr hört und se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1" calcext:value-type="float">
            <text:p>7.2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linde werden sehend, Lahme wandeln, Aussätzige werden gereinigt, Taube hören, Tote werden auferweckt, Armen wird gute Botschaft verkündet // Lk: in jener Stunde .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7" calcext:value-type="float">
            <text:p>11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4" calcext:value-type="float">
            <text:p>7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über Johannes: Was seid ihr in die Wüste hinaus gegangen…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" calcext:value-type="float">
            <text:p>11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7" calcext:value-type="float">
            <text:p>7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es, von dem geschrieben ist: ich sende meinen Boten vor deinem Angesicht her, der deinen Weg vor dir bereit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2" calcext:value-type="float">
            <text:p>11.12</text:p>
          </table:table-cell>
          <table:table-cell table:style-name="ce132"/>
          <table:table-cell table:style-name="ce142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6" calcext:value-type="float">
            <text:p>16.16</text:p>
          </table:table-cell>
          <table:table-cell table:style-name="ce160"/>
          <table:table-cell table:style-name="ce125" office:value-type="float" office:value="16.17" calcext:value-type="float">
            <text:p>16.17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esetz bis auf Johannes, dann Verkündigung des Reiches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1.12" calcext:value-type="float">
            <text:p>11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9" calcext:value-type="float">
            <text:p>12.19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28" calcext:value-type="float">
            <text:p>20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<text:span text:style-name="T6">Frage</text:span>: Mose hat gesagt …. es waren aber sieben Brüd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275" calcext:value-type="float">
            <text:p>7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ihr es annehmen wollt: er ist Elias, der kommen sol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276" calcext:value-type="float">
            <text:p>7.27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Ohren hat zu hören, der hör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52" calcext:value-type="float">
            <text:p>11.1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28" calcext:value-type="float">
            <text:p>7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nter den von Frauen Geborenen ist kein grösserer Prophet als Johannes der Täufer, aber der kleinste im Reich Gottes ist grösser als 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1" calcext:value-type="float">
            <text:p>7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m soll ich dieses Geschlecht vergleich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3" calcext:value-type="float">
            <text:p>7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ass nicht – sie sagen, er hat einen Dämo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23" office:value-type="float" office:value="11.192" calcext:value-type="float">
            <text:p>11.1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hn des Menschen ist und trinkt – sie sagen Fresser und Säufer, ein Freund von Zöllnern und Sü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23" office:value-type="float" office:value="11.194" calcext:value-type="float">
            <text:p>11.19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isheit gerechtfertigt worden von allen ihren Ki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5" calcext:value-type="float">
            <text:p>11.1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6" calcext:value-type="float">
            <text:p>7.36</text:p>
          </table:table-cell>
          <table:table-cell table:style-name="ce160"/>
          <table:table-cell table:style-name="ce125" office:value-type="float" office:value="7.48" calcext:value-type="float">
            <text:p>7.48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4" office:value-type="string" calcext:value-type="string">
            <text:p>Ein Pharisäer bittet Jesus, mit ihm zu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7" calcext:value-type="float">
            <text:p>7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e Sünderin salbt Jesu Füss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9" calcext:value-type="float">
            <text:p>7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harisäer: Wenn dieser ein Prophet wäre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1" calcext:value-type="float">
            <text:p>7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 Gläubiger hatte zwei Schuldn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8" calcext:value-type="float">
            <text:p>7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 spricht zu ihr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8" calcext:value-type="float">
            <text:p>11.19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9" calcext:value-type="float">
            <text:p>7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ist dieser, der auch Sünden vergib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32"/>
          <table:table-cell table:style-name="ce142"/>
          <table:table-cell table:style-name="ce125" office:value-type="float" office:value="11.24" calcext:value-type="float">
            <text:p>11.24</text:p>
          </table:table-cell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36" office:value-type="float" office:value="10.131" calcext:value-type="float">
            <text:p>10.131</text:p>
          </table:table-cell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chilt die Städte, wo die meisten Wunderwerke geschehen waren, weil sie nicht Busse getan hat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205" calcext:value-type="float">
            <text:p>11.2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7" calcext:value-type="float">
            <text:p>10.17</text:p>
          </table:table-cell>
          <table:table-cell table:style-name="ce160"/>
          <table:table-cell table:style-name="ce150" office:value-type="float" office:value="10.24" calcext:value-type="float">
            <text:p>10.2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osse Vorrecht der 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1" calcext:value-type="float">
            <text:p>1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36" office:value-type="float" office:value="10.132" calcext:value-type="float">
            <text:p>10.1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he dir Chorazin, Wehe dir Bethsaida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32" office:value-type="float" office:value="11.23" calcext:value-type="float">
            <text:p>11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60" office:value-type="float" office:value="10.15" calcext:value-type="float">
            <text:p>10.1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apernau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5" calcext:value-type="float">
            <text:p>11.25</text:p>
          </table:table-cell>
          <table:table-cell table:style-name="ce136" office:value-type="float" office:value="11.251" calcext:value-type="float">
            <text:p>11.251</text:p>
          </table:table-cell>
          <table:table-cell table:style-name="ce142"/>
          <table:table-cell table:style-name="ce125" office:value-type="float" office:value="11.3" calcext:value-type="float">
            <text:p>11.30</text:p>
          </table:table-cell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1" calcext:value-type="float">
            <text:p>10.21</text:p>
          </table:table-cell>
          <table:table-cell table:style-name="ce160"/>
          <table:table-cell table:style-name="ce125" office:value-type="float" office:value="10.22" calcext:value-type="float">
            <text:p>10.2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: Ich preise dich, Vater, ... dass du dies vor Weisen und Verständigen verborgen hast, aber Unmündigen geoffenbart ha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6" calcext:value-type="float">
            <text:p>11.2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2" calcext:value-type="float">
            <text:p>10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les ist mir von meinem Vater übergeben, niemand erkennt den Sohn als nur der Vater, noch erkennt jemand den Vater... ausser von Sohn offenba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32"/>
          <table:table-cell table:style-name="ce125" office:value-type="float" office:value="2.28" calcext:value-type="float">
            <text:p>2.2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60"/>
          <table:table-cell table:style-name="ce125" office:value-type="float" office:value="6.05" calcext:value-type="float">
            <text:p>6.05</text:p>
          </table:table-cell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8"/>
          <table:table-cell table:style-name="ce174" office:value-type="string" calcext:value-type="string">
            <text:p>(am Zweit-ersten) Sabbat: <text:s/>Jesus geht durch die Aeh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4" calcext:value-type="float">
            <text:p>2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Siehe, deine Jünger tun, was am Sabbat nicht erlaubt ist // warum tut ihr, was am Sabbat nicht erlaubt ist? // Joh: Es ist nicht erlaubt, die Liegematte zu 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8" calcext:value-type="float">
            <text:p>12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8" calcext:value-type="float">
            <text:p>2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hn des Menschen auch Herr des Sabbat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9" calcext:value-type="float">
            <text:p>12.09</text:p>
          </table:table-cell>
          <table:table-cell table:style-name="ce132"/>
          <table:table-cell table:style-name="ce142"/>
          <table:table-cell table:style-name="ce125" office:value-type="float" office:value="12.13" calcext:value-type="float">
            <text:p>12.13</text:p>
          </table:table-cell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1" calcext:value-type="float">
            <text:p>3.011</text:p>
          </table:table-cell>
          <table:table-cell table:style-name="ce125" office:value-type="float" office:value="3.06" calcext:value-type="float">
            <text:p>3.06</text:p>
          </table:table-cell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1" calcext:value-type="float">
            <text:p>6.061</text:p>
          </table:table-cell>
          <table:table-cell table:style-name="ce125" office:value-type="float" office:value="6.11" calcext:value-type="float">
            <text:p>6.11</text:p>
          </table:table-cell>
          <table:table-cell table:style-name="ce121"/>
          <table:table-cell table:style-name="ce122"/>
          <table:table-cell table:style-name="ce123" office:value-type="float" office:value="5.157" calcext:value-type="float">
            <text:p>5.15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-&gt; Synagoge</text:p>
          </table:table-cell>
          <table:table-cell table:style-name="ce170" table:number-columns-repeated="2"/>
          <table:table-cell table:style-name="ce174" office:value-type="string" calcext:value-type="string">
            <text:p>(an einem anderen Sabbat): Jesus kommt in ihre Synago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" calcext:value-type="float">
            <text:p>12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2" calcext:value-type="float">
            <text:p>3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2" calcext:value-type="float">
            <text:p>6.06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ensch mit verdorrter Hand. Sie fragen: Ist es erlaubt, am Sabbt gutes zu tun/heil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 und Pharisäer lauern, ob er am Sabbat heilen würde: Suchen Beschuldigung gehen Ih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8" calcext:value-type="float">
            <text:p>6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zum Menschen mit verdorrter Hand: stell dich in die Mitte // Strecke deine Hand 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1" calcext:value-type="float">
            <text:p>12.1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st es erlaubt, am Sabbat Gutes zu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" calcext:value-type="float">
            <text:p>6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9" calcext:value-type="float">
            <text:p>5.1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blickt auf sie (mk: mit Zor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1" calcext:value-type="float">
            <text:p>6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6" calcext:value-type="float">
            <text:p>5.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wurden mit Unverstand erfüllt // Pharisär halten Rat mit Herodianern, um Jesus umzubringen // Joh: Juden verfolgen Jesus, weil er dies am Sabbat getan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Default"/>
          <table:table-cell table:number-columns-repeated="2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Default"/>
          <table:table-cell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229" calcext:value-type="float">
            <text:p>12.2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6" office:value-type="string" calcext:value-type="string">
            <text:p>Pharisäer und/oder Herodianer wollen Jesus umbr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41" calcext:value-type="float">
            <text:p>12.141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1" calcext:value-type="float">
            <text:p>6.11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48" office:value-type="float" office:value="5.3" calcext:value-type="float">
            <text:p>5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42" calcext:value-type="float">
            <text:p>12.14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2" calcext:value-type="float">
            <text:p>6.11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31" calcext:value-type="float">
            <text:p>5.31</text:p>
          </table:table-cell>
          <table:table-cell table:style-name="ce148" office:value-type="float" office:value="5.47" calcext:value-type="float">
            <text:p>5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Vater legt Zeugnis ab von seinem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5" calcext:value-type="float">
            <text:p>12.1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62" calcext:value-type="float">
            <text:p>6.16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See</text:p>
          </table:table-cell>
          <table:table-cell table:number-columns-repeated="3"/>
          <table:table-cell office:value-type="string" calcext:value-type="string">
            <text:p>Jesus entweicht mit seinen Jüngern an den See (mt: von dannen), grosse Volksmenge folgt, Jesus heilt alle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6" calcext:value-type="float">
            <text:p>12.16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74" calcext:value-type="float">
            <text:p>6.174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Jesus bedroht sie: ihn nicht offenbar zu mach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7" calcext:value-type="float">
            <text:p>12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75" calcext:value-type="float">
            <text:p>3.0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6.163" calcext:value-type="float">
            <text:p>6.1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 Jesaja: Mein erwählter Knecht, an dem meine Seele wohlgefallen gefunden hat, ich werde meinen Geist auf ihn legen, und er wird den Nationen gericht ankün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8" calcext:value-type="float">
            <text:p>12.18</text:p>
          </table:table-cell>
          <table:table-cell table:style-name="ce123" office:value-type="float" office:value="12.18" calcext:value-type="float">
            <text:p>12.18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5" calcext:value-type="float">
            <text:p>3.125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6.177" calcext:value-type="float">
            <text:p>6.1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/>
          <table:table-cell table:style-name="ce174" office:value-type="string" calcext:value-type="string">
            <text:p>Jes 42 1-4: Siehe, mein Knecht, den ich erwählt habe, mein Geliebter, an welchem meine Seele Wohlgefallen gefunden hat - Ich werde meinen Geist auf ihn legen, und er wird den Nationen Gericht ankünd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2" calcext:value-type="float">
            <text:p>12.22</text:p>
          </table:table-cell>
          <table:table-cell table:style-name="ce132"/>
          <table:table-cell table:style-name="ce142"/>
          <table:table-cell table:style-name="ce125" office:value-type="float" office:value="12.23" calcext:value-type="float">
            <text:p>12.23</text:p>
          </table:table-cell>
          <table:table-cell table:style-name="ce121"/>
          <table:table-cell table:style-name="ce122"/>
          <table:table-cell table:style-name="ce123" office:value-type="float" office:value="3.215" calcext:value-type="float">
            <text:p>3.215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60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Blinder (und stummer) Besessener wird zu Jesus gebra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5" calcext:value-type="float">
            <text:p>12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" calcext:value-type="float">
            <text:p>3.20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Haus</text:p>
          </table:table-cell>
          <table:table-cell table:style-name="ce170" table:number-columns-repeated="2"/>
          <table:table-cell table:style-name="ce174" office:value-type="string" calcext:value-type="string">
            <text:p>Sie kommen in ein Haus, können nicht einmal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7" calcext:value-type="float">
            <text:p>12.2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gehörige: er ist ausser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4" calcext:value-type="float">
            <text:p>12.24</text:p>
          </table:table-cell>
          <table:table-cell table:style-name="ce132"/>
          <table:table-cell table:style-name="ce142"/>
          <table:table-cell table:style-name="ce125" office:value-type="float" office:value="12.32" calcext:value-type="float">
            <text:p>12.32</text:p>
          </table:table-cell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2"/>
          <table:table-cell table:style-name="ce125" office:value-type="float" office:value="3.3" calcext:value-type="float">
            <text:p>3.30</text:p>
          </table:table-cell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60"/>
          <table:table-cell table:style-name="ce125" office:value-type="float" office:value="11.23" calcext:value-type="float">
            <text:p>11.2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 kommen von Jerusalem herab: Er hat Belzebub, durch Obersten der Dämonen treibt er die Dämonen au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5" calcext:value-type="float">
            <text:p>12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7" calcext:value-type="float">
            <text:p>11.17</text:p>
          </table:table-cell>
          <table:table-cell table:style-name="ce160" office:value-type="float" office:value="11.17" calcext:value-type="float">
            <text:p>11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Reich wider sich selbst entzweit? Wie besteht es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6" calcext:value-type="float">
            <text:p>12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51" calcext:value-type="float">
            <text:p>11.1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pricht in Gleichnissen zu ihnen: wie kann Satan Satan austreib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6" calcext:value-type="float">
            <text:p>12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Satan mit sich selbst entzweit, wie wird sein Reich besteh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7" calcext:value-type="float">
            <text:p>12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1" calcext:value-type="float">
            <text:p>3.2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ich durch Beelzebul... wie eure Söhn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8" calcext:value-type="float">
            <text:p>12.28</text:p>
          </table:table-cell>
          <table:table-cell table:style-name="ce132" office:value-type="float" office:value="12.28" calcext:value-type="float">
            <text:p>12.2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5" calcext:value-type="float">
            <text:p>3.2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ich durch den Geist Gottes die Dämonen austreibe, ist das Reich Gottes zu euch ge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9" calcext:value-type="float">
            <text:p>12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7" calcext:value-type="float">
            <text:p>3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2" calcext:value-type="float">
            <text:p>11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emand kann in das Haus des Starken eindringen ... ohne zuver den Starken zu bin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" calcext:value-type="float">
            <text:p>12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75" calcext:value-type="float">
            <text:p>3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nicht mit mir ist, ist wider mich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1" calcext:value-type="float">
            <text:p>12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1" calcext:value-type="float">
            <text:p>11.231</text:p>
          </table:table-cell>
          <table:table-cell table:style-name="ce162" office:value-type="float" office:value="12.1" calcext:value-type="float">
            <text:p>12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2" calcext:value-type="float">
            <text:p>12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91" calcext:value-type="float">
            <text:p>3.29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2" calcext:value-type="float">
            <text:p>11.232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gen Sohn reden kann vergegben werden, nicht aber reden gegen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0" office:value-type="float" office:value="12.38" calcext:value-type="float">
            <text:p>12.38</text:p>
          </table:table-cell>
          <table:table-cell table:style-name="ce132"/>
          <table:table-cell table:style-name="ce142"/>
          <table:table-cell table:style-name="ce125" office:value-type="float" office:value="12.42" calcext:value-type="float">
            <text:p>12.42</text:p>
          </table:table-cell>
          <table:table-cell table:style-name="ce121"/>
          <table:table-cell table:style-name="ce122"/>
          <table:table-cell table:style-name="ce123" office:value-type="float" office:value="3.99" calcext:value-type="float">
            <text:p>3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56" office:value-type="float" office:value="11.16" calcext:value-type="float">
            <text:p>11.16</text:p>
          </table:table-cell>
          <table:table-cell table:style-name="ce123" office:value-type="float" office:value="11.291" calcext:value-type="float">
            <text:p>11.291</text:p>
          </table:table-cell>
          <table:table-cell table:style-name="ce125" office:value-type="float" office:value="11.32" calcext:value-type="float">
            <text:p>11.3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ir möchten ein Zeichen von dir/aus dem Himmel sehen // vgl mt-16-1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9" calcext:value-type="float">
            <text:p>12.39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1.29" calcext:value-type="float">
            <text:p>11.29</text:p>
          </table:table-cell>
          <table:table-cell table:style-name="ce123" office:value-type="float" office:value="11.292" calcext:value-type="float">
            <text:p>11.292</text:p>
          </table:table-cell>
          <table:table-cell/>
          <table:table-cell table:style-name="ce121"/>
          <table:table-cell table:style-name="ce122"/>
          <table:table-cell table:style-name="ce124" office:value-type="float" office:value="12.37" calcext:value-type="float">
            <text:p>12.37</text:p>
          </table:table-cell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Wiewohl er aber so viele Zeichen vor ihnen getan hatte, glaubten sie nicht an ihn / nur Zeichen des Jona wird gegeben wer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3" calcext:value-type="float">
            <text:p>12.43</text:p>
          </table:table-cell>
          <table:table-cell table:style-name="ce132" office:value-type="float" office:value="12.25" calcext:value-type="float">
            <text:p>12.25</text:p>
          </table:table-cell>
          <table:table-cell table:style-name="ce142"/>
          <table:table-cell table:style-name="ce125" office:value-type="float" office:value="12.45" calcext:value-type="float">
            <text:p>12.45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4" calcext:value-type="float">
            <text:p>11.24</text:p>
          </table:table-cell>
          <table:table-cell table:style-name="ce160"/>
          <table:table-cell table:style-name="ce125" office:value-type="float" office:value="11.26" calcext:value-type="float">
            <text:p>11.2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Rückkehr des unreinen Geistes (Reprise von lk-9-42?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6" calcext:value-type="float">
            <text:p>12.46</text:p>
          </table:table-cell>
          <table:table-cell table:style-name="ce132"/>
          <table:table-cell table:style-name="ce142"/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style-name="ce125" office:value-type="float" office:value="3.31" calcext:value-type="float">
            <text:p>3.31</text:p>
          </table:table-cell>
          <table:table-cell table:style-name="ce132"/>
          <table:table-cell table:style-name="ce125" office:value-type="float" office:value="3.35" calcext:value-type="float">
            <text:p>3.35</text:p>
          </table:table-cell>
          <table:table-cell table:style-name="ce121"/>
          <table:table-cell table:style-name="ce122"/>
          <table:table-cell table:style-name="ce124" office:value-type="float" office:value="8.19" calcext:value-type="float">
            <text:p>8.19</text:p>
          </table:table-cell>
          <table:table-cell table:style-name="ce160"/>
          <table:table-cell table:style-name="ce124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und Brüder von Jesus wollen zu Jesus, können nicht wegen Volksmen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8" calcext:value-type="float">
            <text:p>12.4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3" calcext:value-type="float">
            <text:p>3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91" calcext:value-type="float">
            <text:p>8.19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meine Mutter, wer sind meine Brü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5" calcext:value-type="float">
            <text:p>12.5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5" calcext:value-type="float">
            <text:p>3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1" calcext:value-type="float">
            <text:p>8.2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Willen/Wort Gottes tut, ist Bruder, Schwester, Mutter, vgl Mt 21:31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49]" office:value-type="float" office:value="13.006" calcext:value-type="float">
            <text:p>13.01</text:p>
          </table:table-cell>
          <table:table-cell table:style-name="ce136" office:value-type="float" office:value="13.006" calcext:value-type="float">
            <text:p>13.00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02" calcext:value-type="float">
            <text:p>4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32" calcext:value-type="float">
            <text:p>8.0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Geheimnisse des Reiches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5" calcext:value-type="float">
            <text:p>13.00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01" calcext:value-type="float">
            <text:p>4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31" calcext:value-type="float">
            <text:p>8.0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Haus -&gt; See</text:p>
          </table:table-cell>
          <table:table-cell table:style-name="ce170" table:number-columns-repeated="2"/>
          <table:table-cell table:style-name="ce174" office:value-type="string" calcext:value-type="string">
            <text:p>Jesus redet vieles in Gleichnissen (Mt 13;3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7" calcext:value-type="float">
            <text:p>13.007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6" office:value-type="float" office:value="4.011" calcext:value-type="float">
            <text:p>4.011</text:p>
          </table:table-cell>
          <table:table-cell table:style-name="ce125" office:value-type="float" office:value="4.02" calcext:value-type="float">
            <text:p>4.02</text:p>
          </table:table-cell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s dem Haus und setzt sich an den See / Die Geheimnisse des Reich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6" office:value-type="float" office:value="4.012" calcext:value-type="float">
            <text:p>4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Im Schiff</text:p>
          </table:table-cell>
          <table:table-cell table:style-name="ce170" table:number-columns-repeated="2"/>
          <table:table-cell table:style-name="ce174"/>
          <table:table-cell office:value-type="string" calcext:value-type="string">
            <text:p>Jesus steigt in ein Schiff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36" office:value-type="float" office:value="13.031" calcext:value-type="float">
            <text:p>13.0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2" calcext:value-type="float">
            <text:p>4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Redet vieles in Gleichnissen // lk-8-4: durch ein Gleich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54]" office:value-type="float" office:value="13.032" calcext:value-type="float">
            <text:p>13.03</text:p>
          </table:table-cell>
          <table:table-cell table:style-name="ce136" office:value-type="float" office:value="13.032" calcext:value-type="float">
            <text:p>13.032</text:p>
          </table:table-cell>
          <table:table-cell table:style-name="ce142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32"/>
          <table:table-cell table:style-name="ce125" office:value-type="float" office:value="4.09" calcext:value-type="float">
            <text:p>4.09</text:p>
          </table:table-cell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60"/>
          <table:table-cell table:style-name="ce125" office:value-type="float" office:value="8.08" calcext:value-type="float">
            <text:p>8.08</text:p>
          </table:table-cell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1" calcext:value-type="float">
            <text:p>11</text:p>
          </table:table-cell>
          <table:table-cell/>
          <table:table-cell table:style-name="ce174" office:value-type="string" calcext:value-type="string">
            <text:p>Das Gleichni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09" calcext:value-type="float">
            <text:p>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85" calcext:value-type="float">
            <text:p>8.0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Ohren hat, hör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56]" office:value-type="float" office:value="13.1" calcext:value-type="float">
            <text:p>13.10</text:p>
          </table:table-cell>
          <table:table-cell table:style-name="ce136" office:value-type="float" office:value="13.1" calcext:value-type="float">
            <text:p>13.100</text:p>
          </table:table-cell>
          <table:table-cell table:style-name="ce142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4" office:value-type="float" office:value="4.1" calcext:value-type="float">
            <text:p>4.10</text:p>
          </table:table-cell>
          <table:table-cell table:style-name="ce132"/>
          <table:table-cell table:style-name="ce125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4" office:value-type="float" office:value="8.09" calcext:value-type="float">
            <text:p>8.09</text:p>
          </table:table-cell>
          <table:table-cell table:style-name="ce160"/>
          <table:table-cell table:style-name="ce125" office:value-type="float" office:value="8.1" calcext:value-type="float">
            <text:p>8.10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ünger: warum redest du in Gleichnissen / was mag dieses Gleichnis sei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1" calcext:value-type="float">
            <text:p>13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Euch ist es gegeben, das Geheimnis des Reiches Gottes zu wissen, jenen aber in Gleichnisse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6" calcext:value-type="float">
            <text:p>12.3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Jesus verbirg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4" calcext:value-type="float">
            <text:p>13.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4" calcext:value-type="float">
            <text:p>12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saja (Jes 6:10) Mit Gehör nicht verstehen, sehend nicht wahrneh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" calcext:value-type="float">
            <text:p>14.1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er Teufel gibt Judas die Ueberliefung ins Herz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Jesus weiss, dass seine Stunde gekommen i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7" calcext:value-type="float">
            <text:p>13.17</text:p>
          </table:table-cell>
          <table:table-cell table:style-name="ce136" office:value-type="float" office:value="11.252" calcext:value-type="float">
            <text:p>11.252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9.99" calcext:value-type="float">
            <text:p>9.990</text:p>
          </table:table-cell>
          <table:table-cell table:style-name="Default"/>
          <table:table-cell/>
          <table:table-cell table:style-name="ce121"/>
          <table:table-cell/>
          <table:table-cell table:style-name="ce124" office:value-type="float" office:value="10.24" calcext:value-type="float">
            <text:p>10.24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3.244" calcext:value-type="float">
            <text:p>3.244</text:p>
          </table:table-cell>
          <table:table-cell/>
          <table:table-cell table:style-name="ce121"/>
          <table:table-cell table:number-columns-repeated="13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32" office:value-type="float" office:value="13.18" calcext:value-type="float">
            <text:p>13.18</text:p>
          </table:table-cell>
          <table:table-cell table:style-name="ce142"/>
          <table:table-cell table:style-name="ce125" office:value-type="float" office:value="13.23" calcext:value-type="float">
            <text:p>13.23</text:p>
          </table:table-cell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2"/>
          <table:table-cell table:style-name="ce125" office:value-type="float" office:value="4.2" calcext:value-type="float">
            <text:p>4.20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60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3" office:value-type="float" office:value="8.505" calcext:value-type="float">
            <text:p>8.5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3" calcext:value-type="float">
            <text:p>13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1" calcext:value-type="float">
            <text:p>8.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/>
          <table:table-cell table:style-name="ce174" office:value-type="string" calcext:value-type="string">
            <text:p>Gute Erde: der das Wort hört und versteht/die es aufnehmen/bewahr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4" calcext:value-type="float">
            <text:p>13.24</text:p>
          </table:table-cell>
          <table:table-cell table:style-name="ce132" office:value-type="float" office:value="13.24" calcext:value-type="float">
            <text:p>13.24</text:p>
          </table:table-cell>
          <table:table-cell table:style-name="ce142"/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style-name="ce123" office:value-type="float" office:value="4.205" calcext:value-type="float">
            <text:p>4.2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5" calcext:value-type="float">
            <text:p>8.1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Unkraut unter dem Weiz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1" calcext:value-type="float">
            <text:p>13.241</text:p>
          </table:table-cell>
          <table:table-cell table:style-name="ce132"/>
          <table:table-cell table:style-name="ce142"/>
          <table:table-cell table:style-name="ce125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5" office:value-type="float" office:value="4.21" calcext:value-type="float">
            <text:p>4.21</text:p>
          </table:table-cell>
          <table:table-cell table:style-name="ce132"/>
          <table:table-cell table:style-name="ce125" office:value-type="float" office:value="4.25" calcext:value-type="float">
            <text:p>4.25</text:p>
          </table:table-cell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60"/>
          <table:table-cell table:style-name="ce125" office:value-type="float" office:value="8.18" calcext:value-type="float">
            <text:p>8.18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Licht auf dem Leuchter. Vgl Lk 11:33-36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2" calcext:value-type="float">
            <text:p>13.2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22" calcext:value-type="float">
            <text:p>4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62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7.01" calcext:value-type="float">
            <text:p>17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verborgen, ausser damit es offenbar gemacht wird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3" calcext:value-type="float">
            <text:p>13.2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6" calcext:value-type="float">
            <text:p>4.26</text:p>
          </table:table-cell>
          <table:table-cell table:style-name="ce132"/>
          <table:table-cell table:style-name="ce125" office:value-type="float" office:value="4.29" calcext:value-type="float">
            <text:p>4.29</text:p>
          </table:table-cell>
          <table:table-cell table:style-name="ce121"/>
          <table:table-cell table:style-name="ce122"/>
          <table:table-cell table:style-name="ce123" office:value-type="float" office:value="8.171" calcext:value-type="float">
            <text:p>8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leichnis vom Wachstum der Saa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4" calcext:value-type="float">
            <text:p>13.2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72" calcext:value-type="float">
            <text:p>8.1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Die Erde bringt von selbst Frucht hervor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5" calcext:value-type="float">
            <text:p>13.24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4.29" calcext:value-type="float">
            <text:p>4.2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8.173" calcext:value-type="float">
            <text:p>8.173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Wenn sich Frucht darbietet: Sichel, denn die Ernte ist da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07" calcext:value-type="float">
            <text:p>13.3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Wie sollen wir das Reich Gottes vergleichen?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73]" office:value-type="float" office:value="13.31" calcext:value-type="float">
            <text:p>13.31</text:p>
          </table:table-cell>
          <table:table-cell table:style-name="ce132" office:value-type="float" office:value="13.31" calcext:value-type="float">
            <text:p>13.31</text:p>
          </table:table-cell>
          <table:table-cell table:style-name="ce142"/>
          <table:table-cell table:style-name="ce125" office:value-type="float" office:value="13.32" calcext:value-type="float">
            <text:p>13.32</text:p>
          </table:table-cell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 office:value-type="float" office:value="13.19" calcext:value-type="float">
            <text:p>13.19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Das Gleichnis vom Senfko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8" calcext:value-type="float">
            <text:p>3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71" calcext:value-type="float">
            <text:p>11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Sünden werden den Söhnen des Menschen vergeben werden, auch Lästerungen (mt: wer gegen <text:s/>den Sohn des Menschen reden wird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15" calcext:value-type="float">
            <text:p>13.3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" calcext:value-type="float">
            <text:p>6.0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2" calcext:value-type="float">
            <text:p>13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office:value-type="string" calcext:value-type="string">
            <text:p>Wem soll ich das Reich verglei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2" calcext:value-type="float">
            <text:p>13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ünden gegen Heiligen Geist wird nicht vergeben werde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77]" office:value-type="float" office:value="13.33" calcext:value-type="float">
            <text:p>13.33</text:p>
          </table:table-cell>
          <table:table-cell table:style-name="ce132" office:value-type="float" office:value="13.33" calcext:value-type="float">
            <text:p>13.33</text:p>
          </table:table-cell>
          <table:table-cell table:style-name="ce142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001" calcext:value-type="float">
            <text:p>6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" calcext:value-type="float">
            <text:p>13.20</text:p>
          </table:table-cell>
          <table:table-cell table:style-name="ce160"/>
          <table:table-cell table:style-name="ce125" office:value-type="float" office:value="13.21" calcext:value-type="float">
            <text:p>13.21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auerte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5" calcext:value-type="float">
            <text:p>13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2" calcext:value-type="float">
            <text:p>6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" calcext:value-type="float">
            <text:p>13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79]" office:value-type="float" office:value="13.36" calcext:value-type="float">
            <text:p>13.36</text:p>
          </table:table-cell>
          <table:table-cell table:style-name="ce132" office:value-type="float" office:value="13.36" calcext:value-type="float">
            <text:p>13.36</text:p>
          </table:table-cell>
          <table:table-cell table:style-name="ce142"/>
          <table:table-cell table:style-name="ce125" office:value-type="float" office:value="13.43" calcext:value-type="float">
            <text:p>13.43</text:p>
          </table:table-cell>
          <table:table-cell table:style-name="ce121"/>
          <table:table-cell table:style-name="ce122"/>
          <table:table-cell table:style-name="ce123" office:value-type="float" office:value="6.003" calcext:value-type="float">
            <text:p>6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Unkrau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80]" office:value-type="float" office:value="13.44" calcext:value-type="float">
            <text:p>13.44</text:p>
          </table:table-cell>
          <table:table-cell table:style-name="ce132" office:value-type="float" office:value="13.44" calcext:value-type="float">
            <text:p>13.44</text:p>
          </table:table-cell>
          <table:table-cell table:style-name="ce142"/>
          <table:table-cell table:style-name="ce125" office:value-type="float" office:value="13.46" calcext:value-type="float">
            <text:p>13.46</text:p>
          </table:table-cell>
          <table:table-cell table:style-name="ce121"/>
          <table:table-cell table:style-name="ce122"/>
          <table:table-cell table:style-name="ce123" office:value-type="float" office:value="6.004" calcext:value-type="float">
            <text:p>6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chatz im Acker und von der kostbaren Per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81]" office:value-type="float" office:value="13.47" calcext:value-type="float">
            <text:p>13.47</text:p>
          </table:table-cell>
          <table:table-cell table:style-name="ce132" office:value-type="float" office:value="13.47" calcext:value-type="float">
            <text:p>13.47</text:p>
          </table:table-cell>
          <table:table-cell table:style-name="ce142"/>
          <table:table-cell table:style-name="ce125" office:value-type="float" office:value="13.52" calcext:value-type="float">
            <text:p>13.52</text:p>
          </table:table-cell>
          <table:table-cell table:style-name="ce121"/>
          <table:table-cell table:style-name="ce122"/>
          <table:table-cell table:style-name="ce123" office:value-type="float" office:value="6.005" calcext:value-type="float">
            <text:p>6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Fichernetz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2" calcext:value-type="float">
            <text:p>13.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6" calcext:value-type="float">
            <text:p>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1" calcext:value-type="float">
            <text:p>13.2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zieht we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Gleichnisse vollendet, Jesus zieht von da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1" calcext:value-type="float">
            <text:p>13.541</text:p>
          </table:table-cell>
          <table:table-cell table:style-name="ce142"/>
          <table:table-cell table:style-name="ce125" office:value-type="float" office:value="13.58" calcext:value-type="float">
            <text:p>13.5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1" calcext:value-type="float">
            <text:p>6.011</text:p>
          </table:table-cell>
          <table:table-cell table:style-name="ce125" office:value-type="float" office:value="6.06" calcext:value-type="float">
            <text:p>6.06</text:p>
          </table:table-cell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1" calcext:value-type="float">
            <text:p>4.161</text:p>
          </table:table-cell>
          <table:table-cell table:style-name="ce125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aterstadt <text:span text:style-name="T2">(</text:span>Nz<text:span text:style-name="T2">)</text:span></text:p>
          </table:table-cell>
          <table:table-cell table:style-name="ce170" table:number-columns-repeated="2"/>
          <table:table-cell table:style-name="ce174" office:value-type="string" calcext:value-type="string">
            <text:p>Kommt nach Nazareth (Rückkehr?). <text:span text:style-name="T4">Der Unglaube der Einwohner von Nazareth/Die Verkündigung in der Synagoge von Nazareth</text:span>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2" calcext:value-type="float">
            <text:p>13.54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219" calcext:value-type="float">
            <text:p>4.219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Woher diesem diese Weisheit und die Wunderwerk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1" calcext:value-type="float">
            <text:p>13.541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5" calcext:value-type="float">
            <text:p>4.16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23" calcext:value-type="float">
            <text:p>3.2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ht nach Gewohnheit am Sabbattag in die Synagoge, um vorzule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2" calcext:value-type="float">
            <text:p>13.5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4.17" calcext:value-type="float">
            <text:p>4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53" calcext:value-type="float">
            <text:p>3.2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Buch des Propheten Jesaja: der Geist des Herrn ist auf mir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3" calcext:value-type="float">
            <text:p>13.54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8" calcext:value-type="float">
            <text:p>4.1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3.254" calcext:value-type="float">
            <text:p>3.25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in Nz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Der Geist is auf mir... auszurufen das angenehme Jahr des Her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5" calcext:value-type="float">
            <text:p>13.5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4.225" calcext:value-type="float">
            <text:p>4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ünger folgen ihm na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5" calcext:value-type="float">
            <text:p>13.5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number-columns-repeated="2"/>
          <table:table-cell table:style-name="ce121"/>
          <table:table-cell table:style-name="ce122"/>
          <table:table-cell table:style-name="ce155" office:value-type="float" office:value="4.22" calcext:value-type="float">
            <text:p>4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Ist dieser nicht der Sohn Josephs des Zimmermanns // , dessen Vater wir kennen.. wie sagt er «vom Himmel herniedergekommen»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7" calcext:value-type="float">
            <text:p>13.57</text:p>
          </table:table-cell>
          <table:table-cell table:style-name="ce162"/>
          <table:table-cell table:number-columns-repeated="2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4.24" calcext:value-type="float">
            <text:p>4.24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91]" office:value-type="float" office:value="13.58" calcext:value-type="float">
            <text:p>13.58</text:p>
          </table:table-cell>
          <table:table-cell table:style-name="ce132" office:value-type="float" office:value="13.58" calcext:value-type="float">
            <text:p>13.5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245" calcext:value-type="float">
            <text:p>4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6"/>
          <table:table-cell table:style-name="ce170" office:value-type="string" calcext:value-type="string">
            <text:p>-</text:p>
          </table:table-cell>
          <table:table-cell table:style-name="ce170" table:number-columns-repeated="4"/>
          <table:table-cell table:style-name="ce174"/>
          <table:table-cell office:value-type="string" calcext:value-type="string">
            <text:p>Tut nicht viele Wun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1" calcext:value-type="float">
            <text:p>13.58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4" calcext:value-type="float">
            <text:p>1.1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62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Synagoge alle von Wut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2" calcext:value-type="float">
            <text:p>13.58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9" calcext:value-type="float">
            <text:p>6.3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082" calcext:value-type="float">
            <text:p>9.08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assah ist nah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99" calcext:value-type="float">
            <text:p>13.990</text:p>
          </table:table-cell>
          <table:table-cell table:style-name="ce162" office:value-type="float" office:value="15.29" calcext:value-type="float">
            <text:p>15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8" calcext:value-type="float">
            <text:p>6.3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081" calcext:value-type="float">
            <text:p>9.0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f den Berg und setzt sich dort mit seinen Jünger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4" calcext:value-type="float">
            <text:p>6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2" calcext:value-type="float">
            <text:p>12</text:p>
          </table:table-cell>
          <table:table-cell table:style-name="ce174" office:value-type="string" calcext:value-type="string">
            <text:p>Herodes glaubt, Johannes sei aus den Toten auferstanden</text:p>
          </table:table-cell>
          <table:table-cell/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" calcext:value-type="float">
            <text:p>14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27" calcext:value-type="float">
            <text:p>6.27</text:p>
          </table:table-cell>
          <table:table-cell table:style-name="ce132"/>
          <table:table-cell table:style-name="ce125" office:value-type="float" office:value="6.29" calcext:value-type="float">
            <text:p>6.29</text:p>
          </table:table-cell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 office:value-type="float" office:value="9.09" calcext:value-type="float">
            <text:p>9.09</text:p>
          </table:table-cell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7" office:value-type="string" calcext:value-type="string">
            <text:p>Der Tod/Die Enthauptung Johannes des Täufers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2" calcext:value-type="float">
            <text:p>14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72" calcext:value-type="float">
            <text:p>6.2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01" calcext:value-type="float">
            <text:p>9.101</text:p>
          </table:table-cell>
          <table:table-cell table:style-name="ce123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Die Jünger des Johannes verkündigen dem Jesus, dass Johannes getötet wurde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5" calcext:value-type="float">
            <text:p>6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23" office:value-type="float" office:value="9.102" calcext:value-type="float">
            <text:p>9.1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Apostel kehren zurück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" calcext:value-type="float">
            <text:p>6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23" office:value-type="float" office:value="9.103" calcext:value-type="float">
            <text:p>9.10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Jesu Jünger berichten ihm alles, was sie getan und was sie gelehrt haben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8" calcext:value-type="float">
            <text:p>14.1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5" calcext:value-type="float">
            <text:p>6.305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60" office:value-type="float" office:value="9.11" calcext:value-type="float">
            <text:p>9.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Redet vom Reich Gottes, die Heilung brauchen, macht er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4" calcext:value-type="float">
            <text:p>14.134</text:p>
          </table:table-cell>
          <table:table-cell table:style-name="ce142"/>
          <table:table-cell table:style-name="ce12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6.31" calcext:value-type="float">
            <text:p>6.31</text:p>
          </table:table-cell>
          <table:table-cell table:style-name="ce132"/>
          <table:table-cell table:style-name="ce125" office:value-type="float" office:value="6.44" calcext:value-type="float">
            <text:p>6.44</text:p>
          </table:table-cell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2" calcext:value-type="float">
            <text:p>9.122</text:p>
          </table:table-cell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25" office:value-type="float" office:value="6.14" calcext:value-type="float">
            <text:p>6.14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0"/>
          <table:table-cell table:style-name="ce170" office:value-type="float" office:value="13" calcext:value-type="float">
            <text:p>13</text:p>
          </table:table-cell>
          <table:table-cell table:style-name="ce80" office:value-type="string" calcext:value-type="string">
            <text:p>Die Speisung der Fünftausend</text:p>
          </table:table-cell>
          <table:table-cell table:style-name="ce80"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6" calcext:value-type="float">
            <text:p>14.1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2" calcext:value-type="float">
            <text:p>6.32</text:p>
          </table:table-cell>
          <table:table-cell table:style-name="ce132" office:value-type="float" office:value="6.32" calcext:value-type="float">
            <text:p>6.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21" calcext:value-type="float">
            <text:p>9.1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8" calcext:value-type="float">
            <text:p>6.0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Mit Schiff an öden 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" calcext:value-type="float">
            <text:p>6.2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2" calcext:value-type="float">
            <text:p>9.1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6" calcext:value-type="float">
            <text:p>6.0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Als Jesus hört, dass Johannes Tod ist, geht er an einen öden Ort besonders, Und als die Volksmengen es hörten, folgten sie ihm zu Fuss aus den Städ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6" calcext:value-type="float">
            <text:p>6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23" office:value-type="float" office:value="9.104" calcext:value-type="float">
            <text:p>9.10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office:value-type="string" calcext:value-type="string">
            <text:p>Nach Bethsaida, einem öden Ort (mit dem Schiff)</text:p>
          </table:table-cell>
          <table:table-cell table:style-name="ce175"/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1" calcext:value-type="float">
            <text:p>14.131</text:p>
          </table:table-cell>
          <table:table-cell table:style-name="ce162" office:value-type="float" office:value="9.36" calcext:value-type="float">
            <text:p>9.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4" calcext:value-type="float">
            <text:p>6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22" calcext:value-type="float">
            <text:p>9.1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9" calcext:value-type="float">
            <text:p>6.0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4" calcext:value-type="float">
            <text:p>14.134</text:p>
          </table:table-cell>
          <table:table-cell table:style-name="ce136" office:value-type="float" office:value="14.131" calcext:value-type="float">
            <text:p>14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36" calcext:value-type="float">
            <text:p>6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6" calcext:value-type="float">
            <text:p>9.12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4" calcext:value-type="float">
            <text:p>6.05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, -&gt; Bethsaida</text:p>
          </table:table-cell>
          <table:table-cell table:style-name="ce170" table:number-columns-repeated="2"/>
          <table:table-cell office:value-type="string" calcext:value-type="string">
            <text:p>Jesus zieht sich mit Jüngern an einen oeden Ort zurück: Bethsaid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4" calcext:value-type="float">
            <text:p>14.14</text:p>
          </table:table-cell>
          <table:table-cell table:style-name="ce132" office:value-type="float" office:value="14.14" calcext:value-type="float">
            <text:p>1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41" calcext:value-type="float">
            <text:p>6.3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" calcext:value-type="float">
            <text:p>9.1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Jesus heilt die schwa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45" calcext:value-type="float">
            <text:p>14.1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5" calcext:value-type="float">
            <text:p>6.35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3" office:value-type="float" office:value="9.112" calcext:value-type="float">
            <text:p>9.1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8" calcext:value-type="float">
            <text:p>6.058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table:style-name="ce174"/>
          <table:table-cell table:style-name="ce174" office:value-type="string" calcext:value-type="string">
            <text:p>Als es schon spät am Tag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34" calcext:value-type="float">
            <text:p>6.1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4" calcext:value-type="float">
            <text:p>9.12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2" calcext:value-type="float">
            <text:p>6.0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3"/>
          <table:table-cell table:style-name="ce170" office:value-type="string" calcext:value-type="string">
            <text:p>Der Tag begann sich zu neigen. Entlass sie, damit die Speise finden, denn hier wind wir an einem öden 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6" calcext:value-type="float">
            <text:p>6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8" calcext:value-type="float">
            <text:p>9.1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6" calcext:value-type="float">
            <text:p>6.0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ntlass sie, damit sie sich Brote kaufen (sie haben nichts zu ess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6" calcext:value-type="float">
            <text:p>14.16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7" calcext:value-type="float">
            <text:p>6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3" office:value-type="float" office:value="9.132" calcext:value-type="float">
            <text:p>9.1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88" calcext:value-type="float">
            <text:p>6.08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bt ihr ihnen zu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7" calcext:value-type="float">
            <text:p>6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3" calcext:value-type="float">
            <text:p>9.130</text:p>
          </table:table-cell>
          <table:table-cell table:style-name="ce123" office:value-type="float" office:value="9.133" calcext:value-type="float">
            <text:p>9.133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llen wir für 200 Denare Brote kauf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7" calcext:value-type="float">
            <text:p>14.17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8" calcext:value-type="float">
            <text:p>6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3" office:value-type="float" office:value="9.134" calcext:value-type="float">
            <text:p>9.134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Andreas (Bruder von Petrus) sagt: Ein Knabe hat 5 Gerstenbrote und 2 Fisc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72" calcext:value-type="float">
            <text:p>14.17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" calcext:value-type="float">
            <text:p>6.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23"/>
          <table:table-cell table:style-name="ce125"/>
          <table:table-cell table:style-name="ce121"/>
          <table:table-cell table:style-name="ce122"/>
          <table:table-cell table:style-name="ce123" office:value-type="float" office:value="6.092" calcext:value-type="float">
            <text:p>6.0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5000 Mann, sie sollen sich zu je 50 lagern (Mk: zu je 100 und 5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2" calcext:value-type="float">
            <text:p>14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2" calcext:value-type="float">
            <text:p>6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wurden gesättigt, 12 Handkörbe bleiben übr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201" calcext:value-type="float">
            <text:p>14.2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21" calcext:value-type="float">
            <text:p>6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1" calcext:value-type="float">
            <text:p>9.1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4" calcext:value-type="float">
            <text:p>6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wahrhaftig der Prophet, der in die Welt kommen sol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 office:value-type="float" office:value="6.56" calcext:value-type="float">
            <text:p>6.56</text:p>
          </table:table-cell>
          <table:table-cell table:style-name="ce121"/>
          <table:table-cell table:style-name="ce122"/>
          <table:table-cell table:style-name="ce123" office:value-type="float" office:value="9.173" calcext:value-type="float">
            <text:p>9.17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9" calcext:value-type="float">
            <text:p>6.19</text:p>
          </table:table-cell>
          <table:table-cell table:style-name="ce125" office:value-type="float" office:value="6.21" calcext:value-type="float">
            <text:p>6.2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4" calcext:value-type="float">
            <text:p>14</text:p>
          </table:table-cell>
          <table:table-cell table:style-name="ce174" office:value-type="string" calcext:value-type="string">
            <text:p>Jesus geht auf dem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4" calcext:value-type="float">
            <text:p>9.17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8" calcext:value-type="float">
            <text:p>6.18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 (Bethsaida)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Jesus nötigt die Jünger, ins Schiff zu steigen und ans Jenseitige Ufer zu fahren (Bethsaida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6" calcext:value-type="float">
            <text:p>6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5" calcext:value-type="float">
            <text:p>9.17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5" calcext:value-type="float">
            <text:p>6.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Jesus erkannte, dass sie ihn zum König machen wollten, steigt auf Berg besonders, um zu bete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7" calcext:value-type="float">
            <text:p>6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6" calcext:value-type="float">
            <text:p>9.17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1" calcext:value-type="float">
            <text:p>6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chiff mitten auf dem See, leidet N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8" calcext:value-type="float">
            <text:p>6.4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7" calcext:value-type="float">
            <text:p>9.17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ierte Nachtwache: Er kommt, wandelnd auf dem Se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" calcext:value-type="float">
            <text:p>6.5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8" calcext:value-type="float">
            <text:p>9.17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bins, fuerchtet euch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1" calcext:value-type="float">
            <text:p>6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9" calcext:value-type="float">
            <text:p>9.17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und Petrus steigen ins Schiff, der Wind legt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34" calcext:value-type="float">
            <text:p>14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3" calcext:value-type="float">
            <text:p>6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" calcext:value-type="float">
            <text:p>9.180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1" calcext:value-type="float">
            <text:p>6.1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Kommen Im Land Genezareth a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25]" office:value-type="float" office:value="14.35" calcext:value-type="float">
            <text:p>14.35</text:p>
          </table:table-cell>
          <table:table-cell table:style-name="ce132" office:value-type="float" office:value="14.35" calcext:value-type="float">
            <text:p>14.3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59" calcext:value-type="float">
            <text:p>6.45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1" calcext:value-type="float">
            <text:p>9.18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2" calcext:value-type="float">
            <text:p>6.19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Leidende berühren Quaste seines Kleid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99" calcext:value-type="float">
            <text:p>14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5" calcext:value-type="float">
            <text:p>6.35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3" office:value-type="float" office:value="9.331" calcext:value-type="float">
            <text:p>9.3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K</text:p>
          </table:table-cell>
          <table:table-cell table:style-name="ce170" table:number-columns-repeated="2"/>
          <table:table-cell table:style-name="ce174" office:value-type="string" calcext:value-type="string">
            <text:p>Ueber den See nach Kaperna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42"/>
          <table:table-cell table:style-name="ce125" office:value-type="float" office:value="15.09" calcext:value-type="float">
            <text:p>15.09</text:p>
          </table:table-cell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 office:value-type="float" office:value="7.13" calcext:value-type="float">
            <text:p>7.13</text:p>
          </table:table-cell>
          <table:table-cell table:style-name="ce121"/>
          <table:table-cell table:style-name="ce122"/>
          <table:table-cell table:style-name="ce123" office:value-type="float" office:value="9.183" calcext:value-type="float">
            <text:p>9.18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Pharisäer und die Überlieferung der Al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4" calcext:value-type="float">
            <text:p>9.184</text:p>
          </table:table-cell>
          <table:table-cell table:style-name="ce162" office:value-type="float" office:value="11.38" calcext:value-type="float">
            <text:p>11.38</text:p>
          </table:table-cell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rum übertreten die Jünger die Ueberlieferung der Alten: sie waschen die Hände nicht, wenn sie Brot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7" calcext:value-type="float">
            <text:p>15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6" calcext:value-type="float">
            <text:p>7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5" calcext:value-type="float">
            <text:p>9.18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4" calcext:value-type="float">
            <text:p>6.1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(Prophet?) Jesaja geweissagt: Volk ehrt mich mit den Lippen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1" calcext:value-type="float">
            <text:p>15.10</text:p>
          </table:table-cell>
          <table:table-cell table:style-name="ce132"/>
          <table:table-cell table:style-name="ce14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5" office:value-type="float" office:value="7.14" calcext:value-type="float">
            <text:p>7.14</text:p>
          </table:table-cell>
          <table:table-cell table:style-name="ce132"/>
          <table:table-cell table:style-name="ce125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23" office:value-type="float" office:value="9.186" calcext:value-type="float">
            <text:p>9.18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5" calcext:value-type="float">
            <text:p>6.1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Herz des Menschen: Quelle der Verunreinig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1" calcext:value-type="float">
            <text:p>15.21</text:p>
          </table:table-cell>
          <table:table-cell table:style-name="ce136" office:value-type="float" office:value="15.21" calcext:value-type="float">
            <text:p>15.21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1" calcext:value-type="float">
            <text:p>7.2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87" calcext:value-type="float">
            <text:p>9.18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6" calcext:value-type="float">
            <text:p>6.1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y,Sd</text:p>
          </table:table-cell>
          <table:table-cell table:style-name="ce170" table:number-columns-repeated="2"/>
          <table:table-cell table:style-name="ce174" office:value-type="string" calcext:value-type="string">
            <text:p>Entweichen in die Gegenden von Tyrus und Sido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432]" office:value-type="float" office:value="15.211" calcext:value-type="float">
            <text:p>15.21</text:p>
          </table:table-cell>
          <table:table-cell table:style-name="ce136" office:value-type="float" office:value="15.211" calcext:value-type="float">
            <text:p>15.211</text:p>
          </table:table-cell>
          <table:table-cell table:style-name="ce142"/>
          <table:table-cell table:style-name="ce125" office:value-type="float" office:value="15.29" calcext:value-type="float">
            <text:p>15.29</text:p>
          </table:table-cell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2" calcext:value-type="float">
            <text:p>7.242</text:p>
          </table:table-cell>
          <table:table-cell table:style-name="ce125" office:value-type="float" office:value="7.3" calcext:value-type="float">
            <text:p>7.30</text:p>
          </table:table-cell>
          <table:table-cell table:style-name="ce121"/>
          <table:table-cell table:style-name="ce122"/>
          <table:table-cell table:style-name="ce123" office:value-type="float" office:value="9.188" calcext:value-type="float">
            <text:p>9.18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-&gt; <text:span text:style-name="T5">biblisches/Bücher/Evangelien/Abschnitte/Die-Heilung-der-Tochter-der-kananäischen-Frau </text:span>(Heilung der Tochter der  kananäischen Frau/der Frau aus Syrophönizi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2" calcext:value-type="float">
            <text:p>15.2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5" calcext:value-type="float">
            <text:p>7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9" calcext:value-type="float">
            <text:p>9.18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usreibung eines unreinen Geistes einer Tochter einer Griechin/Syrophonöceri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225" calcext:value-type="float">
            <text:p>15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2" calcext:value-type="float">
            <text:p>7.32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9.191" calcext:value-type="float">
            <text:p>9.19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eines Tauben der schwer rede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" calcext:value-type="float">
            <text:p>7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2" calcext:value-type="float">
            <text:p>9.19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Kommt von Tyrus und Sidon an den See von Galiläa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9" calcext:value-type="float">
            <text:p>15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1" calcext:value-type="float">
            <text:p>7.301</text:p>
          </table:table-cell>
          <table:table-cell table:style-name="ce125" table:number-columns-repeated="2"/>
          <table:table-cell table:style-name="ce121"/>
          <table:table-cell table:style-name="ce122"/>
          <table:table-cell table:style-name="ce123" office:value-type="float" office:value="9.193" calcext:value-type="float">
            <text:p>9.19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62" office:value-type="float" office:value="6.03" calcext:value-type="float">
            <text:p>6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ee von G.</text:p>
          </table:table-cell>
          <table:table-cell table:style-name="ce170" table:number-columns-repeated="2"/>
          <table:table-cell table:style-name="ce174" office:value-type="string" calcext:value-type="string">
            <text:p>Kommt an den See von Galiläa, steigt auf den Berg, setz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5" calcext:value-type="float">
            <text:p>7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5" calcext:value-type="float">
            <text:p>9.19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Volksmenge mit Lahmen, Blinden, Stummen, Krüppeln... werfen sie ihm zu Füssen, Jesus heilt si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2"/>
          <table:table-cell table:style-name="ce142"/>
          <table:table-cell table:style-name="ce125" office:value-type="float" office:value="15.31" calcext:value-type="float">
            <text:p>15.31</text:p>
          </table:table-cell>
          <table:table-cell table:style-name="ce121"/>
          <table:table-cell table:style-name="ce122"/>
          <table:table-cell table:style-name="ce123" office:value-type="float" office:value="7.311" calcext:value-type="float">
            <text:p>7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4" calcext:value-type="float">
            <text:p>9.19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von Lahmen, Blinden, Stummen, Krüppel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1" calcext:value-type="float">
            <text:p>15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12" calcext:value-type="float">
            <text:p>7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6" calcext:value-type="float">
            <text:p>9.19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 sieht, dass Stumme reden, Krüppel gesund werden, Lahme wandeln und Blinde sehen: sie verherrlichen den Gott Israel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319" calcext:value-type="float">
            <text:p>15.3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7" calcext:value-type="float">
            <text:p>9.19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 hat alles wohl gemacht: Taube hören, Stumme re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2" calcext:value-type="float">
            <text:p>15.32</text:p>
          </table:table-cell>
          <table:table-cell table:style-name="ce132"/>
          <table:table-cell table:style-name="ce142"/>
          <table:table-cell table:style-name="ce125" office:value-type="float" office:value="15.39" calcext:value-type="float">
            <text:p>15.39</text:p>
          </table:table-cell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25" office:value-type="float" office:value="8.09" calcext:value-type="float">
            <text:p>8.09</text:p>
          </table:table-cell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7.915" calcext:value-type="float">
            <text:p>7.9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5" calcext:value-type="float">
            <text:p>15</text:p>
          </table:table-cell>
          <table:table-cell table:style-name="ce80" office:value-type="string" calcext:value-type="string">
            <text:p>Grosse Volksmenge hat nichts zu essen (Die Speisung der Viertausend)</text:p>
          </table:table-cell>
          <table:table-cell table:style-name="ce80"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3" calcext:value-type="float">
            <text:p>15.33</text:p>
          </table:table-cell>
          <table:table-cell table:style-name="ce132" office:value-type="float" office:value="15.33" calcext:value-type="float">
            <text:p>15.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9" calcext:value-type="float">
            <text:p>9.19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Woher nehmen wir so viele Brote in dieser Einöd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9" calcext:value-type="float">
            <text:p>15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1" calcext:value-type="float">
            <text:p>9.2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chiff Gebiet von Magada</text:p>
          </table:table-cell>
          <table:table-cell table:style-name="ce170" table:number-columns-repeated="2"/>
          <table:table-cell table:style-name="ce174" office:value-type="string" calcext:value-type="string">
            <text:p>Kommt in das Gebiet von Magada/Dalmanuth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99" calcext:value-type="float">
            <text:p>15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23" calcext:value-type="float">
            <text:p>12.23</text:p>
          </table:table-cell>
          <table:table-cell table:style-name="ce125" office:value-type="float" office:value="12.36" calcext:value-type="float">
            <text:p>12.36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Stunde ist gekommen, dass der Sohn des Menschen verherrlicht werd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1" calcext:value-type="float">
            <text:p>16.01</text:p>
          </table:table-cell>
          <table:table-cell table:style-name="ce132"/>
          <table:table-cell table:style-name="ce142"/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3" calcext:value-type="float">
            <text:p>6.2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rderung nach dem Zeichen aus dem Himmel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3" calcext:value-type="float">
            <text:p>16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6" calcext:value-type="float">
            <text:p>1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gesicht der Erde und Himmel koennt ihr beurteilen, nicht aber die Zeichen der Zei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6" office:value-type="float" office:value="16.051" calcext:value-type="float">
            <text:p>16.05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</text:p>
          </table:table-cell>
          <table:table-cell table:style-name="ce170" table:number-columns-repeated="2"/>
          <table:table-cell table:style-name="ce174"/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6" office:value-type="float" office:value="16.052" calcext:value-type="float">
            <text:p>16.052</text:p>
          </table:table-cell>
          <table:table-cell table:style-name="ce142"/>
          <table:table-cell table:style-name="ce125" office:value-type="float" office:value="16.12" calcext:value-type="float">
            <text:p>16.12</text:p>
          </table:table-cell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2"/>
          <table:table-cell table:style-name="ce125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Jünger vergassen, Brot mitzuneh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6" calcext:value-type="float">
            <text:p>16.0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3" calcext:value-type="float">
            <text:p>9.20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ütet euch vor dem Sauerteig der Pharisä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1" calcext:value-type="float">
            <text:p>16.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1" calcext:value-type="float">
            <text:p>8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3" calcext:value-type="float">
            <text:p>9.20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versteht ih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5" calcext:value-type="float">
            <text:p>16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65" calcext:value-type="float">
            <text:p>8.2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betet allein, fragt Jünger, was sagen Volksmengen, dass er sei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5" calcext:value-type="float">
            <text:p>16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65" calcext:value-type="float">
            <text:p>8.2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9" calcext:value-type="float">
            <text:p>9.1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1" calcext:value-type="float">
            <text:p>6.1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aber antworteten und sprachen: Johannes der Täufer; andere aber: Elias; andere aber, daß einer der alten Propheten auferstanden sei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1" calcext:value-type="float">
            <text:p>16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1" calcext:value-type="float">
            <text:p>8.2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6" calcext:value-type="float">
            <text:p>16</text:p>
          </table:table-cell>
          <table:table-cell table:style-name="ce174" office:value-type="string" calcext:value-type="string">
            <text:p>Jesus und seine Jünger gehen in die Gegenden von Cäserea Philipp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2" calcext:value-type="float">
            <text:p>16.13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2" calcext:value-type="float">
            <text:p>8.2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sie in die Gegenden von Cäsarea Philippi gekommen war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3" calcext:value-type="float">
            <text:p>16.1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" calcext:value-type="float">
            <text:p>8.27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9" calcext:value-type="float">
            <text:p>9.19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sagen die Menschen, dass ich se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5" calcext:value-type="float">
            <text:p>16.15</text:p>
          </table:table-cell>
          <table:table-cell table:style-name="ce132"/>
          <table:table-cell table:style-name="ce14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 office:value-type="float" office:value="8.291" calcext:value-type="float">
            <text:p>8.291</text:p>
          </table:table-cell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1" calcext:value-type="float">
            <text:p>9.201</text:p>
          </table:table-cell>
          <table:table-cell table:style-name="ce125" office:value-type="float" office:value="9.21" calcext:value-type="float">
            <text:p>9.21</text:p>
          </table:table-cell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number-columns-repeated="2"/>
          <table:table-cell office:value-type="string" calcext:value-type="string">
            <text:p>Ihr aber, wer sagt ihr, dass ich sei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95" calcext:value-type="float">
            <text:p>8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2" calcext:value-type="float">
            <text:p>9.2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Petrus: Du bist der Christus, der Sohn des lebendigen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62" calcext:value-type="float">
            <text:p>16.1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4" calcext:value-type="float">
            <text:p>10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ragt weder Börse nocht Tasche, noch Sandalen, und gruesst niemand auf dem We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65" calcext:value-type="float">
            <text:p>16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1" calcext:value-type="float">
            <text:p>9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Jesus bedroht sie und gebietet, dies niemand zu s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9" calcext:value-type="float">
            <text:p>16.19</text:p>
          </table:table-cell>
          <table:table-cell table:style-name="ce132" office:value-type="float" office:value="16.19" calcext:value-type="float">
            <text:p>16.1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05" calcext:value-type="float">
            <text:p>8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15" calcext:value-type="float">
            <text:p>9.2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Petrus wird Schlüssel des Reiches d. Himmel erhal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6" office:value-type="float" office:value="16.211" calcext:value-type="float">
            <text:p>16.211</text:p>
          </table:table-cell>
          <table:table-cell table:style-name="ce142"/>
          <table:table-cell table:style-name="ce125" office:value-type="float" office:value="16.23" calcext:value-type="float">
            <text:p>16.23</text:p>
          </table:table-cell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32"/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2" calcext:value-type="float">
            <text:p>9.22</text:p>
          </table:table-cell>
          <table:table-cell table:style-name="ce160"/>
          <table:table-cell table:style-name="ce125" office:value-type="float" office:value="9.22" calcext:value-type="float">
            <text:p>9.22</text:p>
          </table:table-cell>
          <table:table-cell table:style-name="ce121"/>
          <table:table-cell table:style-name="ce122"/>
          <table:table-cell table:style-name="ce123" office:value-type="float" office:value="6.208" calcext:value-type="float">
            <text:p>6.2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7" calcext:value-type="float">
            <text:p>17</text:p>
          </table:table-cell>
          <table:table-cell table:style-name="ce76" office:value-type="string" calcext:value-type="string">
            <text:p>Die erste Ankündigung von Jesu Tod und Auferstehung</text:p>
          </table:table-cell>
          <table:table-cell table:style-name="ce76" table:number-columns-repeated="2"/>
          <table:table-cell table:style-name="ce79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6" office:value-type="float" office:value="16.212" calcext:value-type="float">
            <text:p>16.2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5" calcext:value-type="float">
            <text:p>8.3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25" calcext:value-type="float">
            <text:p>9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muss nach Jerusalem (mt), von Aeltesten, Hohepriestern und Schriftgelehrten verworfen werden, getötet und am 3. Tag auferweckt we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63]" office:value-type="float" office:value="16.22" calcext:value-type="float">
            <text:p>16.22</text:p>
          </table:table-cell>
          <table:table-cell table:style-name="ce132" office:value-type="float" office:value="16.22" calcext:value-type="float">
            <text:p>16.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3" calcext:value-type="float">
            <text:p>8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26" calcext:value-type="float">
            <text:p>9.2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widerfahre dir nich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64]" office:value-type="float" office:value="16.23" calcext:value-type="float">
            <text:p>16.23</text:p>
          </table:table-cell>
          <table:table-cell table:style-name="ce132" office:value-type="float" office:value="16.23" calcext:value-type="float">
            <text:p>16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2" calcext:value-type="float">
            <text:p>8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27" calcext:value-type="float">
            <text:p>9.2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1" calcext:value-type="float">
            <text:p>6.2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adelung des Petrus: Geh hinter mich, Sat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4" calcext:value-type="float">
            <text:p>16.24</text:p>
          </table:table-cell>
          <table:table-cell table:style-name="ce132"/>
          <table:table-cell table:style-name="ce142"/>
          <table:table-cell table:style-name="ce125" office:value-type="float" office:value="16.28" calcext:value-type="float">
            <text:p>16.28</text:p>
          </table:table-cell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25" office:value-type="float" office:value="9.01" calcext:value-type="float">
            <text:p>9.01</text:p>
          </table:table-cell>
          <table:table-cell table:style-name="ce121"/>
          <table:table-cell table:style-name="ce122"/>
          <table:table-cell table:style-name="ce124" office:value-type="float" office:value="9.23" calcext:value-type="float">
            <text:p>9.23</text:p>
          </table:table-cell>
          <table:table-cell table:style-name="ce160"/>
          <table:table-cell table:style-name="ce125" office:value-type="float" office:value="9.27" calcext:value-type="float">
            <text:p>9.27</text:p>
          </table:table-cell>
          <table:table-cell table:style-name="ce121"/>
          <table:table-cell table:style-name="ce122"/>
          <table:table-cell table:style-name="ce123" office:value-type="float" office:value="6.221" calcext:value-type="float">
            <text:p>6.2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8" calcext:value-type="float">
            <text:p>18</text:p>
          </table:table-cell>
          <table:table-cell table:style-name="ce174" office:value-type="string" calcext:value-type="string">
            <text:p>Spricht zu Jüngern // allen: wer mir nachkommen will, nehme Kreuz auf si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6" calcext:value-type="float">
            <text:p>16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6" calcext:value-type="float">
            <text:p>8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31" calcext:value-type="float">
            <text:p>9.2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22" calcext:value-type="float">
            <text:p>6.2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nützt es, die Welt zu gewinnen, aber die Seele zu verlier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8" calcext:value-type="float">
            <text:p>1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9.27" calcext:value-type="float">
            <text:p>9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2" calcext:value-type="float">
            <text:p>8.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19" calcext:value-type="float">
            <text:p>19</text:p>
          </table:table-cell>
          <table:table-cell table:style-name="ce174" office:value-type="string" calcext:value-type="string">
            <text:p>Einige werden Tod nicht schmecken, bis Reich Gottes gesehen (Vgl. Ausdruck in Joh 8:52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1" calcext:value-type="float">
            <text:p>17.01</text:p>
          </table:table-cell>
          <table:table-cell table:style-name="ce132"/>
          <table:table-cell table:style-name="ce142"/>
          <table:table-cell table:style-name="ce125" office:value-type="float" office:value="17.13" calcext:value-type="float">
            <text:p>17.13</text:p>
          </table:table-cell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60"/>
          <table:table-cell table:style-name="ce125" office:value-type="float" office:value="9.36" calcext:value-type="float">
            <text:p>9.36</text:p>
          </table:table-cell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20" calcext:value-type="float">
            <text:p>20</text:p>
          </table:table-cell>
          <table:table-cell table:style-name="ce174" office:value-type="string" calcext:value-type="string">
            <text:p>Die Verklär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011" calcext:value-type="float">
            <text:p>1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021" calcext:value-type="float">
            <text:p>9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ose und Elia besprechen Ausgang, den Er in Jerusalem erfüllen s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1" calcext:value-type="float">
            <text:p>17.09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1" calcext:value-type="float">
            <text:p>9.09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vom Berg herabgestiegen: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2" calcext:value-type="float">
            <text:p>17.0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2" calcext:value-type="float">
            <text:p>9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375" calcext:value-type="float">
            <text:p>9.3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niemand das Gesicht, bis Sohn des Menschen aus den Toten auferstanden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" calcext:value-type="float">
            <text:p>17.1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377" calcext:value-type="float">
            <text:p>9.3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rum sagen Schriftgelehrte, dass Elias kommen müsse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2" calcext:value-type="float">
            <text:p>17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79" calcext:value-type="float">
            <text:p>9.3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6" calcext:value-type="float">
            <text:p>6.1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ch der Sohn des Menschen wird, wie J.d.T, lei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4" calcext:value-type="float">
            <text:p>17.14</text:p>
          </table:table-cell>
          <table:table-cell table:style-name="ce132"/>
          <table:table-cell table:style-name="ce142"/>
          <table:table-cell table:style-name="ce125" office:value-type="float" office:value="17.21" calcext:value-type="float">
            <text:p>17.21</text:p>
          </table:table-cell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25" office:value-type="float" office:value="9.29" calcext:value-type="float">
            <text:p>9.29</text:p>
          </table:table-cell>
          <table:table-cell table:style-name="ce121"/>
          <table:table-cell table:style-name="ce122"/>
          <table:table-cell table:style-name="ce124" office:value-type="float" office:value="9.38" calcext:value-type="float">
            <text:p>9.38</text:p>
          </table:table-cell>
          <table:table-cell table:style-name="ce160"/>
          <table:table-cell table:style-name="ce125" office:value-type="float" office:value="9.43" calcext:value-type="float">
            <text:p>9.43</text:p>
          </table:table-cell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2"/>
          <table:table-cell/>
          <table:table-cell table:style-name="ce170" table:number-columns-repeated="5"/>
          <table:table-cell table:style-name="ce170" office:value-type="float" office:value="21" calcext:value-type="float">
            <text:p>21</text:p>
          </table:table-cell>
          <table:table-cell table:style-name="ce174" office:value-type="string" calcext:value-type="string">
            <text:p>Die Heilung eines mondsüchtigen/besessenen Kn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5" calcext:value-type="float">
            <text:p>17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1" calcext:value-type="float">
            <text:p>9.3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Lehrer, ich habe meinen mondsüchtigen Sohn zu dir gebra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7" calcext:value-type="float">
            <text:p>17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9" calcext:value-type="float">
            <text:p>9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1" calcext:value-type="float">
            <text:p>9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O ungläubiges Geschlecht! Bis wann soll ich bei euch sein? Bis wann soll ich euch ertragen 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175" calcext:value-type="float">
            <text:p>17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195" calcext:value-type="float">
            <text:p>9.1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2" calcext:value-type="float">
            <text:p>9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Jesus bedroht den unreinen Geist und heilt den Knaben und gibt ihn dem Vater zurück. (Wird dieses Thema in lk-11-24 wieder aufgenomm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9" calcext:value-type="float">
            <text:p>17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5" calcext:value-type="float">
            <text:p>9.3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Jünger: Warum konnten wir ihn nicht austrei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9" calcext:value-type="float">
            <text:p>9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6" calcext:value-type="float">
            <text:p>9.38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Diese Art fährt nur aus durch Gebet und Fas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1" calcext:value-type="float">
            <text:p>17.22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" calcext:value-type="float">
            <text:p>9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95" calcext:value-type="float">
            <text:p>9.3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Ziehen durch Galiläa, Jesus will nicht, dass es jemand erfahr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2" calcext:value-type="float">
            <text:p>17.222</text:p>
          </table:table-cell>
          <table:table-cell table:style-name="ce142"/>
          <table:table-cell table:style-name="ce125" office:value-type="float" office:value="17.23" calcext:value-type="float">
            <text:p>17.23</text:p>
          </table:table-cell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32"/>
          <table:table-cell table:style-name="ce125" office:value-type="float" office:value="9.32" calcext:value-type="float">
            <text:p>9.32</text:p>
          </table:table-cell>
          <table:table-cell table:style-name="ce121"/>
          <table:table-cell table:style-name="ce122"/>
          <table:table-cell table:style-name="ce124" office:value-type="float" office:value="9.44" calcext:value-type="float">
            <text:p>9.44</text:p>
          </table:table-cell>
          <table:table-cell table:style-name="ce160"/>
          <table:table-cell table:style-name="ce125" office:value-type="float" office:value="9.45" calcext:value-type="float">
            <text:p>9.45</text:p>
          </table:table-cell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6"/>
          <table:table-cell table:style-name="ce170" office:value-type="string" calcext:value-type="string">
            <text:p>G</text:p>
          </table:table-cell>
          <table:table-cell table:style-name="ce170"/>
          <table:table-cell table:style-name="ce170" office:value-type="float" office:value="22" calcext:value-type="float">
            <text:p>22</text:p>
          </table:table-cell>
          <table:table-cell table:style-name="ce76" office:value-type="string" calcext:value-type="string">
            <text:p>In Galiläa: Sohn des Menschen wird überliefert in des Menschen Hände (2. Ankündigung)</text:p>
          </table:table-cell>
          <table:table-cell table:style-name="ce76" table:number-columns-repeated="2"/>
          <table:table-cell table:style-name="ce79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25" calcext:value-type="float">
            <text:p>17.22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5" calcext:value-type="float">
            <text:p>9.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verstehen dieses Wor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3" calcext:value-type="float">
            <text:p>17.2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15" calcext:value-type="float">
            <text:p>9.3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9.44.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sind sehr betrüb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4" calcext:value-type="float">
            <text:p>17.24</text:p>
          </table:table-cell>
          <table:table-cell table:style-name="ce136" office:value-type="float" office:value="17.241" calcext:value-type="float">
            <text:p>17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1" calcext:value-type="float">
            <text:p>9.3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1" calcext:value-type="float">
            <text:p>9.4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3" calcext:value-type="float">
            <text:p>7.9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Sie kommen nach Kapernau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7.24" calcext:value-type="float">
            <text:p>17.24</text:p>
          </table:table-cell>
          <table:table-cell table:style-name="ce136" office:value-type="float" office:value="17.243" calcext:value-type="float">
            <text:p>17.243</text:p>
          </table:table-cell>
          <table:table-cell table:style-name="ce142"/>
          <table:table-cell table:style-name="ce125" office:value-type="float" office:value="17.27" calcext:value-type="float">
            <text:p>17.27</text:p>
          </table:table-cell>
          <table:table-cell table:style-name="ce121"/>
          <table:table-cell table:style-name="ce122"/>
          <table:table-cell table:style-name="ce123" office:value-type="float" office:value="9.33" calcext:value-type="float">
            <text:p>9.330</text:p>
          </table:table-cell>
          <table:table-cell table:style-name="ce136" office:value-type="float" office:value="9.332" calcext:value-type="float">
            <text:p>9.3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2" calcext:value-type="float">
            <text:p>9.4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In Kapernaum, Die Zahlung der Tempelsteuer – Stater im Fisch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41" calcext:value-type="float">
            <text:p>17.24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3" calcext:value-type="float">
            <text:p>9.33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3" calcext:value-type="float">
            <text:p>9.4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Was habt ihr auf dem Weg (nach Kapernaum) verhande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42" calcext:value-type="float">
            <text:p>17.24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4" calcext:value-type="float">
            <text:p>9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454" calcext:value-type="float">
            <text:p>9.4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Sie schwiegen, denn sie hatten sich besprochen, wer der grösste ist// Lk: Es entsand eine Ueberlegung, wer wohl der Grösste unter ihnen wär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32"/>
          <table:table-cell table:style-name="ce142"/>
          <table:table-cell table:style-name="ce125" office:value-type="float" office:value="18.05" calcext:value-type="float">
            <text:p>18.05</text:p>
          </table:table-cell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2"/>
          <table:table-cell table:style-name="ce125" office:value-type="float" office:value="9.37" calcext:value-type="float">
            <text:p>9.37</text:p>
          </table:table-cell>
          <table:table-cell table:style-name="ce121"/>
          <table:table-cell table:style-name="ce122"/>
          <table:table-cell table:style-name="ce124" office:value-type="float" office:value="9.46" calcext:value-type="float">
            <text:p>9.46</text:p>
          </table:table-cell>
          <table:table-cell table:style-name="ce160"/>
          <table:table-cell table:style-name="ce125" office:value-type="float" office:value="9.48" calcext:value-type="float">
            <text:p>9.48</text:p>
          </table:table-cell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23" calcext:value-type="float">
            <text:p>23</text:p>
          </table:table-cell>
          <table:table-cell table:style-name="ce174" office:value-type="string" calcext:value-type="string">
            <text:p>Wer ist der Grösste im Reich der Himmel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11" calcext:value-type="float">
            <text:p>1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1" calcext:value-type="float">
            <text:p>9.3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Ueberlegung ihres Herzen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4" calcext:value-type="float">
            <text:p>18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sich selbst erniedrigen wird wie deses Kindlein, dieser ist der Grosste im Reich der Himmel // Wenn jemand der erste sein will, so soll er der letzte von allen sein, und aller Diener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49" calcext:value-type="float">
            <text:p>18.049</text:p>
          </table:table-cell>
          <table:table-cell table:style-name="ce162" office:value-type="float" office:value="18.05" calcext:value-type="float">
            <text:p>18.0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369" calcext:value-type="float">
            <text:p>9.369</text:p>
          </table:table-cell>
          <table:table-cell table:style-name="ce162" office:value-type="float" office:value="9.37" calcext:value-type="float">
            <text:p>9.37</text:p>
          </table:table-cell>
          <table:table-cell table:style-name="ce162" office:value-type="float" office:value="10.15" calcext:value-type="float">
            <text:p>10.15</text:p>
          </table:table-cell>
          <table:table-cell table:style-name="ce121"/>
          <table:table-cell table:style-name="ce122"/>
          <table:table-cell table:style-name="ce123" office:value-type="float" office:value="9.479" calcext:value-type="float">
            <text:p>9.479</text:p>
          </table:table-cell>
          <table:table-cell table:style-name="ce162" office:value-type="float" office:value="9.48" calcext:value-type="float">
            <text:p>9.48</text:p>
          </table:table-cell>
          <table:table-cell table:style-name="ce162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4" office:value-type="float" office:value="5.43" calcext:value-type="float">
            <text:p>5.43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ch bin im Namen meines Vaters gekommen und ihr nehmt mich nicht auf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5" calcext:value-type="float">
            <text:p>18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8" calcext:value-type="float">
            <text:p>9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5.43" calcext:value-type="float">
            <text:p>5.4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ein Kindlein aufnimmt in meinem Namen, nimmt mich auf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1" calcext:value-type="float">
            <text:p>18.10</text:p>
          </table:table-cell>
          <table:table-cell table:style-name="ce121"/>
          <table:table-cell table:style-name="ce122"/>
          <table:table-cell table:style-name="ce124" office:value-type="float" office:value="9.42" calcext:value-type="float">
            <text:p>9.42</text:p>
          </table:table-cell>
          <table:table-cell table:style-name="ce132"/>
          <table:table-cell table:style-name="ce125" office:value-type="float" office:value="9.49" calcext:value-type="float">
            <text:p>9.49</text:p>
          </table:table-cell>
          <table:table-cell table:style-name="ce121"/>
          <table:table-cell table:style-name="ce122"/>
          <table:table-cell table:style-name="ce123" office:value-type="float" office:value="9.485" calcext:value-type="float">
            <text:p>9.4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aber irgend eines dieser Kleinen, die an mich glauben, ärgern wird (Warnung vor Verfühung zur Sünde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09" calcext:value-type="float">
            <text:p>18.09</text:p>
          </table:table-cell>
          <table:table-cell table:style-name="ce121"/>
          <table:table-cell table:style-name="ce122"/>
          <table:table-cell table:style-name="ce123" office:value-type="float" office:value="9.421" calcext:value-type="float">
            <text:p>9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6" calcext:value-type="float">
            <text:p>9.486</text:p>
          </table:table-cell>
          <table:table-cell table:style-name="ce162" office:value-type="float" office:value="17.02" calcext:value-type="float">
            <text:p>17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stösse zur Sünde. Vergebung. Die Kraft des Glaubens. (Vgl. Mt 18:21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65" calcext:value-type="float">
            <text:p>18.0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6" calcext:value-type="float">
            <text:p>9.48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Besser einäugig ins Reich, als mit zwei Augen in die Hölle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7" calcext:value-type="float">
            <text:p>18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22" calcext:value-type="float">
            <text:p>9.4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7" calcext:value-type="float">
            <text:p>9.487</text:p>
          </table:table-cell>
          <table:table-cell table:style-name="ce162" office:value-type="float" office:value="17.01" calcext:value-type="float">
            <text:p>17.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 ist notwendig, dass Aergernisse 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58" office:value-type="float" office:value="18.12" calcext:value-type="float">
            <text:p>18.12</text:p>
          </table:table-cell>
          <table:table-cell table:style-name="ce132"/>
          <table:table-cell table:style-name="ce142"/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.471" calcext:value-type="float">
            <text:p>9.4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0" office:value-type="float" office:value="15.04" calcext:value-type="float">
            <text:p>15.04</text:p>
          </table:table-cell>
          <table:table-cell table:style-name="ce160"/>
          <table:table-cell table:style-name="ce125" office:value-type="float" office:value="15.07" calcext:value-type="float">
            <text:p>15.0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cha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32"/>
          <table:table-cell table:style-name="ce142"/>
          <table:table-cell table:style-name="ce125" office:value-type="float" office:value="18.2" calcext:value-type="float">
            <text:p>18.20</text:p>
          </table:table-cell>
          <table:table-cell table:style-name="ce121"/>
          <table:table-cell table:style-name="ce122"/>
          <table:table-cell table:style-name="ce123" office:value-type="float" office:value="9.472" calcext:value-type="float">
            <text:p>9.4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nn dein Bruder gegen dich sündigt (Zurechtweisung und Gebet in der Gemeinde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164" calcext:value-type="float">
            <text:p>18.16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1" calcext:value-type="float">
            <text:p>9.3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1" calcext:value-type="float">
            <text:p>9.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Tage seiner Aufnahme erfüllen sich, Er richtet Angesicht, nach Jerusalem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21" calcext:value-type="float">
            <text:p>18.21</text:p>
          </table:table-cell>
          <table:table-cell table:style-name="ce132"/>
          <table:table-cell table:style-name="ce142"/>
          <table:table-cell table:style-name="ce125" office:value-type="float" office:value="18.35" calcext:value-type="float">
            <text:p>18.35</text:p>
          </table:table-cell>
          <table:table-cell table:style-name="ce121"/>
          <table:table-cell table:style-name="ce122"/>
          <table:table-cell table:style-name="ce123" office:value-type="float" office:value="9.473" calcext:value-type="float">
            <text:p>9.4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 office:value-type="string" calcext:value-type="string">
            <text:p>Das Gleichnis vom unbarmherzigen Kne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501]" office:value-type="float" office:value="18.23" calcext:value-type="float">
            <text:p>18.23</text:p>
          </table:table-cell>
          <table:table-cell table:style-name="ce132" office:value-type="float" office:value="18.23" calcext:value-type="float">
            <text:p>18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4" calcext:value-type="float">
            <text:p>9.4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Reich einem König gleichgeworden, der mit seinen Knechten abrechnen w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.</text:p>
          </table:table-cell>
          <table:table-cell table:style-name="ce170" table:number-columns-repeated="2"/>
          <table:table-cell table:style-name="ce174" office:value-type="string" calcext:value-type="string">
            <text:p>Von Galiläa nach Judäa, jenseits des Jorda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 office:value-type="float" office:value="19.12" calcext:value-type="float">
            <text:p>19.12</text:p>
          </table:table-cell>
          <table:table-cell table:style-name="ce121"/>
          <table:table-cell table:style-name="ce122"/>
          <table:table-cell table:style-name="ce125" office:value-type="float" office:value="10.01" calcext:value-type="float">
            <text:p>10.01</text:p>
          </table:table-cell>
          <table:table-cell table:style-name="ce132"/>
          <table:table-cell table:style-name="ce125" office:value-type="float" office:value="10.12" calcext:value-type="float">
            <text:p>10.12</text:p>
          </table:table-cell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J</text:p>
          </table:table-cell>
          <table:table-cell table:style-name="ce170" table:number-columns-repeated="2"/>
          <table:table-cell table:style-name="ce174" office:value-type="string" calcext:value-type="string">
            <text:p>Über Ehescheidung und Ehelosigk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2" calcext:value-type="float">
            <text:p>19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246" calcext:value-type="float">
            <text:p>16.2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die Volksmen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13" calcext:value-type="float">
            <text:p>19.13</text:p>
          </table:table-cell>
          <table:table-cell table:style-name="ce132"/>
          <table:table-cell table:style-name="ce142"/>
          <table:table-cell table:style-name="ce125" office:value-type="float" office:value="19.15" calcext:value-type="float">
            <text:p>19.15</text:p>
          </table:table-cell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5" office:value-type="float" office:value="18.15" calcext:value-type="float">
            <text:p>18.15</text:p>
          </table:table-cell>
          <table:table-cell table:style-name="ce160"/>
          <table:table-cell table:style-name="ce125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egnet die Kind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5" calcext:value-type="float">
            <text:p>19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 office:value-type="float" office:value="10.14" calcext:value-type="float">
            <text:p>10.14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16" calcext:value-type="float">
            <text:p>18.16</text:p>
          </table:table-cell>
          <table:table-cell table:style-name="ce160" office:value-type="float" office:value="18.16" calcext:value-type="float">
            <text:p>18.1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Lasst Kindlein zu mir kommen, denn 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7" calcext:value-type="float">
            <text:p>19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5" calcext:value-type="float">
            <text:p>10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17" calcext:value-type="float">
            <text:p>18.17</text:p>
          </table:table-cell>
          <table:table-cell table:style-name="ce160" office:value-type="float" office:value="18.17" calcext:value-type="float">
            <text:p>18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r nicht aufnimmt, wird nicht ein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08]" office:value-type="float" office:value="19.14" calcext:value-type="float">
            <text:p>19.14</text:p>
          </table:table-cell>
          <table:table-cell table:style-name="ce132" office:value-type="float" office:value="19.14" calcext:value-type="float">
            <text:p>19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6" calcext:value-type="float">
            <text:p>10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19.16" calcext:value-type="float">
            <text:p>19.160</text:p>
          </table:table-cell>
          <table:table-cell table:style-name="ce132"/>
          <table:table-cell table:style-name="ce142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5" office:value-type="float" office:value="10.17" calcext:value-type="float">
            <text:p>10.17</text:p>
          </table:table-cell>
          <table:table-cell table:style-name="ce132"/>
          <table:table-cell table:style-name="ce125" office:value-type="float" office:value="10.27" calcext:value-type="float">
            <text:p>10.27</text:p>
          </table:table-cell>
          <table:table-cell table:style-name="ce121"/>
          <table:table-cell table:style-name="ce122"/>
          <table:table-cell table:style-name="ce125" office:value-type="float" office:value="18.18" calcext:value-type="float">
            <text:p>18.18</text:p>
          </table:table-cell>
          <table:table-cell table:style-name="ce160"/>
          <table:table-cell table:style-name="ce125" office:value-type="float" office:value="18.27" calcext:value-type="float">
            <text:p>18.2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reiche Jüngling/Oberste – und das Erbe des ewigen Lebe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65" calcext:value-type="float">
            <text:p>19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23" calcext:value-type="float">
            <text:p>10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275" calcext:value-type="float">
            <text:p>18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Reiche gehen schwer ins Reich Gottes ei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9.17" calcext:value-type="float">
            <text:p>19.17</text:p>
          </table:table-cell>
          <table:table-cell table:style-name="ce132"/>
          <table:table-cell table:style-name="ce142"/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25" office:value-type="float" office:value="10.28" calcext:value-type="float">
            <text:p>10.28</text:p>
          </table:table-cell>
          <table:table-cell table:style-name="ce132"/>
          <table:table-cell table:style-name="ce125" office:value-type="float" office:value="10.31" calcext:value-type="float">
            <text:p>10.31</text:p>
          </table:table-cell>
          <table:table-cell table:style-name="ce121"/>
          <table:table-cell table:style-name="ce122"/>
          <table:table-cell table:style-name="ce125" office:value-type="float" office:value="18.28" calcext:value-type="float">
            <text:p>18.28</text:p>
          </table:table-cell>
          <table:table-cell table:style-name="ce160"/>
          <table:table-cell table:style-name="ce125" office:value-type="float" office:value="18.3" calcext:value-type="float">
            <text:p>18.30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Lohn der Nachfolge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512]" office:value-type="float" office:value="19.23" calcext:value-type="float">
            <text:p>19.23</text:p>
          </table:table-cell>
          <table:table-cell table:style-name="ce132" office:value-type="float" office:value="19.23" calcext:value-type="float">
            <text:p>19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28" calcext:value-type="float">
            <text:p>10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in Reicher kommt kaum in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3" calcext:value-type="float">
            <text:p>12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Maria salbt Jes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2"/>
          <table:table-cell table:style-name="ce142"/>
          <table:table-cell table:style-name="ce125" office:value-type="float" office:value="20.16" calcext:value-type="float">
            <text:p>20.16</text:p>
          </table:table-cell>
          <table:table-cell table:style-name="ce121"/>
          <table:table-cell table:style-name="ce122"/>
          <table:table-cell table:style-name="ce123" office:value-type="float" office:value="12.281" calcext:value-type="float">
            <text:p>12.2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Arbeitern im Weinber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6" office:value-type="float" office:value="20.171" calcext:value-type="float">
            <text:p>20.17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1" calcext:value-type="float">
            <text:p>10.32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31" calcext:value-type="float">
            <text:p>18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m Weg nach Jerusalem hinauf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6" office:value-type="float" office:value="20.172" calcext:value-type="float">
            <text:p>20.172</text:p>
          </table:table-cell>
          <table:table-cell table:style-name="ce142"/>
          <table:table-cell table:style-name="ce125" office:value-type="float" office:value="20.19" calcext:value-type="float">
            <text:p>20.19</text:p>
          </table:table-cell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2" calcext:value-type="float">
            <text:p>10.322</text:p>
          </table:table-cell>
          <table:table-cell table:style-name="ce125" office:value-type="float" office:value="10.34" calcext:value-type="float">
            <text:p>10.34</text:p>
          </table:table-cell>
          <table:table-cell table:style-name="ce121"/>
          <table:table-cell table:style-name="ce122"/>
          <table:table-cell table:style-name="ce125" office:value-type="float" office:value="18.32" calcext:value-type="float">
            <text:p>18.32</text:p>
          </table:table-cell>
          <table:table-cell table:style-name="ce160"/>
          <table:table-cell table:style-name="ce125" office:value-type="float" office:value="18.34" calcext:value-type="float">
            <text:p>18.34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string" calcext:value-type="string">
            <text:p>???</text:p>
          </table:table-cell>
          <table:table-cell table:style-name="ce76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76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3" calcext:value-type="float">
            <text:p>20.17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3" calcext:value-type="float">
            <text:p>10.32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311" calcext:value-type="float">
            <text:p>18.3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sind auf dem Weg nach Jerusalem, Jesus geht vor ihnen h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325" calcext:value-type="float">
            <text:p>10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34" calcext:value-type="float">
            <text:p>18.34</text:p>
          </table:table-cell>
          <table:table-cell table:style-name="ce160" office:value-type="float" office:value="18.34" calcext:value-type="float">
            <text:p>18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stehen nichts von diesen Dingen (Vgl <text:s/>Mt 26:2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32"/>
          <table:table-cell table:style-name="ce142"/>
          <table:table-cell table:style-name="ce125" office:value-type="float" office:value="20.28" calcext:value-type="float">
            <text:p>20.28</text:p>
          </table:table-cell>
          <table:table-cell table:style-name="ce121"/>
          <table:table-cell table:style-name="ce122"/>
          <table:table-cell table:style-name="ce125" office:value-type="float" office:value="10.35" calcext:value-type="float">
            <text:p>10.35</text:p>
          </table:table-cell>
          <table:table-cell table:style-name="ce132"/>
          <table:table-cell table:style-name="ce125" office:value-type="float" office:value="10.45" calcext:value-type="float">
            <text:p>10.45</text:p>
          </table:table-cell>
          <table:table-cell table:style-name="ce121"/>
          <table:table-cell table:style-name="ce122"/>
          <table:table-cell table:style-name="ce123" office:value-type="float" office:value="18.352" calcext:value-type="float">
            <text:p>18.352</text:p>
          </table:table-cell>
          <table:table-cell table:style-name="ce160"/>
          <table:table-cell table:style-name="ce125" office:value-type="float" office:value="22.3" calcext:value-type="float">
            <text:p>22.30</text:p>
          </table:table-cell>
          <table:table-cell table:style-name="ce121"/>
          <table:table-cell table:style-name="ce122"/>
          <table:table-cell table:style-name="ce124" office:value-type="float" office:value="13.04" calcext:value-type="float">
            <text:p>13.04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der Söhne des Zebedäus bittet, dass zwei ihrer Söhne zur Rechten und Linken von Ihm sitzen werden. Vom Herrschen und vom Di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6" calcext:value-type="float">
            <text:p>20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3" calcext:value-type="float">
            <text:p>10.4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5" calcext:value-type="float">
            <text:p>18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41" calcext:value-type="float">
            <text:p>13.04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gross sein will, soll die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4" calcext:value-type="float">
            <text:p>10.4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6" calcext:value-type="float">
            <text:p>18.3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42" calcext:value-type="float">
            <text:p>13.04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der Erste sein will, soll euer Knecht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9" calcext:value-type="float">
            <text:p>20.29</text:p>
          </table:table-cell>
          <table:table-cell table:style-name="ce132"/>
          <table:table-cell table:style-name="ce142"/>
          <table:table-cell table:style-name="ce125" office:value-type="float" office:value="20.34" calcext:value-type="float">
            <text:p>20.34</text:p>
          </table:table-cell>
          <table:table-cell table:style-name="ce121"/>
          <table:table-cell table:style-name="ce122"/>
          <table:table-cell table:style-name="ce125" office:value-type="float" office:value="10.46" calcext:value-type="float">
            <text:p>10.46</text:p>
          </table:table-cell>
          <table:table-cell table:style-name="ce132"/>
          <table:table-cell table:style-name="ce125" office:value-type="float" office:value="10.52" calcext:value-type="float">
            <text:p>10.52</text:p>
          </table:table-cell>
          <table:table-cell table:style-name="ce121"/>
          <table:table-cell table:style-name="ce122"/>
          <table:table-cell table:style-name="ce125" office:value-type="float" office:value="18.35" calcext:value-type="float">
            <text:p>18.35</text:p>
          </table:table-cell>
          <table:table-cell table:style-name="ce160"/>
          <table:table-cell table:style-name="ce125" office:value-type="float" office:value="18.43" calcext:value-type="float">
            <text:p>18.43</text:p>
          </table:table-cell>
          <table:table-cell table:style-name="ce121"/>
          <table:table-cell table:style-name="ce122"/>
          <table:table-cell table:style-name="ce157" office:value-type="float" office:value="9.01" calcext:value-type="float">
            <text:p>9.01</text:p>
          </table:table-cell>
          <table:table-cell table:style-name="ce126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Beim Auszug aus Jericho: Die Heilung zweier Blinder in Jericho/des blinden Bartimä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293" calcext:value-type="float">
            <text:p>20.2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9" calcext:value-type="float">
            <text:p>10.4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1" calcext:value-type="float">
            <text:p>18.3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123" calcext:value-type="float">
            <text:p>9.1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 gutes Mutes, er ruft d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295" calcext:value-type="float">
            <text:p>20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7" calcext:value-type="float">
            <text:p>10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1" calcext:value-type="float">
            <text:p>19.01</text:p>
          </table:table-cell>
          <table:table-cell table:style-name="ce160"/>
          <table:table-cell table:style-name="ce125" office:value-type="float" office:value="19.1" calcext:value-type="float">
            <text:p>19.10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Oberzöllner Zachä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345" calcext:value-type="float">
            <text:p>20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8" calcext:value-type="float">
            <text:p>10.46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5" calcext:value-type="float">
            <text:p>1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575" calcext:value-type="float">
            <text:p>11.5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Uebernachten bei Zachäus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3" office:value-type="float" office:value="10.469" calcext:value-type="float">
            <text:p>10.46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56" calcext:value-type="float">
            <text:p>19.2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" calcext:value-type="float">
            <text:p>9.0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erste Einzug des Messias Jesus in Jerusalem (notes: biblisches/Buecher/Evangelien/Abschnitte/Jesu-zwei-Einzuege-in-Jerusalem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12" calcext:value-type="float">
            <text:p>21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02" calcext:value-type="float">
            <text:p>11.1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2" calcext:value-type="float">
            <text:p>19.29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3" office:value-type="float" office:value="12.014" calcext:value-type="float">
            <text:p>12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kommt nach Bethani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2" calcext:value-type="float">
            <text:p>2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02" calcext:value-type="float">
            <text:p>11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" calcext:value-type="float">
            <text:p>19.3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Jünger werden für ein Eselin und ein Füllen geschicht, auf dem kein Mensch je gesessen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4" calcext:value-type="float">
            <text:p>2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301" calcext:value-type="float">
            <text:p>19.3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: sagt zu Tochter Zion: König kommt sanftmüt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5" calcext:value-type="float">
            <text:p>21.0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2" calcext:value-type="float">
            <text:p>11.0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41" calcext:value-type="float">
            <text:p>19.41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eint über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6" calcext:value-type="float">
            <text:p>21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1" calcext:value-type="float">
            <text:p>11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1" calcext:value-type="float">
            <text:p>19.4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inaus (Zurück) nach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9" calcext:value-type="float">
            <text:p>21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8" calcext:value-type="float">
            <text:p>19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priesen, der komm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95" calcext:value-type="float">
            <text:p>21.095</text:p>
          </table:table-cell>
          <table:table-cell table:style-name="ce132"/>
          <table:table-cell table:style-name="ce142"/>
          <table:table-cell table:style-name="ce125" office:value-type="float" office:value="21.01" calcext:value-type="float">
            <text:p>21.01</text:p>
          </table:table-cell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9" calcext:value-type="float">
            <text:p>19.29</text:p>
          </table:table-cell>
          <table:table-cell table:style-name="ce160"/>
          <table:table-cell table:style-name="ce125" office:value-type="float" office:value="19.29" calcext:value-type="float">
            <text:p>19.29</text:p>
          </table:table-cell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3" office:value-type="float" office:value="12.012" calcext:value-type="float">
            <text:p>12.01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B</text:p>
          </table:table-cell>
          <table:table-cell table:style-name="ce170" table:number-columns-repeated="2"/>
          <table:table-cell table:style-name="ce179" office:value-type="string" calcext:value-type="string">
            <text:p>6 Tage vor Passah: Bethphage, Bethanien, Oelberg <text:s/>(Vgl https://github.com/ReneNyffenegger/temp-Bibel-Chronologie/blob/master/NT/Evangelien/3-Tage-und-Naechte.html)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2" calcext:value-type="float">
            <text:p>21.12</text:p>
          </table:table-cell>
          <table:table-cell table:style-name="ce132"/>
          <table:table-cell table:style-name="ce142"/>
          <table:table-cell table:style-name="ce125" office:value-type="float" office:value="21.17" calcext:value-type="float">
            <text:p>21.17</text:p>
          </table:table-cell>
          <table:table-cell table:style-name="ce121"/>
          <table:table-cell table:style-name="ce122"/>
          <table:table-cell table:style-name="ce125" office:value-type="float" office:value="11.15" calcext:value-type="float">
            <text:p>11.15</text:p>
          </table:table-cell>
          <table:table-cell table:style-name="ce13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5" office:value-type="float" office:value="19.45" calcext:value-type="float">
            <text:p>19.45</text:p>
          </table:table-cell>
          <table:table-cell table:style-name="ce160"/>
          <table:table-cell table:style-name="ce125" office:value-type="float" office:value="19.48" calcext:value-type="float">
            <text:p>19.48</text:p>
          </table:table-cell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zweite Tempelreinigung</text:p>
          </table:table-cell>
          <table:table-cell table:style-name="ce174" table:number-columns-repeated="2"/>
          <table:table-cell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table:formula="of:=[.D535]" office:value-type="float" office:value="21.13" calcext:value-type="float">
            <text:p>21.13</text:p>
          </table:table-cell>
          <table:table-cell table:style-name="ce132" office:value-type="float" office:value="21.13" calcext:value-type="float">
            <text:p>21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5" calcext:value-type="float">
            <text:p>11.1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5" calcext:value-type="float">
            <text:p>19.4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T</text:p>
          </table:table-cell>
          <table:table-cell table:style-name="ce170" table:number-columns-repeated="2"/>
          <table:table-cell table:style-name="ce174" office:value-type="string" calcext:value-type="string">
            <text:p>Mein Haus wird ein Bethaus genannt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1.17" calcext:value-type="float">
            <text:p>21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1" calcext:value-type="float">
            <text:p>12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urück nach Bethani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4" calcext:value-type="float">
            <text:p>11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Abendessen, Beginn des <text:s/>5. Tages vor Passah, bei Martha und Lazarus: (Jesus auf Eselin und deren Füllen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 office:value-type="float" office:value="21.08" calcext:value-type="float">
            <text:p>21.08</text:p>
          </table:table-cell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 office:value-type="float" office:value="11.08" calcext:value-type="float">
            <text:p>11.08</text:p>
          </table:table-cell>
          <table:table-cell table:style-name="ce121"/>
          <table:table-cell table:style-name="ce122"/>
          <table:table-cell table:style-name="ce123" office:value-type="float" office:value="19.299" calcext:value-type="float">
            <text:p>19.299</text:p>
          </table:table-cell>
          <table:table-cell table:style-name="ce160"/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4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2" calcext:value-type="float">
            <text:p>11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7" calcext:value-type="float">
            <text:p>19.4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4" calcext:value-type="float">
            <text:p>12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orgen früh, Jesus hunge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9" calcext:value-type="float">
            <text:p>21.19</text:p>
          </table:table-cell>
          <table:table-cell table:style-name="ce132"/>
          <table:table-cell table:style-name="ce142"/>
          <table:table-cell table:style-name="ce125" office:value-type="float" office:value="21.22" calcext:value-type="float">
            <text:p>21.22</text:p>
          </table:table-cell>
          <table:table-cell table:style-name="ce121"/>
          <table:table-cell table:style-name="ce122"/>
          <table:table-cell table:style-name="ce125" office:value-type="float" office:value="11.13" calcext:value-type="float">
            <text:p>11.13</text:p>
          </table:table-cell>
          <table:table-cell table:style-name="ce132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0"/>
          <table:table-cell table:style-name="ce174" office:value-type="string" calcext:value-type="string">
            <text:p>Verfluchung des unfruchtbare Feigenbaum. Die Macht des Glaubens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225" calcext:value-type="float">
            <text:p>21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3" calcext:value-type="float">
            <text:p>11.1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2" calcext:value-type="float">
            <text:p>19.4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3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3" calcext:value-type="float">
            <text:p>21.23</text:p>
          </table:table-cell>
          <table:table-cell table:style-name="ce132"/>
          <table:table-cell table:style-name="ce142"/>
          <table:table-cell table:style-name="ce125" office:value-type="float" office:value="21.27" calcext:value-type="float">
            <text:p>21.27</text:p>
          </table:table-cell>
          <table:table-cell table:style-name="ce121"/>
          <table:table-cell table:style-name="ce122"/>
          <table:table-cell table:style-name="ce125" office:value-type="float" office:value="11.27" calcext:value-type="float">
            <text:p>11.27</text:p>
          </table:table-cell>
          <table:table-cell table:style-name="ce132"/>
          <table:table-cell table:style-name="ce125" office:value-type="float" office:value="11.33" calcext:value-type="float">
            <text:p>11.33</text:p>
          </table:table-cell>
          <table:table-cell table:style-name="ce121"/>
          <table:table-cell table:style-name="ce122"/>
          <table:table-cell table:style-name="ce125" office:value-type="float" office:value="20.01" calcext:value-type="float">
            <text:p>20.01</text:p>
          </table:table-cell>
          <table:table-cell table:style-name="ce160"/>
          <table:table-cell table:style-name="ce125" office:value-type="float" office:value="20.08" calcext:value-type="float">
            <text:p>20.0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Vollmacht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6" calcext:value-type="float">
            <text:p>21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275" calcext:value-type="float">
            <text:p>11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06" calcext:value-type="float">
            <text:p>20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lk hielt Johannes für einen Prophe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8" calcext:value-type="float">
            <text:p>21.28</text:p>
          </table:table-cell>
          <table:table-cell table:style-name="ce132"/>
          <table:table-cell table:style-name="ce142"/>
          <table:table-cell table:style-name="ce125" office:value-type="float" office:value="21.32" calcext:value-type="float">
            <text:p>21.32</text:p>
          </table:table-cell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2" calcext:value-type="float">
            <text:p>20.2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wei Söh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table:formula="of:=[.D545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3" calcext:value-type="float">
            <text:p>12.1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3" calcext:value-type="float">
            <text:p>20.2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n Willen des Vaters tu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546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4" calcext:value-type="float">
            <text:p>12.1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4" calcext:value-type="float">
            <text:p>20.2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ie Zöllner und Huren gehen ins Reich Gottes vor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3" calcext:value-type="float">
            <text:p>21.33</text:p>
          </table:table-cell>
          <table:table-cell table:style-name="ce132"/>
          <table:table-cell table:style-name="ce142"/>
          <table:table-cell table:style-name="ce125" office:value-type="float" office:value="21.46" calcext:value-type="float">
            <text:p>21.46</text:p>
          </table:table-cell>
          <table:table-cell table:style-name="ce121"/>
          <table:table-cell table:style-name="ce122"/>
          <table:table-cell table:style-name="ce125" office:value-type="float" office:value="12.01" calcext:value-type="float">
            <text:p>12.01</text:p>
          </table:table-cell>
          <table:table-cell table:style-name="ce132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5" office:value-type="float" office:value="20.09" calcext:value-type="float">
            <text:p>20.09</text:p>
          </table:table-cell>
          <table:table-cell table:style-name="ce160"/>
          <table:table-cell table:style-name="ce125" office:value-type="float" office:value="20.18" calcext:value-type="float">
            <text:p>20.1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ört ein Gleichnis: Es war ein Hausherr, der einen Weinberg pflanzte... Das Gleichnis von den Weingärtnern (Vgl Jes 5:1-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4" calcext:value-type="float">
            <text:p>21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" calcext:value-type="float">
            <text:p>20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Zeit der Früchte nahte//um die bestimmte Zeit: sandte er seine Knechte, um die Früchte zu emp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5" calcext:value-type="float">
            <text:p>21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3" calcext:value-type="float">
            <text:p>12.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1" calcext:value-type="float">
            <text:p>20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ingärtner töten 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355" calcext:value-type="float">
            <text:p>21.35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5" calcext:value-type="float">
            <text:p>12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2" calcext:value-type="float">
            <text:p>20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einen drit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7" calcext:value-type="float">
            <text:p>21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6" calcext:value-type="float">
            <text:p>12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3" calcext:value-type="float">
            <text:p>20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geliebten Sohn, den letz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8" calcext:value-type="float">
            <text:p>21.3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4" calcext:value-type="float">
            <text:p>20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der Erbe. Töten wir ihn, damit das Erbe unser werd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2" calcext:value-type="float">
            <text:p>21.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pt ihr nie in den Schriften (Mk:Schrift, Lk: dies, was geschrieben steht) gelesen: Der Stein, den die Bauleute verworfen haben, ist zum Eckstein gewo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3" calcext:value-type="float">
            <text:p>21.4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wird weggenommen und einer Nation gegeben, dass dessen Früchte brin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4" calcext:value-type="float">
            <text:p>21.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5" calcext:value-type="float">
            <text:p>12.1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8" calcext:value-type="float">
            <text:p>20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auf diesen Stein fällt, wird zerschmettert werden, aber auf welchen er fallen wird, den wird er zermal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5" calcext:value-type="float">
            <text:p>21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2" calcext:value-type="float">
            <text:p>12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9" calcext:value-type="float">
            <text:p>20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npriester und Pharisäer suchen ihn zu greifen, weil sie erkennen, dass er von Ihnen rede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557]" office:value-type="float" office:value="22.01" calcext:value-type="float">
            <text:p>22.01</text:p>
          </table:table-cell>
          <table:table-cell table:style-name="ce132" office:value-type="float" office:value="22.01" calcext:value-type="float">
            <text:p>22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201" calcext:value-type="float">
            <text:p>20.2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eichnis: Das Reich der Himmel ist gleich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 office:value-type="float" office:value="22.14" calcext:value-type="float">
            <text:p>22.14</text:p>
          </table:table-cell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16" calcext:value-type="float">
            <text:p>14.16</text:p>
          </table:table-cell>
          <table:table-cell table:style-name="ce160"/>
          <table:table-cell table:style-name="ce125" office:value-type="float" office:value="14.24" calcext:value-type="float">
            <text:p>14.2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königlichen Hochzeitsmahl/grossen Gastmah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3" calcext:value-type="float">
            <text:p>12.1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redet wiederum in Gleichni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9" calcext:value-type="float">
            <text:p>22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h auf die Strassen und Gassen der Stadt / Kreuzwege, Landstrassen / ladet zur Hochzei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Pharisäer und Herodianer, um ihn in seiner Rede zu 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32"/>
          <table:table-cell table:style-name="ce142"/>
          <table:table-cell table:style-name="ce125" office:value-type="float" office:value="22.22" calcext:value-type="float">
            <text:p>22.22</text:p>
          </table:table-cell>
          <table:table-cell table:style-name="ce121"/>
          <table:table-cell table:style-name="ce122"/>
          <table:table-cell table:style-name="ce125" office:value-type="float" office:value="12.14" calcext:value-type="float">
            <text:p>12.14</text:p>
          </table:table-cell>
          <table:table-cell table:style-name="ce132"/>
          <table:table-cell table:style-name="ce124" office:value-type="float" office:value="12.17" calcext:value-type="float">
            <text:p>12.17</text:p>
          </table:table-cell>
          <table:table-cell table:style-name="ce121"/>
          <table:table-cell table:style-name="ce122"/>
          <table:table-cell table:style-name="ce125" office:value-type="float" office:value="20.22" calcext:value-type="float">
            <text:p>20.22</text:p>
          </table:table-cell>
          <table:table-cell table:style-name="ce160"/>
          <table:table-cell table:style-name="ce125" office:value-type="float" office:value="20.26" calcext:value-type="float">
            <text:p>20.26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st es erlaubt, dem Kaiser die Steuer zu geb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3" calcext:value-type="float">
            <text:p>22.23</text:p>
          </table:table-cell>
          <table:table-cell table:style-name="ce132"/>
          <table:table-cell table:style-name="ce142"/>
          <table:table-cell table:style-name="ce125" office:value-type="float" office:value="22.33" calcext:value-type="float">
            <text:p>22.33</text:p>
          </table:table-cell>
          <table:table-cell table:style-name="ce121"/>
          <table:table-cell table:style-name="ce122"/>
          <table:table-cell table:style-name="ce125" office:value-type="float" office:value="12.18" calcext:value-type="float">
            <text:p>12.18</text:p>
          </table:table-cell>
          <table:table-cell table:style-name="ce132"/>
          <table:table-cell table:style-name="ce124" office:value-type="float" office:value="12.27" calcext:value-type="float">
            <text:p>12.27</text:p>
          </table:table-cell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60"/>
          <table:table-cell table:style-name="ce125" office:value-type="float" office:value="20.4" calcext:value-type="float">
            <text:p>20.40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Aufersteh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4" calcext:value-type="float">
            <text:p>12.24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string" calcext:value-type="string">
            <text:p>20.28.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<text:span text:style-name="T6">Antwort</text:span>: Ihr irrt, indem ihr die Schriften nicht kennt, noch die Kraft Gottes;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2.291" calcext:value-type="float">
            <text:p>22.2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34" calcext:value-type="float">
            <text:p>12.34</text:p>
          </table:table-cell>
          <table:table-cell table:style-name="ce132" office:value-type="float" office:value="12.34" calcext:value-type="float">
            <text:p>12.34</text:p>
          </table:table-cell>
          <table:table-cell table:style-name="ce124"/>
          <table:table-cell table:style-name="ce121"/>
          <table:table-cell table:style-name="ce122"/>
          <table:table-cell table:style-name="ce123" office:value-type="string" calcext:value-type="string">
            <text:p>20.28.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u bist nicht fern vo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2.292" calcext:value-type="float">
            <text:p>22.2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6" calcext:value-type="float">
            <text:p>12.26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37" calcext:value-type="float">
            <text:p>20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aß aber die Toten auferstehen, hat auch Mose angedeutet "im Dornbusch", wenn er den Herrn "den Gott Abrahams und den Gott Isaaks und den Gott Jakobs" nenn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2" calcext:value-type="float">
            <text:p>22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7" calcext:value-type="float">
            <text:p>12.27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38" calcext:value-type="float">
            <text:p>20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Er ist aber nicht Gott der Toten, sondern der Lebendigen (Lk: für ihn leben alle, Mk: ihr irrt also sehr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1" calcext:value-type="float">
            <text:p>12.21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371" calcext:value-type="float">
            <text:p>20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Pharisäer hören, dass Er die Sadduzäer zum Schweigen gebracht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6" calcext:value-type="float">
            <text:p>22.36</text:p>
          </table:table-cell>
          <table:table-cell table:style-name="ce132"/>
          <table:table-cell table:style-name="ce142"/>
          <table:table-cell table:style-name="ce125" office:value-type="float" office:value="22.4" calcext:value-type="float">
            <text:p>22.40</text:p>
          </table:table-cell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/>
          <table:table-cell table:style-name="ce124" office:value-type="float" office:value="12.34" calcext:value-type="float">
            <text:p>12.34</text:p>
          </table:table-cell>
          <table:table-cell table:style-name="ce121"/>
          <table:table-cell table:style-name="ce122"/>
          <table:table-cell table:style-name="ce123" office:value-type="float" office:value="20.372" calcext:value-type="float">
            <text:p>20.3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chriftgelehrter fragt: was ist das Grösste Gebo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41" calcext:value-type="float">
            <text:p>22.41</text:p>
          </table:table-cell>
          <table:table-cell table:style-name="ce132"/>
          <table:table-cell table:style-name="ce142"/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32"/>
          <table:table-cell table:style-name="ce124" office:value-type="float" office:value="12.37" calcext:value-type="float">
            <text:p>12.37</text:p>
          </table:table-cell>
          <table:table-cell table:style-name="ce121"/>
          <table:table-cell table:style-name="ce122"/>
          <table:table-cell table:style-name="ce125" office:value-type="float" office:value="20.41" calcext:value-type="float">
            <text:p>20.41</text:p>
          </table:table-cell>
          <table:table-cell table:style-name="ce160"/>
          <table:table-cell table:style-name="ce125" office:value-type="float" office:value="20.44" calcext:value-type="float">
            <text:p>20.4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Wessen Sohn ist der Chris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1" calcext:value-type="float">
            <text:p>23.01</text:p>
          </table:table-cell>
          <table:table-cell table:style-name="ce132"/>
          <table:table-cell table:style-name="ce142"/>
          <table:table-cell table:style-name="ce125" office:value-type="float" office:value="23.39" calcext:value-type="float">
            <text:p>23.39</text:p>
          </table:table-cell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 office:value-type="float" office:value="12.4" calcext:value-type="float">
            <text:p>12.40</text:p>
          </table:table-cell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 office:value-type="float" office:value="20.47" calcext:value-type="float">
            <text:p>20.47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trafrede gegen die Schriftgelehrten und Pharisäer, vgl Lk 11:38-52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Hütet uch vor den Schriftgelehrten, die in langen Gewändern einhergehen wollen .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4" calcext:value-type="float">
            <text:p>23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1" calcext:value-type="float">
            <text:p>12.3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461" calcext:value-type="float">
            <text:p>20.461</text:p>
          </table:table-cell>
          <table:table-cell table:style-name="ce162" office:value-type="float" office:value="11.46" calcext:value-type="float">
            <text:p>11.4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hr belastet die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111" calcext:value-type="float">
            <text:p>23.1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3" calcext:value-type="float">
            <text:p>15.0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031" calcext:value-type="float">
            <text:p>23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8.372" calcext:value-type="float">
            <text:p>18.37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priester klagen ihn vieler Dinge 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75]" office:value-type="float" office:value="23.13" calcext:value-type="float">
            <text:p>23.13</text:p>
          </table:table-cell>
          <table:table-cell table:style-name="ce132" office:value-type="float" office:value="23.13" calcext:value-type="float">
            <text:p>23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5" calcext:value-type="float">
            <text:p>12.385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462" calcext:value-type="float">
            <text:p>20.4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Ihr geht nicht ins Reich Gottes hin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14" calcext:value-type="float">
            <text:p>23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" calcext:value-type="float">
            <text:p>12.4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7" calcext:value-type="float">
            <text:p>20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lche die Häuser der Witwen verschl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37" calcext:value-type="float">
            <text:p>23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6" calcext:value-type="float">
            <text:p>12.386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3.34" calcext:value-type="float">
            <text:p>13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rusalem tötet Propheten / Christus wollte Kinder oft versammeln wie eine Henne ihre Kück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" calcext:value-type="float">
            <text:p>23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32"/>
          <table:table-cell table:style-name="ce125" office:value-type="float" office:value="12.44" calcext:value-type="float">
            <text:p>12.44</text:p>
          </table:table-cell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60"/>
          <table:table-cell table:style-name="ce125" office:value-type="float" office:value="21.04" calcext:value-type="float">
            <text:p>21.0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Blickt auf die Reichen, die ihre Gaben in den Schatzkasten legen (Das Scherflein der Witwe)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Arme Witwe legt 2 Leptone ei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tliche sagen vom Tempel, dass er <text:s/>mit schönen Steinen und Weihgeschenken geschmückt sei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2" calcext:value-type="float">
            <text:p>13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6" calcext:value-type="float">
            <text:p>21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Nicht ein Stein wird auf dem anderen gela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 office:value-type="float" office:value="13.04" calcext:value-type="float">
            <text:p>13.04</text:p>
          </table:table-cell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 office:value-type="float" office:value="21.07" calcext:value-type="float">
            <text:p>21.07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4" calcext:value-type="float">
            <text:p>24</text:p>
          </table:table-cell>
          <table:table-cell table:style-name="ce174" office:value-type="string" calcext:value-type="string">
            <text:p>Endzeitred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03" calcext:value-type="float">
            <text:p>24.0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12" calcext:value-type="float">
            <text:p>13.1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 Haar wird verloren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8" calcext:value-type="float">
            <text:p>13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4" calcext:value-type="float">
            <text:p>21.0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fang der Wehen / Die Frau, wenn sie gebie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585]" office:value-type="float" office:value="24.14" calcext:value-type="float">
            <text:p>24.14</text:p>
          </table:table-cell>
          <table:table-cell table:style-name="ce132" office:value-type="float" office:value="24.14" calcext:value-type="float">
            <text:p>2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5" calcext:value-type="float">
            <text:p>21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Evangelium des Reiches wird gepredigt werden auf dem ganzen Erdkrei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32" calcext:value-type="float">
            <text:p>13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6" calcext:value-type="float">
            <text:p>21.0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n jenem Tag weiss niema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2" calcext:value-type="float">
            <text:p>24.42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33" calcext:value-type="float">
            <text:p>13.33</text:p>
          </table:table-cell>
          <table:table-cell table:style-name="ce132"/>
          <table:table-cell table:style-name="ce125" office:value-type="float" office:value="13.37" calcext:value-type="float">
            <text:p>13.37</text:p>
          </table:table-cell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style-name="ce160"/>
          <table:table-cell table:style-name="ce125" office:value-type="float" office:value="12.48" calcext:value-type="float">
            <text:p>12.48</text:p>
          </table:table-cell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acht (und betet), ihr wisst nicht, zu welcher Stunde der Herr kommt / wann die Zei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5" calcext:value-type="float">
            <text:p>24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nun der treue und kluge Verwalter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89]" office:value-type="float" office:value="25.01" calcext:value-type="float">
            <text:p>25.01</text:p>
          </table:table-cell>
          <table:table-cell table:style-name="ce132" office:value-type="float" office:value="25.01" calcext:value-type="float">
            <text:p>25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<text:span text:style-name="T6">wird geworden sein</text:span>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5.01" calcext:value-type="float">
            <text:p>25.01</text:p>
          </table:table-cell>
          <table:table-cell table:style-name="ce132"/>
          <table:table-cell table:style-name="ce142"/>
          <table:table-cell table:style-name="ce125" office:value-type="float" office:value="25.13" calcext:value-type="float">
            <text:p>25.13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ehn Jungfrau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14" calcext:value-type="float">
            <text:p>25.14</text:p>
          </table:table-cell>
          <table:table-cell table:style-name="ce132"/>
          <table:table-cell table:style-name="ce142"/>
          <table:table-cell table:style-name="ce125" office:value-type="float" office:value="25.3" calcext:value-type="float">
            <text:p>25.30</text:p>
          </table:table-cell>
          <table:table-cell table:style-name="ce121"/>
          <table:table-cell table:style-name="ce122"/>
          <table:table-cell table:style-name="ce123" office:value-type="float" office:value="13.341" calcext:value-type="float">
            <text:p>13.34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11" calcext:value-type="float">
            <text:p>19.11</text:p>
          </table:table-cell>
          <table:table-cell table:style-name="ce160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den anvertrauten Talenten/Pfun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31" calcext:value-type="float">
            <text:p>25.31</text:p>
          </table:table-cell>
          <table:table-cell table:style-name="ce132"/>
          <table:table-cell table:style-name="ce142"/>
          <table:table-cell table:style-name="ce125" office:value-type="float" office:value="25.46" calcext:value-type="float">
            <text:p>25.46</text:p>
          </table:table-cell>
          <table:table-cell table:style-name="ce121"/>
          <table:table-cell table:style-name="ce122"/>
          <table:table-cell table:style-name="ce123" office:value-type="float" office:value="13.342" calcext:value-type="float">
            <text:p>13.34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1.057" calcext:value-type="float">
            <text:p>21.0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richt über die Heidenvölk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593]" office:value-type="float" office:value="25.34" calcext:value-type="float">
            <text:p>25.34</text:p>
          </table:table-cell>
          <table:table-cell table:style-name="ce132" office:value-type="float" office:value="25.34" calcext:value-type="float">
            <text:p>25.3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rerbt das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5.345" calcext:value-type="float">
            <text:p>25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etrus: sagst du dieses Gleichnis zu uns oder auch zu all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1" calcext:value-type="float">
            <text:p>26.01</text:p>
          </table:table-cell>
          <table:table-cell table:style-name="ce136"/>
          <table:table-cell table:style-name="ce142"/>
          <table:table-cell table:style-name="ce125" office:value-type="float" office:value="26.02" calcext:value-type="float">
            <text:p>26.02</text:p>
          </table:table-cell>
          <table:table-cell table:style-name="ce121"/>
          <table:table-cell table:style-name="ce122"/>
          <table:table-cell table:style-name="ce123" office:value-type="float" office:value="14.005" calcext:value-type="float">
            <text:p>14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005" calcext:value-type="float">
            <text:p>22.0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at diese Reden vollend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2" calcext:value-type="float">
            <text:p>26.02</text:p>
          </table:table-cell>
          <table:table-cell table:style-name="ce123" office:value-type="float" office:value="26.022" calcext:value-type="float">
            <text:p>26.0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" calcext:value-type="float">
            <text:p>14.0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6" calcext:value-type="float">
            <text:p>19.4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9" calcext:value-type="float">
            <text:p>12.1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Uebernachten, folgender Tag (2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2" calcext:value-type="float">
            <text:p>26.02</text:p>
          </table:table-cell>
          <table:table-cell table:style-name="ce123" office:value-type="float" office:value="26.024" calcext:value-type="float">
            <text:p>26.02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23" office:value-type="float" office:value="14.011" calcext:value-type="float">
            <text:p>14.011</text:p>
          </table:table-cell>
          <table:table-cell/>
          <table:table-cell table:style-name="ce121"/>
          <table:table-cell table:style-name="ce122"/>
          <table:table-cell table:style-name="ce125" office:value-type="float" office:value="22.01" calcext:value-type="float">
            <text:p>22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 nahte (Mk: nach zwei Tagen) das Passah (Mk: und das Fest der ungesäuerten Brote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3" calcext:value-type="float">
            <text:p>26.03</text:p>
          </table:table-cell>
          <table:table-cell table:style-name="ce132"/>
          <table:table-cell table:style-name="ce142"/>
          <table:table-cell table:style-name="ce125" office:value-type="float" office:value="26.05" calcext:value-type="float">
            <text:p>26.05</text:p>
          </table:table-cell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23" office:value-type="float" office:value="14.013" calcext:value-type="float">
            <text:p>14.013</text:p>
          </table:table-cell>
          <table:table-cell table:style-name="ce125" office:value-type="float" office:value="14.02" calcext:value-type="float">
            <text:p>14.02</text:p>
          </table:table-cell>
          <table:table-cell table:style-name="ce121"/>
          <table:table-cell table:style-name="ce122"/>
          <table:table-cell table:style-name="ce125" office:value-type="float" office:value="22.02" calcext:value-type="float">
            <text:p>22.02</text:p>
          </table:table-cell>
          <table:table-cell table:style-name="ce160"/>
          <table:table-cell table:style-name="ce125" office:value-type="float" office:value="22.02" calcext:value-type="float">
            <text:p>22.02</text:p>
          </table:table-cell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ohepriester, Aelteste versammeln sich in den Hof des Hohepriesters, der Kajaphas heis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6" calcext:value-type="float">
            <text:p>26.06</text:p>
          </table:table-cell>
          <table:table-cell table:style-name="ce132"/>
          <table:table-cell table:style-name="ce142"/>
          <table:table-cell table:style-name="ce125" office:value-type="float" office:value="26.13" calcext:value-type="float">
            <text:p>26.13</text:p>
          </table:table-cell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23" office:value-type="float" office:value="14.032" calcext:value-type="float">
            <text:p>14.032</text:p>
          </table:table-cell>
          <table:table-cell table:style-name="ce125" office:value-type="float" office:value="14.09" calcext:value-type="float">
            <text:p>14.09</text:p>
          </table:table-cell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17" calcext:value-type="float">
            <text:p>12.1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in Bethanien, im Haus Simons, des Aussätzigen – Salb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7" calcext:value-type="float">
            <text:p>26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23" office:value-type="float" office:value="14.034" calcext:value-type="float">
            <text:p>14.0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18" calcext:value-type="float">
            <text:p>12.1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ine Frau mit einem Alabasterfläschchen giesst Narde auf Sein Haup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075" calcext:value-type="float">
            <text:p>26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35" calcext:value-type="float">
            <text:p>14.035</text:p>
          </table:table-cell>
          <table:table-cell table:style-name="ce123"/>
          <table:table-cell table:style-name="ce125"/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ndessen. Martha diente. Lazarus lag mit ihm zu Tisch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8" calcext:value-type="float">
            <text:p>26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4" calcext:value-type="float">
            <text:p>14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2" calcext:value-type="float">
            <text:p>21.0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19" calcext:value-type="float">
            <text:p>12.11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zu diese Verschwendung/Verlus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9" calcext:value-type="float">
            <text:p>26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5" calcext:value-type="float">
            <text:p>14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3" calcext:value-type="float">
            <text:p>21.0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5" calcext:value-type="float">
            <text:p>12.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lbe hätte für 300 Denare verkauft werden könn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3" calcext:value-type="float">
            <text:p>26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9" calcext:value-type="float">
            <text:p>1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4" calcext:value-type="float">
            <text:p>21.0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3" calcext:value-type="float">
            <text:p>12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 dieses Evangelium gepredigt wird.. <text:s/>zu ihrem Gedächtni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39" calcext:value-type="float">
            <text:p>26.1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1" calcext:value-type="float">
            <text:p>14.0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03" calcext:value-type="float">
            <text:p>22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5" office:value-type="float" office:value="13.27" calcext:value-type="float">
            <text:p>13.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0" office:value-type="string" calcext:value-type="string">
            <text:p>Der Satan fährt in Judas</text:p>
          </table:table-cell>
          <table:table-cell table:style-name="ce170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4" calcext:value-type="float">
            <text:p>26.14</text:p>
          </table:table-cell>
          <table:table-cell table:style-name="ce132"/>
          <table:table-cell table:style-name="ce142"/>
          <table:table-cell table:style-name="ce125" office:value-type="float" office:value="26.16" calcext:value-type="float">
            <text:p>26.16</text:p>
          </table:table-cell>
          <table:table-cell table:style-name="ce121"/>
          <table:table-cell table:style-name="ce122"/>
          <table:table-cell table:style-name="ce125" office:value-type="float" office:value="14.1" calcext:value-type="float">
            <text:p>14.10</text:p>
          </table:table-cell>
          <table:table-cell table:style-name="ce132"/>
          <table:table-cell table:style-name="ce125" office:value-type="float" office:value="14.11" calcext:value-type="float">
            <text:p>14.11</text:p>
          </table:table-cell>
          <table:table-cell table:style-name="ce121"/>
          <table:table-cell table:style-name="ce122"/>
          <table:table-cell table:style-name="ce125" office:value-type="float" office:value="22.04" calcext:value-type="float">
            <text:p>2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udas geht zu den Hohepriestern, Hauptleuten, bespricht, wie er Jesus überliefern soll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41" calcext:value-type="float">
            <text:p>26.1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06" calcext:value-type="float">
            <text:p>22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eberlieferung ohne Volksauflau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1" calcext:value-type="float">
            <text:p>26.171</text:p>
          </table:table-cell>
          <table:table-cell table:style-name="ce142"/>
          <table:table-cell table:style-name="ce125" office:value-type="float" office:value="26.25" calcext:value-type="float">
            <text:p>26.25</text:p>
          </table:table-cell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1" calcext:value-type="float">
            <text:p>14.121</text:p>
          </table:table-cell>
          <table:table-cell table:style-name="ce15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1" calcext:value-type="float">
            <text:p>22.071</text:p>
          </table:table-cell>
          <table:table-cell table:style-name="ce125" office:value-type="float" office:value="22.18" calcext:value-type="float">
            <text:p>22.18</text:p>
          </table:table-cell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 der ungesäuerten Bro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2" calcext:value-type="float">
            <text:p>26.17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5" calcext:value-type="float">
            <text:p>14.125</text:p>
          </table:table-cell>
          <table:table-cell table:style-name="ce155"/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2" calcext:value-type="float">
            <text:p>22.0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 diesem Tag musste das Passah geschlachtet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6" calcext:value-type="float">
            <text:p>26.17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6" calcext:value-type="float">
            <text:p>14.126</text:p>
          </table:table-cell>
          <table:table-cell table:style-name="ce155"/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3" calcext:value-type="float">
            <text:p>22.07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016" calcext:value-type="float">
            <text:p>13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 willst du, dass wir dir bereiten, das Passah zu ber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4" calcext:value-type="float">
            <text:p>26.17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3" calcext:value-type="float">
            <text:p>14.13</text:p>
          </table:table-cell>
          <table:table-cell table:style-name="ce136"/>
          <table:table-cell table:style-name="ce155"/>
          <table:table-cell table:style-name="ce121"/>
          <table:table-cell table:style-name="ce122"/>
          <table:table-cell table:style-name="ce125" office:value-type="float" office:value="22.08" calcext:value-type="float">
            <text:p>22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016" calcext:value-type="float">
            <text:p>13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zwei seiner Juenger (Petrus und Johannes, mk) 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5" calcext:value-type="float">
            <text:p>26.17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4" calcext:value-type="float">
            <text:p>14.14</text:p>
          </table:table-cell>
          <table:table-cell table:style-name="ce136"/>
          <table:table-cell table:style-name="ce155"/>
          <table:table-cell table:style-name="ce121"/>
          <table:table-cell table:style-name="ce122"/>
          <table:table-cell table:style-name="ce125" office:value-type="float" office:value="22.11" calcext:value-type="float">
            <text:p>22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… sagt: wo ist mein Gastzimmer (=Herberge!), wo ich mit meinen Juengern das Passah essen mag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6" calcext:value-type="float">
            <text:p>26.176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41" calcext:value-type="float">
            <text:p>14.14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111" calcext:value-type="float">
            <text:p>22.11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" calcext:value-type="float">
            <text:p>26.2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7" calcext:value-type="float">
            <text:p>14.17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4" calcext:value-type="float">
            <text:p>22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es Abend geworden war // als die Stunde gekommen war (lk) → Jesus mit den zwölfen an den Tis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01" calcext:value-type="float">
            <text:p>26.20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71" calcext:value-type="float">
            <text:p>14.171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it Sehnsucht habe ich mich gesehnt, dieses Passah mit euch zu essen, bevor ich lei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02" calcext:value-type="float">
            <text:p>26.20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72" calcext:value-type="float">
            <text:p>14.172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6" calcext:value-type="float">
            <text:p>22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werde nicht mehr davon essen, bis es erfüllt sein wird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number-columns-repeated="2"/>
          <table:table-cell table:style-name="ce121"/>
          <table:table-cell table:style-name="ce125"/>
          <table:table-cell table:style-name="ce125" office:value-type="float" office:value="22.21" calcext:value-type="float">
            <text:p>22.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er Verräter</text:p>
          </table:table-cell>
          <table:table-cell table:number-columns-repeated="2"/>
          <table:table-cell table:style-name="ce174"/>
          <table:table-cell table:style-name="ce17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4" calcext:value-type="float">
            <text:p>26.24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22.22" calcext:value-type="float">
            <text:p>22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des Menschen geht zwar dahin, wie ueber ihn geschrieben steht. Wehe aber jenem Menschen, durch welchen der Sohn ueberliefert wir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 office:value-type="float" office:value="26.29" calcext:value-type="float">
            <text:p>26.29</text:p>
          </table:table-cell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25" office:value-type="float" office:value="14.25" calcext:value-type="float">
            <text:p>14.25</text:p>
          </table:table-cell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 office:value-type="float" office:value="22.2" calcext:value-type="float">
            <text:p>22.20</text:p>
          </table:table-cell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5" calcext:value-type="float">
            <text:p>25</text:p>
          </table:table-cell>
          <table:table-cell table:style-name="ce174" office:value-type="string" calcext:value-type="string">
            <text:p>Einsetzung des Mahl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21" calcext:value-type="float">
            <text:p>14.2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1" calcext:value-type="float">
            <text:p>22.1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ehmt, esst, dies ist mein Lei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61" calcext:value-type="float">
            <text:p>26.2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22" calcext:value-type="float">
            <text:p>14.2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mmt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7" calcext:value-type="float">
            <text:p>26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2" calcext:value-type="float">
            <text:p>13.0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mmt den Kelch (Lk: nach dem Mahl), trinkt alle dar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8" calcext:value-type="float">
            <text:p>2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3" calcext:value-type="float">
            <text:p>13.0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es ist mein Blut, das des neuen Bundes, welches für viele vergossen wird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625]" office:value-type="float" office:value="26.29" calcext:value-type="float">
            <text:p>26.29</text:p>
          </table:table-cell>
          <table:table-cell table:style-name="ce132" office:value-type="float" office:value="26.29" calcext:value-type="float">
            <text:p>26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8" calcext:value-type="float">
            <text:p>22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Nicht mehr trinken bis wieder trinken im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bin in eurer Mitte wie der Dien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4" calcext:value-type="float">
            <text:p>22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treit: wer ist der Grösst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6" office:value-type="float" office:value="26.301" calcext:value-type="float">
            <text:p>26.3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6" office:value-type="float" office:value="14.261" calcext:value-type="float">
            <text:p>14.26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389" calcext:value-type="float">
            <text:p>22.38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oblie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6" office:value-type="float" office:value="26.302" calcext:value-type="float">
            <text:p>26.3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6" office:value-type="float" office:value="14.262" calcext:value-type="float">
            <text:p>14.26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39" calcext:value-type="float">
            <text:p>22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Oelberg (nach der Gewohnheit, lk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01" calcext:value-type="float">
            <text:p>26.3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7" calcext:value-type="float">
            <text:p>14.2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verordne euch ein Re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29" calcext:value-type="float">
            <text:p>26.329</text:p>
          </table:table-cell>
          <table:table-cell table:style-name="ce132"/>
          <table:table-cell table:style-name="ce142"/>
          <table:table-cell table:style-name="ce125" office:value-type="float" office:value="26.35" calcext:value-type="float">
            <text:p>26.35</text:p>
          </table:table-cell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25" office:value-type="float" office:value="14.31" calcext:value-type="float">
            <text:p>14.31</text:p>
          </table:table-cell>
          <table:table-cell table:style-name="ce121"/>
          <table:table-cell table:style-name="ce122"/>
          <table:table-cell table:style-name="ce125" office:value-type="float" office:value="22.31" calcext:value-type="float">
            <text:p>22.31</text:p>
          </table:table-cell>
          <table:table-cell table:style-name="ce160"/>
          <table:table-cell table:style-name="ce125" office:value-type="float" office:value="22.34" calcext:value-type="float">
            <text:p>22.34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 office:value-type="float" office:value="13.38" calcext:value-type="float">
            <text:p>13.38</text:p>
          </table:table-cell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Simon, Simon, der Satan hat euer begehrt, euch zu sichten, wie den Weiz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3" calcext:value-type="float">
            <text:p>26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9" calcext:value-type="float">
            <text:p>14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3" calcext:value-type="float">
            <text:p>22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37" calcext:value-type="float">
            <text:p>13.3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etrus: ich bin bereit für Gefängnis und Tod <text:s/>// ich werde mich nicht ärgern // Mein Leben will ich für dich lassen (joh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31" calcext:value-type="float">
            <text:p>26.3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" calcext:value-type="float">
            <text:p>1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71" calcext:value-type="float">
            <text:p>13.3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he Hahn (2x) kräht, ehe du dreimal leugnest, mich zu ke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6" calcext:value-type="float">
            <text:p>26.36</text:p>
          </table:table-cell>
          <table:table-cell table:style-name="ce132"/>
          <table:table-cell table:style-name="ce142"/>
          <table:table-cell table:style-name="ce125" office:value-type="float" office:value="26.46" calcext:value-type="float">
            <text:p>26.46</text:p>
          </table:table-cell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25" office:value-type="float" office:value="14.42" calcext:value-type="float">
            <text:p>14.42</text:p>
          </table:table-cell>
          <table:table-cell table:style-name="ce121"/>
          <table:table-cell table:style-name="ce122"/>
          <table:table-cell table:style-name="ce125" office:value-type="float" office:value="22.4" calcext:value-type="float">
            <text:p>22.40</text:p>
          </table:table-cell>
          <table:table-cell table:style-name="ce136" office:value-type="float" office:value="14.401" calcext:value-type="float">
            <text:p>14.401</text:p>
          </table:table-cell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thsemane (lk: an den Ort gekommen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1" calcext:value-type="float">
            <text:p>26.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8" calcext:value-type="float">
            <text:p>14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" calcext:value-type="float">
            <text:p>22.40</text:p>
          </table:table-cell>
          <table:table-cell table:style-name="ce136" office:value-type="float" office:value="14.402" calcext:value-type="float">
            <text:p>14.4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366" calcext:value-type="float">
            <text:p>13.3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cht und betet. dass ihr nicht in Versuchung komm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7" calcext:value-type="float">
            <text:p>26.47</text:p>
          </table:table-cell>
          <table:table-cell table:style-name="ce132"/>
          <table:table-cell table:style-name="ce142"/>
          <table:table-cell table:style-name="ce125" office:value-type="float" office:value="26.56" calcext:value-type="float">
            <text:p>26.56</text:p>
          </table:table-cell>
          <table:table-cell table:style-name="ce121"/>
          <table:table-cell table:style-name="ce122"/>
          <table:table-cell table:style-name="ce125" office:value-type="float" office:value="14.43" calcext:value-type="float">
            <text:p>14.43</text:p>
          </table:table-cell>
          <table:table-cell table:style-name="ce132"/>
          <table:table-cell table:style-name="ce125" office:value-type="float" office:value="14.5" calcext:value-type="float">
            <text:p>14.50</text:p>
          </table:table-cell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36" office:value-type="float" office:value="22.471" calcext:value-type="float">
            <text:p>22.471</text:p>
          </table:table-cell>
          <table:table-cell table:style-name="ce125" office:value-type="float" office:value="22.53" calcext:value-type="float">
            <text:p>22.53</text:p>
          </table:table-cell>
          <table:table-cell table:style-name="ce121"/>
          <table:table-cell table:style-name="ce122"/>
          <table:table-cell table:style-name="ce124" office:value-type="float" office:value="18.03" calcext:value-type="float">
            <text:p>18.03</text:p>
          </table:table-cell>
          <table:table-cell table:style-name="ce125" office:value-type="float" office:value="18.11" calcext:value-type="float">
            <text:p>18.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6" calcext:value-type="float">
            <text:p>26</text:p>
          </table:table-cell>
          <table:table-cell table:style-name="ce174" office:value-type="string" calcext:value-type="string">
            <text:p>Die Gefangennahme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471" calcext:value-type="float">
            <text:p>26.47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1" calcext:value-type="float">
            <text:p>14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ungling mit feiner Leinwand wird gegriffen, fluechtet Na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9" calcext:value-type="float">
            <text:p>26.4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36" office:value-type="float" office:value="22.472" calcext:value-type="float">
            <text:p>22.4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udas: Sei gegrüsst Rabbi, Kus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2" calcext:value-type="float">
            <text:p>26.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1" calcext:value-type="float">
            <text:p>14.2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31" calcext:value-type="float">
            <text:p>22.5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8.11" calcext:value-type="float">
            <text:p>18.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zu Petrus: Stecke das Schwert in die Scheide/an seinen Or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4" calcext:value-type="float">
            <text:p>26.5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49" calcext:value-type="float">
            <text:p>14.4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sollten die Schriften erfüllt we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23" office:value-type="float" office:value="26.562" calcext:value-type="float">
            <text:p>26.56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434" calcext:value-type="float">
            <text:p>14.4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2" calcext:value-type="float">
            <text:p>22.4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 ist geschehen, damit die Schriften der Propheten erfüllt wü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23" office:value-type="float" office:value="26.564" calcext:value-type="float">
            <text:p>26.56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" calcext:value-type="float">
            <text:p>14.5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35" calcext:value-type="float">
            <text:p>22.5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5" calcext:value-type="float">
            <text:p>18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liessen Jesus und flo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1" calcext:value-type="float">
            <text:p>26.5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6" calcext:value-type="float">
            <text:p>14.5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5" office:value-type="float" office:value="22.51" calcext:value-type="float">
            <text:p>22.51</text:p>
          </table:table-cell>
          <table:table-cell table:style-name="ce42"/>
          <table:table-cell table:style-name="ce6" office:value-type="float" office:value="22.51" calcext:value-type="float">
            <text:p>22.51</text:p>
          </table:table-cell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/>
          <table:table-cell table:style-name="ce174" office:value-type="string" calcext:value-type="string">
            <text:p>Heilung des Ohres des Hohenpriester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2" calcext:value-type="float">
            <text:p>26.5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8" calcext:value-type="float">
            <text:p>14.5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5" office:value-type="float" office:value="22.53" calcext:value-type="float">
            <text:p>22.53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eure Stunde, die Gewalt der Finster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2" calcext:value-type="float">
            <text:p>26.5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5" calcext:value-type="float">
            <text:p>14.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31" calcext:value-type="float">
            <text:p>22.531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Hohenpriester aber und das ganze Synedrium suchten Zeugnis gegen Jesus, um ihn zum Tod zu bringen; und sie fanden keines.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7" calcext:value-type="float">
            <text:p>26.57</text:p>
          </table:table-cell>
          <table:table-cell table:style-name="ce132"/>
          <table:table-cell table:style-name="ce142"/>
          <table:table-cell table:style-name="ce125" office:value-type="float" office:value="26.68" calcext:value-type="float">
            <text:p>26.68</text:p>
          </table:table-cell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 office:value-type="float" office:value="14.56" calcext:value-type="float">
            <text:p>14.56</text:p>
          </table:table-cell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60"/>
          <table:table-cell table:style-name="ce125" office:value-type="float" office:value="22.63" calcext:value-type="float">
            <text:p>22.63</text:p>
          </table:table-cell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25" office:value-type="float" office:value="18.13" calcext:value-type="float">
            <text:p>18.13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7" calcext:value-type="float">
            <text:p>27</text:p>
          </table:table-cell>
          <table:table-cell table:style-name="ce174" office:value-type="string" calcext:value-type="string">
            <text:p>Jesus vor dem Hohen Rat (Vgl Joh 18:19-24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8" calcext:value-type="float">
            <text:p>26.58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4" calcext:value-type="float">
            <text:p>14.5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3" office:value-type="float" office:value="18.152" calcext:value-type="float">
            <text:p>18.15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mon Petrus aber folgte Jesu und der andere Jünger. Dieser Jünger aber war dem Hohenpriester bekannt und ging mit Jesu hinein in den Hof des Hohenpriesters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81" calcext:value-type="float">
            <text:p>26.58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2" calcext:value-type="float">
            <text:p>14.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2" calcext:value-type="float">
            <text:p>22.47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«Ich bin›s» - Alle wichen zurück und fielen zu Bo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" calcext:value-type="float">
            <text:p>26.6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1" calcext:value-type="float">
            <text:p>14.5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41" calcext:value-type="float">
            <text:p>22.5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1" calcext:value-type="float">
            <text:p>18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Zwei falsche Zeugen [Offb 11:3]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1" calcext:value-type="float">
            <text:p>26.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8" calcext:value-type="float">
            <text:p>14.5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42" calcext:value-type="float">
            <text:p>22.5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2" calcext:value-type="float">
            <text:p>18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kann Tempel Gottes abbrechen und wieder aufbau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8" calcext:value-type="float">
            <text:p>26.6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5" calcext:value-type="float">
            <text:p>14.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64" calcext:value-type="float">
            <text:p>22.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1" calcext:value-type="float">
            <text:p>18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verhüllte Herr soll weissa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1" calcext:value-type="float">
            <text:p>26.691</text:p>
          </table:table-cell>
          <table:table-cell table:style-name="ce142"/>
          <table:table-cell table:style-name="ce125" office:value-type="float" office:value="26.75" calcext:value-type="float">
            <text:p>26.75</text:p>
          </table:table-cell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1" calcext:value-type="float">
            <text:p>14.661</text:p>
          </table:table-cell>
          <table:table-cell table:style-name="ce125" office:value-type="float" office:value="14.72" calcext:value-type="float">
            <text:p>14.72</text:p>
          </table:table-cell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36" office:value-type="float" office:value="22.551" calcext:value-type="float">
            <text:p>22.551</text:p>
          </table:table-cell>
          <table:table-cell table:style-name="ce125" office:value-type="float" office:value="22.65" calcext:value-type="float">
            <text:p>22.65</text:p>
          </table:table-cell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3" office:value-type="float" office:value="18.154" calcext:value-type="float">
            <text:p>18.154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8" calcext:value-type="float">
            <text:p>28</text:p>
          </table:table-cell>
          <table:table-cell table:style-name="ce174" office:value-type="string" calcext:value-type="string">
            <text:p>Die dreifache Verleugnung durch Petrus (vgl Joh 18:25-2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2" calcext:value-type="float">
            <text:p>26.6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2" calcext:value-type="float">
            <text:p>14.66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36" office:value-type="float" office:value="22.552" calcext:value-type="float">
            <text:p>22.5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151" calcext:value-type="float">
            <text:p>18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sitzt draussen im Hof (mt) in der Mitte (lk) // Petrus unten im Hof (mk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3" calcext:value-type="float">
            <text:p>26.69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3" calcext:value-type="float">
            <text:p>14.663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56" calcext:value-type="float">
            <text:p>2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2" calcext:value-type="float">
            <text:p>18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(eine gewisse (lk)) Magd (des Hohepriesters (mk)) du wart mit Jesus, dem Galilaer (mt) // mit dem Nazaraer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692" calcext:value-type="float">
            <text:p>26.6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8" calcext:value-type="float">
            <text:p>14.68</text:p>
          </table:table-cell>
          <table:table-cell table:style-name="ce136" office:value-type="float" office:value="14.682" calcext:value-type="float">
            <text:p>14.68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561" calcext:value-type="float">
            <text:p>22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5" calcext:value-type="float">
            <text:p>18.15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hn kraeht zum ersten Mal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1" calcext:value-type="float">
            <text:p>26.71</text:p>
          </table:table-cell>
          <table:table-cell table:style-name="ce136" office:value-type="float" office:value="26.711" calcext:value-type="float">
            <text:p>26.7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8" calcext:value-type="float">
            <text:p>14.68</text:p>
          </table:table-cell>
          <table:table-cell table:style-name="ce136" office:value-type="float" office:value="14.681" calcext:value-type="float">
            <text:p>14.68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562" calcext:value-type="float">
            <text:p>22.5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3" calcext:value-type="float">
            <text:p>18.1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geht aus dem Tor hinaus (mt) // Petrus geht in den Vorhof (mk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1" calcext:value-type="float">
            <text:p>26.71</text:p>
          </table:table-cell>
          <table:table-cell table:style-name="ce136" office:value-type="float" office:value="26.712" calcext:value-type="float">
            <text:p>26.7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9" calcext:value-type="float">
            <text:p>14.6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8" calcext:value-type="float">
            <text:p>22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4" calcext:value-type="float">
            <text:p>18.15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Eine andere: auch dieser war mit Jesus, dem Nazaraer (mt) // die(selbe) Magd: zu den dabeistehenden: Dieser ist einer von ihnen (mk) // ein anderer (lk) 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3" calcext:value-type="float">
            <text:p>26.7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7" calcext:value-type="float">
            <text:p>14.7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9" calcext:value-type="float">
            <text:p>22.5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6" calcext:value-type="float">
            <text:p>18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Dastehende: du bist einer von ihnen, deine Sprache macht dich offenbar(mt) // lk: nach Verlauf von etwa einer Stunde: ein anderer , denn dieser ist ein Galilaer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4" calcext:value-type="float">
            <text:p>26.7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72" calcext:value-type="float">
            <text:p>14.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6" calcext:value-type="float">
            <text:p>22.6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27" calcext:value-type="float">
            <text:p>18.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Hahn kräht zum zweiten Mal (Joh: der Hahn krähte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99" calcext:value-type="float">
            <text:p>26.990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5" office:value-type="float" office:value="11.01" calcext:value-type="float">
            <text:p>11.01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8" calcext:value-type="float">
            <text:p>19.28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9" calcext:value-type="float">
            <text:p>12.1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eite Einzug des Messias Jesus in Jerusalem (notes: biblisches/Buecher/Evangelien/Abschnitte/Jesu-zwei-Einzuege-in-Jerusalem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99" calcext:value-type="float">
            <text:p>26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 office:value-type="float" office:value="11.1" calcext:value-type="float">
            <text:p>11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8"/>
          <table:table-cell table:style-name="ce174" office:value-type="string" calcext:value-type="string">
            <text:p>Gepriesen sei das kommende Reich unseres Vaters Davi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2" calcext:value-type="float">
            <text:p>27.02</text:p>
          </table:table-cell>
          <table:table-cell table:style-name="ce132"/>
          <table:table-cell table:style-name="ce142"/>
          <table:table-cell table:style-name="ce125" office:value-type="float" office:value="27.02" calcext:value-type="float">
            <text:p>27.02</text:p>
          </table:table-cell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25" office:value-type="float" office:value="15.01" calcext:value-type="float">
            <text:p>15.01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1" calcext:value-type="float">
            <text:p>23.01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36" office:value-type="float" office:value="18.281" calcext:value-type="float">
            <text:p>18.28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9" calcext:value-type="float">
            <text:p>29</text:p>
          </table:table-cell>
          <table:table-cell table:style-name="ce174" office:value-type="string" calcext:value-type="string">
            <text:p>Als es Morgen geworden war: Die Auslieferung Jesu an Pilatus ins Prätori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3" calcext:value-type="float">
            <text:p>27.03</text:p>
          </table:table-cell>
          <table:table-cell table:style-name="ce132"/>
          <table:table-cell table:style-name="ce142"/>
          <table:table-cell table:style-name="ce125" office:value-type="float" office:value="27.1" calcext:value-type="float">
            <text:p>27.10</text:p>
          </table:table-cell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4" calcext:value-type="float">
            <text:p>18.28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udas sieht, dass Jesus verurteil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5" calcext:value-type="float">
            <text:p>27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6" calcext:value-type="float">
            <text:p>23.0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2" calcext:value-type="float">
            <text:p>18.28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Judas erhängt sich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9" calcext:value-type="float">
            <text:p>27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7" calcext:value-type="float">
            <text:p>23.0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3" calcext:value-type="float">
            <text:p>18.28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Prophet Jeremia erfüllt: nahmen 30 Silberlinge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1" calcext:value-type="float">
            <text:p>27.111</text:p>
          </table:table-cell>
          <table:table-cell table:style-name="ce142"/>
          <table:table-cell table:style-name="ce125" office:value-type="float" office:value="17.14" calcext:value-type="float">
            <text:p>17.14</text:p>
          </table:table-cell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1" calcext:value-type="float">
            <text:p>15.021</text:p>
          </table:table-cell>
          <table:table-cell table:style-name="ce125" office:value-type="float" office:value="15.05" calcext:value-type="float">
            <text:p>15.05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4" calcext:value-type="float">
            <text:p>23.04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36" office:value-type="float" office:value="18.289" calcext:value-type="float">
            <text:p>18.28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vor Pilatus, dem Landpfleger</text:p>
          </table:table-cell>
          <table:table-cell table:style-name="ce85"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" calcext:value-type="float">
            <text:p>27.110</text:p>
          </table:table-cell>
          <table:table-cell table:style-name="ce136" office:value-type="float" office:value="27.112" calcext:value-type="float">
            <text:p>27.1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2" calcext:value-type="float">
            <text:p>15.020</text:p>
          </table:table-cell>
          <table:table-cell table:style-name="ce136" office:value-type="float" office:value="15.022" calcext:value-type="float">
            <text:p>15.02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2" calcext:value-type="float">
            <text:p>23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5" calcext:value-type="float">
            <text:p>18.285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verführt unsere Nation und wehrt, dem Kaiser Steuer zu geben, indem er sagt, dass er selbst Christus, ein König sei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3" calcext:value-type="float">
            <text:p>27.1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3" calcext:value-type="float">
            <text:p>15.023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3" calcext:value-type="float">
            <text:p>23.03</text:p>
          </table:table-cell>
          <table:table-cell table:style-name="ce136" office:value-type="float" office:value="23.031" calcext:value-type="float">
            <text:p>23.03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18.33" calcext:value-type="float">
            <text:p>18.3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ilatus (Landpfleger): Bist du der König der Jud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5" calcext:value-type="float">
            <text:p>27.11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5" calcext:value-type="float">
            <text:p>15.025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3" calcext:value-type="float">
            <text:p>23.03</text:p>
          </table:table-cell>
          <table:table-cell table:style-name="ce136" office:value-type="float" office:value="23.034" calcext:value-type="float">
            <text:p>23.034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18.37" calcext:value-type="float">
            <text:p>18.3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sagst 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2" calcext:value-type="float">
            <text:p>27.11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8.331" calcext:value-type="float">
            <text:p>18.3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5" calcext:value-type="float">
            <text:p>23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1" calcext:value-type="float">
            <text:p>18.3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wiegelt das Volk auf, indem er durch ganz Judäa hin lehrt, anfangend von Galiläa bis hierh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3" calcext:value-type="float">
            <text:p>27.11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2" calcext:value-type="float">
            <text:p>15.03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7" calcext:value-type="float">
            <text:p>23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4" calcext:value-type="float">
            <text:p>18.384</text:p>
          </table:table-cell>
          <table:table-cell table:style-name="ce136" office:value-type="float" office:value="18.28177" calcext:value-type="float">
            <text:p>18.28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zu Herodes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3" calcext:value-type="float">
            <text:p>27.11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5" calcext:value-type="float">
            <text:p>15.0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055" calcext:value-type="float">
            <text:p>23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2" calcext:value-type="float">
            <text:p>18.38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antwortet nichts, Pilatus verwundert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4" calcext:value-type="float">
            <text:p>27.1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4" calcext:value-type="float">
            <text:p>15.0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11" calcext:value-type="float">
            <text:p>23.11</text:p>
          </table:table-cell>
          <table:table-cell table:style-name="ce136" office:value-type="float" office:value="23.111" calcext:value-type="float">
            <text:p>23.1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385" calcext:value-type="float">
            <text:p>18.3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wird ein glänzendes Gewand um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5" calcext:value-type="float">
            <text:p>27.11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21" calcext:value-type="float">
            <text:p>15.03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6" calcext:value-type="float">
            <text:p>23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3" calcext:value-type="float">
            <text:p>18.3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ilatus fragt, ob der Mensch ein Galiläer sei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6" calcext:value-type="float">
            <text:p>27.11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1" calcext:value-type="float">
            <text:p>15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4" calcext:value-type="float">
            <text:p>23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8" calcext:value-type="float">
            <text:p>18.38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finde keine Schuld an diesem Men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9" calcext:value-type="float">
            <text:p>27.11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8" calcext:value-type="float">
            <text:p>15.0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11" calcext:value-type="float">
            <text:p>23.11</text:p>
          </table:table-cell>
          <table:table-cell table:style-name="ce136" office:value-type="float" office:value="23.114" calcext:value-type="float">
            <text:p>23.11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386" calcext:value-type="float">
            <text:p>18.386</text:p>
          </table:table-cell>
          <table:table-cell table:style-name="ce136" office:value-type="float" office:value="18.288" calcext:value-type="float">
            <text:p>18.28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zu Pilatus zurück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5" calcext:value-type="float">
            <text:p>27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17" calcext:value-type="float">
            <text:p>23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36" office:value-type="float" office:value="18.392" calcext:value-type="float">
            <text:p>18.39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eigabe eines Gefangenen am Fe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51" calcext:value-type="float">
            <text:p>27.1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9" calcext:value-type="float">
            <text:p>15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1" calcext:value-type="float">
            <text:p>23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36" office:value-type="float" office:value="18.394" calcext:value-type="float">
            <text:p>18.39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llt ihr, dass ich euch den König der Juden freigeb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7" calcext:value-type="float">
            <text:p>27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61" calcext:value-type="float">
            <text:p>15.0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2" calcext:value-type="float">
            <text:p>23.1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1" calcext:value-type="float">
            <text:p>18.391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arabbas oder Jesus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9" calcext:value-type="float">
            <text:p>27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62" calcext:value-type="float">
            <text:p>15.0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3" calcext:value-type="float">
            <text:p>23.17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2" calcext:value-type="float">
            <text:p>18.3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ährend Pilatus auf dem Richterstuhl (vgl joh-19-13) sass, sandte seine Frau zu ihm…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" calcext:value-type="float">
            <text:p>27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1" calcext:value-type="float">
            <text:p>15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4" calcext:value-type="float">
            <text:p>23.17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3" calcext:value-type="float">
            <text:p>18.3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priester, Aelteste überreden die Volksmengen, dass sie um Barabbas bäten, Jesus aber umbräch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1" calcext:value-type="float">
            <text:p>27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11" calcext:value-type="float">
            <text:p>15.1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18" calcext:value-type="float">
            <text:p>23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4" calcext:value-type="float">
            <text:p>18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lchen wollt ihr? Barabbas!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2" calcext:value-type="float">
            <text:p>27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12" calcext:value-type="float">
            <text:p>15.1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82" calcext:value-type="float">
            <text:p>23.18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401" calcext:value-type="float">
            <text:p>18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soll ich mit Jesus tun? Er werde gekreuzigt!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3" calcext:value-type="float">
            <text:p>27.23</text:p>
          </table:table-cell>
          <table:table-cell table:style-name="ce132"/>
          <table:table-cell table:style-name="ce142"/>
          <table:table-cell table:style-name="ce125" office:value-type="float" office:value="27.26" calcext:value-type="float">
            <text:p>27.26</text:p>
          </table:table-cell>
          <table:table-cell table:style-name="ce121"/>
          <table:table-cell table:style-name="ce122"/>
          <table:table-cell table:style-name="ce125" office:value-type="float" office:value="15.13" calcext:value-type="float">
            <text:p>15.13</text:p>
          </table:table-cell>
          <table:table-cell table:style-name="ce132"/>
          <table:table-cell table:style-name="ce125" office:value-type="float" office:value="15.15" calcext:value-type="float">
            <text:p>15.15</text:p>
          </table:table-cell>
          <table:table-cell table:style-name="ce121"/>
          <table:table-cell table:style-name="ce122"/>
          <table:table-cell table:style-name="ce125" office:value-type="float" office:value="23.13" calcext:value-type="float">
            <text:p>23.13</text:p>
          </table:table-cell>
          <table:table-cell table:style-name="ce160"/>
          <table:table-cell table:style-name="ce125" office:value-type="float" office:value="23.15" calcext:value-type="float">
            <text:p>23.15</text:p>
          </table:table-cell>
          <table:table-cell table:style-name="ce121"/>
          <table:table-cell table:style-name="ce122"/>
          <table:table-cell table:style-name="ce123" office:value-type="float" office:value="18.387" calcext:value-type="float">
            <text:p>18.387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Verurteilung Jesu durch die Volksmenge («er werde gekreuzigt»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3" calcext:value-type="float">
            <text:p>27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4" calcext:value-type="float">
            <text:p>15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84" calcext:value-type="float">
            <text:p>23.18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402" calcext:value-type="float">
            <text:p>18.4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hat er denn Böses getan? Er werde gekreuzigt!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235" calcext:value-type="float">
            <text:p>27.2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45" calcext:value-type="float">
            <text:p>15.1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22" calcext:value-type="float">
            <text:p>23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403" calcext:value-type="float">
            <text:p>18.4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m dritten Mal: was hat er Böses get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4" calcext:value-type="float">
            <text:p>27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51" calcext:value-type="float">
            <text:p>15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34" calcext:value-type="float">
            <text:p>23.1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2" calcext:value-type="float">
            <text:p>18.392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ilatus richtet nichts aus, wäscht Hände in Wasser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5" calcext:value-type="float">
            <text:p>27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52" calcext:value-type="float">
            <text:p>15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35" calcext:value-type="float">
            <text:p>23.1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3" calcext:value-type="float">
            <text:p>18.393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n Blut komme über uns und unsere Kin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6" calcext:value-type="float">
            <text:p>27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5" calcext:value-type="float">
            <text:p>15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25" calcext:value-type="float">
            <text:p>23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arabbas freigegeben (Jesus gegeisselt und zur Kreuzigung überliefert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7" calcext:value-type="float">
            <text:p>27.27</text:p>
          </table:table-cell>
          <table:table-cell table:style-name="ce132"/>
          <table:table-cell table:style-name="ce142"/>
          <table:table-cell table:style-name="ce125" office:value-type="float" office:value="27.31" calcext:value-type="float">
            <text:p>27.31</text:p>
          </table:table-cell>
          <table:table-cell table:style-name="ce121"/>
          <table:table-cell table:style-name="ce122"/>
          <table:table-cell table:style-name="ce125" office:value-type="float" office:value="15.16" calcext:value-type="float">
            <text:p>15.16</text:p>
          </table:table-cell>
          <table:table-cell table:style-name="ce13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3" office:value-type="float" office:value="23.252" calcext:value-type="float">
            <text:p>23.25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25" office:value-type="float" office:value="19.05" calcext:value-type="float">
            <text:p>19.05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0" calcext:value-type="float">
            <text:p>30</text:p>
          </table:table-cell>
          <table:table-cell table:style-name="ce174" office:value-type="string" calcext:value-type="string">
            <text:p>Verspottung und Dornenkrone (wieder im Präterium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8" calcext:value-type="float">
            <text:p>27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7" calcext:value-type="float">
            <text:p>1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3" calcext:value-type="float">
            <text:p>23.2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2" calcext:value-type="float">
            <text:p>19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ornenkrone – Purpurmantel [offb 17:3-4, 18:12, 18:16]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9" calcext:value-type="float">
            <text:p>27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8" calcext:value-type="float">
            <text:p>15.1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4" calcext:value-type="float">
            <text:p>23.2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3" calcext:value-type="float">
            <text:p>19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ei gegrüsst, König der Ju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292" calcext:value-type="float">
            <text:p>27.2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2" calcext:value-type="float">
            <text:p>15.18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6" calcext:value-type="float">
            <text:p>23.2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5" calcext:value-type="float">
            <text:p>19.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iehe der Mens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1" calcext:value-type="float">
            <text:p>27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" calcext:value-type="float">
            <text:p>15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8" calcext:value-type="float">
            <text:p>23.2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051" calcext:value-type="float">
            <text:p>19.0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erspottung fertig: Jesus werden die eigenen Kleider angezo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1" calcext:value-type="float">
            <text:p>27.3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4" calcext:value-type="float">
            <text:p>15.18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5" calcext:value-type="float">
            <text:p>23.2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" calcext:value-type="float">
            <text:p>19.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Weisst du nicht, dass ich Gewalt habe, dich loszugeben, und Gewalt habe, dich zu kreuzi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2" calcext:value-type="float">
            <text:p>27.3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5" calcext:value-type="float">
            <text:p>15.18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6" calcext:value-type="float">
            <text:p>23.2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2" calcext:value-type="float">
            <text:p>19.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ilatus suchte, Jeus freizu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3" calcext:value-type="float">
            <text:p>27.3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6" calcext:value-type="float">
            <text:p>15.18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7" calcext:value-type="float">
            <text:p>23.2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3" calcext:value-type="float">
            <text:p>19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Pilatus setzte sich auf den Richterstuhl, vgl mt-27-19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4" calcext:value-type="float">
            <text:p>27.3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7" calcext:value-type="float">
            <text:p>15.1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8" calcext:value-type="float">
            <text:p>23.2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4" calcext:value-type="float">
            <text:p>19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s war Rüsttag des Passahs, um die 6. St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2" calcext:value-type="float">
            <text:p>27.32</text:p>
          </table:table-cell>
          <table:table-cell table:style-name="ce136" office:value-type="float" office:value="27.321" calcext:value-type="float">
            <text:p>27.32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1" calcext:value-type="float">
            <text:p>15.21</text:p>
          </table:table-cell>
          <table:table-cell table:style-name="ce136" office:value-type="float" office:value="15.211" calcext:value-type="float">
            <text:p>15.21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26" calcext:value-type="float">
            <text:p>23.26</text:p>
          </table:table-cell>
          <table:table-cell table:style-name="ce123" office:value-type="float" office:value="23.261" calcext:value-type="float">
            <text:p>23.261</text:p>
          </table:table-cell>
          <table:table-cell table:style-name="ce125" office:value-type="float" office:value="23.43" calcext:value-type="float">
            <text:p>23.43</text:p>
          </table:table-cell>
          <table:table-cell table:style-name="ce121"/>
          <table:table-cell table:style-name="ce122"/>
          <table:table-cell table:style-name="ce124" office:value-type="float" office:value="19.16" calcext:value-type="float">
            <text:p>19.16</text:p>
          </table:table-cell>
          <table:table-cell table:style-name="ce136" office:value-type="float" office:value="19.165" calcext:value-type="float">
            <text:p>19.165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1" calcext:value-type="float">
            <text:p>31</text:p>
          </table:table-cell>
          <table:table-cell table:style-name="ce174" office:value-type="string" calcext:value-type="string">
            <text:p>Die Kreuzi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2" calcext:value-type="float">
            <text:p>27.32</text:p>
          </table:table-cell>
          <table:table-cell table:style-name="ce136" office:value-type="float" office:value="27.325" calcext:value-type="float">
            <text:p>27.32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1" calcext:value-type="float">
            <text:p>15.21</text:p>
          </table:table-cell>
          <table:table-cell table:style-name="ce136" office:value-type="float" office:value="15.215" calcext:value-type="float">
            <text:p>15.215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26" calcext:value-type="float">
            <text:p>23.26</text:p>
          </table:table-cell>
          <table:table-cell table:style-name="ce123" office:value-type="float" office:value="23.262" calcext:value-type="float">
            <text:p>23.26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19.16" calcext:value-type="float">
            <text:p>19.16</text:p>
          </table:table-cell>
          <table:table-cell table:style-name="ce136" office:value-type="float" office:value="19.168" calcext:value-type="float">
            <text:p>19.16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mone von Kyrene trägt das Kreuz, aber auch Jes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3" calcext:value-type="float">
            <text:p>27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/>
          <table:table-cell table:style-name="ce125" office:value-type="float" office:value="15.22" calcext:value-type="float">
            <text:p>15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33" calcext:value-type="float">
            <text:p>23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7" calcext:value-type="float">
            <text:p>19.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ie kommen an den Ort, genannt Schädelstät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4" calcext:value-type="float">
            <text:p>27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3" calcext:value-type="float">
            <text:p>15.23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3.37" calcext:value-type="float">
            <text:p>23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1" calcext:value-type="float">
            <text:p>19.1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ssig mit Galle (Mt.) / Wein mit Myrrhe (Mk 15:23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45" calcext:value-type="float">
            <text:p>27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5" calcext:value-type="float">
            <text:p>15.25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71" calcext:value-type="float">
            <text:p>23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2" calcext:value-type="float">
            <text:p>19.17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3. Stunde: Kreuzigung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5" calcext:value-type="float">
            <text:p>27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251" calcext:value-type="float">
            <text:p>15.251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41" calcext:value-type="float">
            <text:p>23.3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3" calcext:value-type="float">
            <text:p>19.17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füllt, was durch den Propheten gesagt ist: sie haben meine Kleider geteilt..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51" calcext:value-type="float">
            <text:p>27.3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8" calcext:value-type="float">
            <text:p>15.28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2.37" calcext:value-type="float">
            <text:p>22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4" calcext:value-type="float">
            <text:p>19.17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füllt, was durch die Schift gesagt ist: er ist unter die Gesetzllosen gerechne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9" calcext:value-type="float">
            <text:p>27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2.372" calcext:value-type="float">
            <text:p>22.3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5" calcext:value-type="float">
            <text:p>19.1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rübergehende lästern ihn. [Offb 16:9,11,21]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" calcext:value-type="float">
            <text:p>27.450</text:p>
          </table:table-cell>
          <table:table-cell table:style-name="ce142"/>
          <table:table-cell table:style-name="ce125" office:value-type="float" office:value="27.56" calcext:value-type="float">
            <text:p>27.56</text:p>
          </table:table-cell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" calcext:value-type="float">
            <text:p>15.330</text:p>
          </table:table-cell>
          <table:table-cell table:style-name="ce125" office:value-type="float" office:value="15.41" calcext:value-type="float">
            <text:p>15.41</text:p>
          </table:table-cell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" calcext:value-type="float">
            <text:p>23.440</text:p>
          </table:table-cell>
          <table:table-cell table:style-name="ce125" office:value-type="float" office:value="23.49" calcext:value-type="float">
            <text:p>23.49</text:p>
          </table:table-cell>
          <table:table-cell table:style-name="ce121"/>
          <table:table-cell table:style-name="ce122"/>
          <table:table-cell table:style-name="ce124" office:value-type="float" office:value="19.28" calcext:value-type="float">
            <text:p>19.28</text:p>
          </table:table-cell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Tod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1" calcext:value-type="float">
            <text:p>27.451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1" calcext:value-type="float">
            <text:p>15.33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1" calcext:value-type="float">
            <text:p>23.4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1" calcext:value-type="float">
            <text:p>19.2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insternis 6-9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455" calcext:value-type="float">
            <text:p>27.4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35" calcext:value-type="float">
            <text:p>15.33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1" calcext:value-type="float">
            <text:p>23.45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2" calcext:value-type="float">
            <text:p>19.28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nne verfinster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6" calcext:value-type="float">
            <text:p>27.46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4" calcext:value-type="float">
            <text:p>15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83" calcext:value-type="float">
            <text:p>19.2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9. Stunde: El(o)i lama sabachthan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8" calcext:value-type="float">
            <text:p>27.48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6" calcext:value-type="float">
            <text:p>15.36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9.29" calcext:value-type="float">
            <text:p>19.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sig I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1" calcext:value-type="float">
            <text:p>27.51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8" calcext:value-type="float">
            <text:p>15.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2" calcext:value-type="float">
            <text:p>23.4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1" calcext:value-type="float">
            <text:p>19.2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rhang reisst – Erdbeben – Felsen zerreiss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5" calcext:value-type="float">
            <text:p>27.51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9" calcext:value-type="float">
            <text:p>15.3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1" calcext:value-type="float">
            <text:p>23.45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192" calcext:value-type="float">
            <text:p>19.1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6" calcext:value-type="float">
            <text:p>27.5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5.42" calcext:value-type="float">
            <text:p>15.42</text:p>
          </table:table-cell>
          <table:table-cell table:style-name="ce132" office:value-type="float" office:value="15.43" calcext:value-type="float">
            <text:p>15.43</text:p>
          </table:table-cell>
          <table:table-cell table:style-name="ce123"/>
          <table:table-cell table:style-name="ce121"/>
          <table:table-cell table:style-name="ce122"/>
          <table:table-cell table:style-name="ce125" office:value-type="float" office:value="23.52" calcext:value-type="float">
            <text:p>23.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385" calcext:value-type="float">
            <text:p>19.3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Joseph v. A. bittet um Leib Christi (er erwartet das Reich Gott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2" calcext:value-type="float">
            <text:p>27.52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2" calcext:value-type="float">
            <text:p>15.34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" calcext:value-type="float">
            <text:p>23.46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3" calcext:value-type="float">
            <text:p>19.2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üfte tun sich auf – entschlafene Heilige werden auferwe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5" calcext:value-type="float">
            <text:p>27.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3" calcext:value-type="float">
            <text:p>15.34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1" calcext:value-type="float">
            <text:p>23.46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4" calcext:value-type="float">
            <text:p>19.2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auen sehen von ferne zu [offb 18:10]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7" calcext:value-type="float">
            <text:p>27.57</text:p>
          </table:table-cell>
          <table:table-cell table:style-name="ce132"/>
          <table:table-cell table:style-name="ce142"/>
          <table:table-cell table:style-name="ce125" office:value-type="float" office:value="27.61" calcext:value-type="float">
            <text:p>27.61</text:p>
          </table:table-cell>
          <table:table-cell table:style-name="ce121"/>
          <table:table-cell table:style-name="ce122"/>
          <table:table-cell table:style-name="ce125" office:value-type="float" office:value="15.42" calcext:value-type="float">
            <text:p>15.42</text:p>
          </table:table-cell>
          <table:table-cell table:style-name="ce132"/>
          <table:table-cell table:style-name="ce125" office:value-type="float" office:value="15.47" calcext:value-type="float">
            <text:p>15.47</text:p>
          </table:table-cell>
          <table:table-cell table:style-name="ce121"/>
          <table:table-cell table:style-name="ce122"/>
          <table:table-cell table:style-name="ce125" office:value-type="float" office:value="23.5" calcext:value-type="float">
            <text:p>23.50</text:p>
          </table:table-cell>
          <table:table-cell table:style-name="ce160"/>
          <table:table-cell table:style-name="ce125" office:value-type="float" office:value="23.56" calcext:value-type="float">
            <text:p>23.56</text:p>
          </table:table-cell>
          <table:table-cell table:style-name="ce121"/>
          <table:table-cell table:style-name="ce122"/>
          <table:table-cell table:style-name="ce124" office:value-type="float" office:value="19.38" calcext:value-type="float">
            <text:p>19.38</text:p>
          </table:table-cell>
          <table:table-cell table:style-name="ce125" office:value-type="float" office:value="19.42" calcext:value-type="float">
            <text:p>19.4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es Abend geworden war: Joseph von Arimathia bittet um Leib Jesu. Die Grable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8" calcext:value-type="float">
            <text:p>27.5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46" calcext:value-type="float">
            <text:p>15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3" calcext:value-type="float">
            <text:p>23.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4" calcext:value-type="float">
            <text:p>19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seph von Arimathia (und andere) wickeln Jesu Leib in feine Leinwan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9" calcext:value-type="float">
            <text:p>27.5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61" calcext:value-type="float">
            <text:p>15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1" calcext:value-type="float">
            <text:p>23.5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1" calcext:value-type="float">
            <text:p>19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eib in feine Leinwand gewicke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2" calcext:value-type="float">
            <text:p>27.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61" calcext:value-type="float">
            <text:p>15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1" calcext:value-type="float">
            <text:p>23.5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1" calcext:value-type="float">
            <text:p>19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ohepriester, Pharisaer bei Pilatus: jener Verfuehrer sagte: nach drei Tagen stehe ich wieder auf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4" calcext:value-type="float">
            <text:p>23.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6" calcext:value-type="float">
            <text:p>19.4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abba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41" calcext:value-type="float">
            <text:p>23.54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56" office:value-type="float" office:value="19.405" calcext:value-type="float">
            <text:p>19.405</text:p>
          </table:table-cell>
          <table:table-cell table:style-name="ce156" office:value-type="float" office:value="19.31" calcext:value-type="float">
            <text:p>19.31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 Tag jenes Sabbats war gros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2" calcext:value-type="float">
            <text:p>27.6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7" calcext:value-type="float">
            <text:p>15.4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6" calcext:value-type="float">
            <text:p>23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7" calcext:value-type="float">
            <text:p>19.4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Frauen ruhen über den Sabba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1" calcext:value-type="float">
            <text:p>20.19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nd des ersten der Woch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2" calcext:value-type="float">
            <text:p>20.19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«Friede euch»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3" calcext:value-type="float">
            <text:p>27.63</text:p>
          </table:table-cell>
          <table:table-cell table:style-name="ce132"/>
          <table:table-cell table:style-name="ce142"/>
          <table:table-cell table:style-name="ce125" office:value-type="float" office:value="27.66" calcext:value-type="float">
            <text:p>27.66</text:p>
          </table:table-cell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5" calcext:value-type="float">
            <text:p>23.5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5" calcext:value-type="float">
            <text:p>19.4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ab wird versiegelt und bewach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06" calcext:value-type="float">
            <text:p>28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06" calcext:value-type="float">
            <text:p>1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8" calcext:value-type="float">
            <text:p>20.01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s noch finster war, kommt Maria M. zur Gruft und sieht Stein weggen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6" office:value-type="float" office:value="28.011" calcext:value-type="float">
            <text:p>28.0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6" office:value-type="float" office:value="16.011" calcext:value-type="float">
            <text:p>16.011</text:p>
          </table:table-cell>
          <table:table-cell table:style-name="ce125" office:value-type="float" office:value="16.08" calcext:value-type="float">
            <text:p>16.08</text:p>
          </table:table-cell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1" calcext:value-type="float">
            <text:p>24.01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1" calcext:value-type="float">
            <text:p>20.0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2" calcext:value-type="float">
            <text:p>32</text:p>
          </table:table-cell>
          <table:table-cell table:style-name="ce174" office:value-type="string" calcext:value-type="string">
            <text:p>Die Auferstehung Jesu Christ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36" office:value-type="float" office:value="28.011" calcext:value-type="float">
            <text:p>28.011</text:p>
          </table:table-cell>
          <table:table-cell/>
          <table:table-cell table:style-name="ce125" office:value-type="float" office:value="28.1" calcext:value-type="float">
            <text:p>28.10</text:p>
          </table:table-cell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1" calcext:value-type="float">
            <text:p>16.091</text:p>
          </table:table-cell>
          <table:table-cell table:style-name="ce125" office:value-type="float" office:value="16.14" calcext:value-type="float">
            <text:p>16.14</text:p>
          </table:table-cell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 office:value-type="float" office:value="24.43" calcext:value-type="float">
            <text:p>24.43</text:p>
          </table:table-cell>
          <table:table-cell table:style-name="ce121"/>
          <table:table-cell table:style-name="ce122"/>
          <table:table-cell table:style-name="ce123" office:value-type="float" office:value="20.12" calcext:value-type="float">
            <text:p>20.120</text:p>
          </table:table-cell>
          <table:table-cell table:style-name="ce125" office:value-type="float" office:value="20.29" calcext:value-type="float">
            <text:p>20.2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Auferstandene erscheint seinen Jünger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6" office:value-type="float" office:value="28.012" calcext:value-type="float">
            <text:p>28.0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1" calcext:value-type="float">
            <text:p>16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5" calcext:value-type="float">
            <text:p>20.015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ät am Sabbat, in der Dämmerung des ersten Wochentages: Maria M und die andere Maria besehen das G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13" calcext:value-type="float">
            <text:p>16.013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4" calcext:value-type="float">
            <text:p>20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der Dämmerung: Maria Magdalena und die andere Maria kommen, um das Grab zu besehen -- Joh: als es noch finster wa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6" office:value-type="float" office:value="16.012" calcext:value-type="float">
            <text:p>1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3.993" calcext:value-type="float">
            <text:p>23.99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99" calcext:value-type="float">
            <text:p>19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bbat vergangen: Maria M. u. Maria M. d. J. kaufen Spet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2" calcext:value-type="float">
            <text:p>1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2" calcext:value-type="float">
            <text:p>24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3" calcext:value-type="float">
            <text:p>20.01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 in der Frühe: sie kommen zur Gruft, bringen bereitete Spe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2" calcext:value-type="float">
            <text:p>1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31" calcext:value-type="float">
            <text:p>24.0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2" calcext:value-type="float">
            <text:p>20.02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geht zu Petrus und zum geliebten Jünger und spricht: sie haben den Herrn aus der Gruft weggenommen - und wir wissen nicht, wo sie ihn hingelegt haben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5" calcext:value-type="float">
            <text:p>28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2" calcext:value-type="float">
            <text:p>16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4" calcext:value-type="float">
            <text:p>20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üh am ersten Wochentag, als Sonne aufgegangen: sie kommen zur Gruf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2" calcext:value-type="float">
            <text:p>28.02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11" calcext:value-type="float">
            <text:p>16.011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18" calcext:value-type="float">
            <text:p>24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2" calcext:value-type="float">
            <text:p>20.0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osses Erdbeben - Engel des Herrn <text:s/>aus dem Himmel, wälzt Stein weg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5" calcext:value-type="float">
            <text:p>28.05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5" office:value-type="float" office:value="16.06" calcext:value-type="float">
            <text:p>16.06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5" office:value-type="float" office:value="24.05" calcext:value-type="float">
            <text:p>24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5" calcext:value-type="float">
            <text:p>20.15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ngel (Mk: Jüngling, Lk 2 zwei Männer) sagt: Ich weiss, dass ihr Jesus, den Gekreuzigten sucht (Mk, was sucht ihr den Lebendigen unter den Toten?) -- In Joh spricht der Herr selbst: Wen suchst du (Aber siehe uach joh-20-13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7" calcext:value-type="float">
            <text:p>28.0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1" calcext:value-type="float">
            <text:p>16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1" calcext:value-type="float">
            <text:p>24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1" calcext:value-type="float">
            <text:p>20.3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Engel sagt: sagt Jüngern, dass Er auferstanden is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7" calcext:value-type="float">
            <text:p>28.07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5" office:value-type="float" office:value="16.07" calcext:value-type="float">
            <text:p>16.07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5" calcext:value-type="float">
            <text:p>24.0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8" calcext:value-type="float">
            <text:p>20.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seinen Jüngern: Er ist aus den Toten auferstanden. Er geht vor euch her nach Galiläa. (Mk: dort werdet ihr ihn seh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75" calcext:value-type="float">
            <text:p>28.075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16.08" calcext:value-type="float">
            <text:p>16.0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fürchteten sich und sagten niemandem etwas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8" calcext:value-type="float">
            <text:p>28.08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2" calcext:value-type="float">
            <text:p>16.022</text:p>
          </table:table-cell>
          <table:table-cell table:style-name="Default"/>
          <table:table-cell/>
          <table:table-cell table:style-name="ce121"/>
          <table:table-cell table:style-name="ce122"/>
          <table:table-cell table:style-name="ce123" office:value-type="float" office:value="24.022" calcext:value-type="float">
            <text:p>24.0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2" calcext:value-type="float">
            <text:p>20.302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Gehen eilends hinweg, mit Furcht und Freude, um es Seinen Jüngern zu verkünde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8" calcext:value-type="float">
            <text:p>28.08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96" calcext:value-type="float">
            <text:p>16.096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5" calcext:value-type="float">
            <text:p>24.0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6" calcext:value-type="float">
            <text:p>20.1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laufen um es den Jüngern zu erzähl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81" calcext:value-type="float">
            <text:p>28.081</text:p>
          </table:table-cell>
          <table:table-cell table:style-name="ce132" table:number-columns-repeated="2"/>
          <table:table-cell table:style-name="ce125"/>
          <table:table-cell table:style-name="ce121"/>
          <table:table-cell table:style-name="ce122"/>
          <table:table-cell table:style-name="ce123" office:value-type="float" office:value="16.096" calcext:value-type="float">
            <text:p>16.0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1" calcext:value-type="float">
            <text:p>24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6" calcext:value-type="float">
            <text:p>20.1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ugen werden aufget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2" calcext:value-type="float">
            <text:p>16.09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4" calcext:value-type="float">
            <text:p>20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r am ersten Wochtentag auferstanden war:Jesus erscheint zuerst Maria Magdalena -- Mt: Jesus kommt M.M und d.a.M. entgegen: Seid gegruesst - Sie umfassen seine Fuess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81" calcext:value-type="float">
            <text:p>24.08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11" calcext:value-type="float">
            <text:p>20.11</text:p>
          </table:table-cell>
          <table:table-cell table:style-name="ce136" office:value-type="float" office:value="20.111" calcext:value-type="float">
            <text:p>20.1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1" calcext:value-type="float">
            <text:p>16.1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umfassen Seine Füss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1" calcext:value-type="float">
            <text:p>28.091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91" calcext:value-type="float">
            <text:p>16.09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82" calcext:value-type="float">
            <text:p>24.08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11" calcext:value-type="float">
            <text:p>20.11</text:p>
          </table:table-cell>
          <table:table-cell table:style-name="ce136" office:value-type="float" office:value="20.112" calcext:value-type="float">
            <text:p>20.112</text:p>
          </table:table-cell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Maria M. steht bei der Gruft und wein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1" calcext:value-type="float">
            <text:p>28.0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1" calcext:value-type="float">
            <text:p>16.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trauernden und weinenden glaubten ers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2" calcext:value-type="float">
            <text:p>28.0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2" calcext:value-type="float">
            <text:p>16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5" calcext:value-type="float">
            <text:p>2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zweien in einer anderen Gesta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3" calcext:value-type="float">
            <text:p>28.0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1" calcext:value-type="float">
            <text:p>16.12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9" calcext:value-type="float">
            <text:p>24.09</text:p>
          </table:table-cell>
          <table:table-cell table:style-name="ce136" office:value-type="float" office:value="24.092" calcext:value-type="float">
            <text:p>24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auen kehren von Gruft zurück und verkündigen es den Elfen und den übri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2" calcext:value-type="float">
            <text:p>16.12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2" calcext:value-type="float">
            <text:p>24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3" calcext:value-type="float">
            <text:p>20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(und der andere Jünger) geht zur (leeren) Gruft, finden sie leer. Der geliebte Jünger glaubt. Beide gehen hei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3" calcext:value-type="float">
            <text:p>16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 zwei verkündigen den übrigen, aber auch sie glauben nicht -- Lk: Mehr als 2 Personen werden erwähnt: Maria M, Johanna, Maria, des Jakobus Mutter und noch meh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3" calcext:value-type="float">
            <text:p>16.12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wei von ihnen gehen in ein Dorf: Emm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4" calcext:value-type="float">
            <text:p>16.14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den elfen, scheltet sie, weil sie denen, die ihn gesehen hatten, nicht geglaubt ha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" calcext:value-type="float">
            <text:p>28.1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" calcext:value-type="float">
            <text:p>16.1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7" calcext:value-type="float">
            <text:p>24.0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7" calcext:value-type="float">
            <text:p>20.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agt: rühre mich nicht an, denn ich bin noch nicht aufgefahren zu meinem Vat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" calcext:value-type="float">
            <text:p>28.10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2" calcext:value-type="float">
            <text:p>16.1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18" calcext:value-type="float">
            <text:p>24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76" calcext:value-type="float">
            <text:p>20.17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Fürchtet euch nicht, verkündet meine Brüdern, nach Galiläa zu gehen, dort werden sie mich 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1" calcext:value-type="float">
            <text:p>28.11</text:p>
          </table:table-cell>
          <table:table-cell table:style-name="ce36" office:value-type="float" office:value="28.111" calcext:value-type="float">
            <text:p>28.1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113" calcext:value-type="float">
            <text:p>16.1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2" calcext:value-type="float">
            <text:p>20.1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gehen hin - Wache verkündigt es den Hohenpriester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1" calcext:value-type="float">
            <text:p>28.11</text:p>
          </table:table-cell>
          <table:table-cell table:style-name="ce36" office:value-type="float" office:value="28.112" calcext:value-type="float">
            <text:p>28.1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2" calcext:value-type="float">
            <text:p>24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8" office:value-type="string" calcext:value-type="string">
            <text:p>Die Bestechung der Kriegs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15" calcext:value-type="float">
            <text:p>2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9" calcext:value-type="float">
            <text:p>24.09</text:p>
          </table:table-cell>
          <table:table-cell table:style-name="ce136" office:value-type="float" office:value="24.091" calcext:value-type="float">
            <text:p>24.0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agdalena verkündigte es denen, die mit ihm gewesen waren, welche trauerten und wein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6" calcext:value-type="float">
            <text:p>2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51" calcext:value-type="float">
            <text:p>16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445" calcext:value-type="float">
            <text:p>24.4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1.01" calcext:value-type="float">
            <text:p>21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Elf gingen zum Berg in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9" calcext:value-type="float">
            <text:p>2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5" calcext:value-type="float">
            <text:p>16.15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44" calcext:value-type="float">
            <text:p>2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99" calcext:value-type="float">
            <text:p>20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edigt das Evangelium der Schöpf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2" calcext:value-type="float">
            <text:p>28.2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2" calcext:value-type="float">
            <text:p>24.2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01" calcext:value-type="float">
            <text:p>21.01</text:p>
          </table:table-cell>
          <table:table-cell table:style-name="ce125" office:value-type="float" office:value="21.14" calcext:value-type="float">
            <text:p>21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3" calcext:value-type="float">
            <text:p>28.3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21" calcext:value-type="float">
            <text:p>24.21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15" calcext:value-type="float">
            <text:p>21.15</text:p>
          </table:table-cell>
          <table:table-cell table:style-name="ce125" office:value-type="float" office:value="21.23" calcext:value-type="float">
            <text:p>21.2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31" calcext:value-type="float">
            <text:p>19.31</text:p>
          </table:table-cell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3" calcext:value-type="float">
            <text:p>20.30</text:p>
          </table:table-cell>
          <table:table-cell table:style-name="ce125" office:value-type="float" office:value="20.31" calcext:value-type="float">
            <text:p>20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60"/>
          <table:table-cell table:style-name="ce125" office:value-type="float" office:value="10.37" calcext:value-type="float">
            <text:p>10.37</text:p>
          </table:table-cell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barmherzigen Samarit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38" calcext:value-type="float">
            <text:p>10.38</text:p>
          </table:table-cell>
          <table:table-cell table:style-name="ce160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und Mari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60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utigung zum beharrlichen Geb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3" calcext:value-type="float">
            <text:p>11.33</text:p>
          </table:table-cell>
          <table:table-cell table:style-name="ce160"/>
          <table:table-cell table:style-name="ce125" office:value-type="float" office:value="11.36" calcext:value-type="float">
            <text:p>11.36</text:p>
          </table:table-cell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Leuchte des Leib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6" calcext:value-type="float">
            <text:p>97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60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r Buss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" calcext:value-type="float">
            <text:p>97.0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1" calcext:value-type="float">
            <text:p>13.10</text:p>
          </table:table-cell>
          <table:table-cell table:style-name="ce160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am Sabbat eine verkrümmte Fra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8" calcext:value-type="float">
            <text:p>15.08</text:p>
          </table:table-cell>
          <table:table-cell table:style-name="ce160"/>
          <table:table-cell table:style-name="ce125" office:value-type="float" office:value="15.1" calcext:value-type="float">
            <text:p>15.10</text:p>
          </table:table-cell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r verlorenen Drachme</text:p>
          </table:table-cell>
          <table:table-cell table:style-name="ce174" table:number-columns-repeated="2"/>
          <table:table-cell table:style-name="ce177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11" calcext:value-type="float">
            <text:p>15.11</text:p>
          </table:table-cell>
          <table:table-cell table:style-name="ce160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60"/>
          <table:table-cell table:style-name="ce125" office:value-type="float" office:value="16.09" calcext:value-type="float">
            <text:p>16.09</text:p>
          </table:table-cell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treuen Haushal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ce160"/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m treuen Di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60"/>
          <table:table-cell table:style-name="ce125" office:value-type="float" office:value="16.31" calcext:value-type="float">
            <text:p>16.31</text:p>
          </table:table-cell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pan text:style-name="T5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5" office:value-type="float" office:value="4.04" calcext:value-type="float">
            <text:p>4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m Weg nach Jerusalem: Mitten durch Samaria und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n der Pflichterfüllung im Dien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r Reise nach Jerusalem: mitten durch Samaria und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" calcext:value-type="float">
            <text:p>17.20</text:p>
          </table:table-cell>
          <table:table-cell table:style-name="ce160" office:value-type="float" office:value="17.2" calcext:value-type="float">
            <text:p>17.2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Pharisäer fragen: Wann kommt das Reich Gotte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Reich Gottes ist mitten unter eu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 office:value-type="float" office:value="17.19" calcext:value-type="float">
            <text:p>17.19</text:p>
          </table:table-cell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ommt in ein Dorf: Die Heilung der zehn Aussätzig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number-columns-repeated="2" table:style-name="ce125" office:value-type="float" office:value="18.01" calcext:value-type="float">
            <text:p>18.01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gerechten Rich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25" office:value-type="float" office:value="18.08" calcext:value-type="float">
            <text:p>18.08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enn Er wiederkommt: wird er den Glauben finden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8" calcext:value-type="float">
            <text:p>99.9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3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8" office:value-type="float" office:value="24.5" calcext:value-type="float">
            <text:p>24.500</text:p>
          </table:table-cell>
          <table:table-cell table:style-name="ce160"/>
          <table:table-cell table:style-name="ce125" office:value-type="float" office:value="24.53" calcext:value-type="float">
            <text:p>24.53</text:p>
          </table:table-cell>
          <table:table-cell table:style-name="ce121"/>
          <table:table-cell table:style-name="ce122"/>
          <table:table-cell table:style-name="ce123" office:value-type="float" office:value="21.239" calcext:value-type="float">
            <text:p>21.2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24" calcext:value-type="float">
            <text:p>21.24</text:p>
          </table:table-cell>
          <table:table-cell table:style-name="ce125" office:value-type="float" office:value="21.25" calcext:value-type="float">
            <text:p>21.2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chlusswort</text:p>
          </table:table-cell>
          <table:table-cell table:number-columns-repeated="2"/>
          <table:table-cell table:style-name="ce174" table:number-columns-repeated="2"/>
        </table:table-row>
        <table:table-row table:style-name="ro3" table:number-rows-repeated="2">
          <table:table-cell table:style-name="ce121"/>
          <table:table-cell table:style-name="ce12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7787">
          <table:table-cell table:number-columns-repeated="38"/>
        </table:table-row>
        <table:table-row table:style-name="ro3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786"/>
      </table:named-expressions>
      <table:database-ranges>
        <table:database-range table:name="SortierRange" table:target-range-address="Parallelstellen.C2:Parallelstellen.AM786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78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number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number:min-decimal-places="0" number:min-integer-digits="1" number:grouping="true"/>
    </number:number-style>
    <number:number-style style:name="N128">
      <number:text>Fr. 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number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number:min-decimal-places="2" number:min-integer-digits="1" number:grouping="true"/>
    </number:number-style>
    <number:number-style style:name="N131">
      <number:text>Fr. 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4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0P2" style:volatile="true">
      <number:fill-character> </number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Fr. </number:text>
      <number:fill-character> </number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8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2P2" style:volatile="true">
      <number:text> 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7" number:title="User-defined">
      <number:number number:decimal-places="3" number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7-16T20:35:45.283000000</meta:creation-date>
    <dc:date>2024-10-12T20:24:34.121583994</dc:date>
    <meta:editing-duration>P7DT14H59M19S</meta:editing-duration>
    <meta:editing-cycles>797</meta:editing-cycles>
    <meta:generator>LibreOffice/7.0.4.2$Linux_X86_64 LibreOffice_project/00$Build-2</meta:generator>
    <meta:document-statistic meta:table-count="1" meta:cell-count="4889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